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008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Open</text:p>
          </table:table-cell>
          <table:table-cell office:value-type="string">
            <text:p>Close</text:p>
          </table:table-cell>
        </table:table-row>
        <table:table-row table:style-name="ro1">
          <table:table-cell office:value-type="float" office:value="4469.93">
            <text:p>4469.93</text:p>
          </table:table-cell>
          <table:table-cell office:value-type="float" office:value="4285.08">
            <text:p>4285.08</text:p>
          </table:table-cell>
        </table:table-row>
        <table:table-row table:style-name="ro1">
          <table:table-cell office:value-type="float" office:value="4285.08">
            <text:p>4285.08</text:p>
          </table:table-cell>
          <table:table-cell office:value-type="float" office:value="4108.37">
            <text:p>4108.37</text:p>
          </table:table-cell>
        </table:table-row>
        <table:table-row table:style-name="ro1">
          <table:table-cell office:value-type="float" office:value="4108.37">
            <text:p>4108.37</text:p>
          </table:table-cell>
          <table:table-cell office:value-type="float" office:value="4139.98">
            <text:p>4139.98</text:p>
          </table:table-cell>
        </table:table-row>
        <table:table-row table:style-name="ro1">
          <table:table-cell office:value-type="float" office:value="4139.98">
            <text:p>4139.98</text:p>
          </table:table-cell>
          <table:table-cell office:value-type="float" office:value="4086.29">
            <text:p>4086.29</text:p>
          </table:table-cell>
        </table:table-row>
        <table:table-row table:style-name="ro1">
          <table:table-cell office:value-type="float" office:value="4086.29">
            <text:p>4086.29</text:p>
          </table:table-cell>
          <table:table-cell office:value-type="float" office:value="4016">
            <text:p>4016</text:p>
          </table:table-cell>
        </table:table-row>
        <table:table-row table:style-name="ro1">
          <table:table-cell office:value-type="float" office:value="4016">
            <text:p>4016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office:value-type="float" office:value="4040">
            <text:p>4040</text:p>
          </table:table-cell>
          <table:table-cell office:value-type="float" office:value="4114.01">
            <text:p>4114.01</text:p>
          </table:table-cell>
        </table:table-row>
        <table:table-row table:style-name="ro1">
          <table:table-cell office:value-type="float" office:value="4114.01">
            <text:p>4114.01</text:p>
          </table:table-cell>
          <table:table-cell office:value-type="float" office:value="4316.01">
            <text:p>4316.01</text:p>
          </table:table-cell>
        </table:table-row>
        <table:table-row table:style-name="ro1">
          <table:table-cell office:value-type="float" office:value="4316.01">
            <text:p>4316.01</text:p>
          </table:table-cell>
          <table:table-cell office:value-type="float" office:value="4280.68">
            <text:p>4280.68</text:p>
          </table:table-cell>
        </table:table-row>
        <table:table-row table:style-name="ro1">
          <table:table-cell office:value-type="float" office:value="4280.68">
            <text:p>4280.68</text:p>
          </table:table-cell>
          <table:table-cell office:value-type="float" office:value="4337.44">
            <text:p>4337.44</text:p>
          </table:table-cell>
        </table:table-row>
        <table:table-row table:style-name="ro1">
          <table:table-cell office:value-type="float" office:value="4337.44">
            <text:p>4337.44</text:p>
          </table:table-cell>
          <table:table-cell office:value-type="float" office:value="4310.01">
            <text:p>4310.01</text:p>
          </table:table-cell>
        </table:table-row>
        <table:table-row table:style-name="ro1">
          <table:table-cell office:value-type="float" office:value="4310.01">
            <text:p>4310.01</text:p>
          </table:table-cell>
          <table:table-cell office:value-type="float" office:value="4386.69">
            <text:p>4386.69</text:p>
          </table:table-cell>
        </table:table-row>
        <table:table-row table:style-name="ro1">
          <table:table-cell office:value-type="float" office:value="4386.69">
            <text:p>4386.69</text:p>
          </table:table-cell>
          <table:table-cell office:value-type="float" office:value="4587.48">
            <text:p>4587.48</text:p>
          </table:table-cell>
        </table:table-row>
        <table:table-row table:style-name="ro1">
          <table:table-cell office:value-type="float" office:value="4587.48">
            <text:p>4587.48</text:p>
          </table:table-cell>
          <table:table-cell office:value-type="float" office:value="4555.14">
            <text:p>4555.14</text:p>
          </table:table-cell>
        </table:table-row>
        <table:table-row table:style-name="ro1">
          <table:table-cell office:value-type="float" office:value="4555.14">
            <text:p>4555.14</text:p>
          </table:table-cell>
          <table:table-cell office:value-type="float" office:value="4724.89">
            <text:p>4724.89</text:p>
          </table:table-cell>
        </table:table-row>
        <table:table-row table:style-name="ro1">
          <table:table-cell office:value-type="float" office:value="4724.89">
            <text:p>4724.89</text:p>
          </table:table-cell>
          <table:table-cell office:value-type="float" office:value="4834.91">
            <text:p>4834.91</text:p>
          </table:table-cell>
        </table:table-row>
        <table:table-row table:style-name="ro1">
          <table:table-cell office:value-type="float" office:value="4834.91">
            <text:p>4834.91</text:p>
          </table:table-cell>
          <table:table-cell office:value-type="float" office:value="4472.14">
            <text:p>4472.14</text:p>
          </table:table-cell>
        </table:table-row>
        <table:table-row table:style-name="ro1">
          <table:table-cell office:value-type="float" office:value="4472.14">
            <text:p>4472.14</text:p>
          </table:table-cell>
          <table:table-cell office:value-type="float" office:value="4509.08">
            <text:p>4509.08</text:p>
          </table:table-cell>
        </table:table-row>
        <table:table-row table:style-name="ro1">
          <table:table-cell office:value-type="float" office:value="4509.08">
            <text:p>4509.08</text:p>
          </table:table-cell>
          <table:table-cell office:value-type="float" office:value="4100.11">
            <text:p>4100.11</text:p>
          </table:table-cell>
        </table:table-row>
        <table:table-row table:style-name="ro1">
          <table:table-cell office:value-type="float" office:value="4100.11">
            <text:p>4100.11</text:p>
          </table:table-cell>
          <table:table-cell office:value-type="float" office:value="4366.47">
            <text:p>4366.47</text:p>
          </table:table-cell>
        </table:table-row>
        <table:table-row table:style-name="ro1">
          <table:table-cell office:value-type="float" office:value="4366.47">
            <text:p>4366.47</text:p>
          </table:table-cell>
          <table:table-cell office:value-type="float" office:value="4619.77">
            <text:p>4619.77</text:p>
          </table:table-cell>
        </table:table-row>
        <table:table-row table:style-name="ro1">
          <table:table-cell office:value-type="float" office:value="4619.77">
            <text:p>4619.77</text:p>
          </table:table-cell>
          <table:table-cell office:value-type="float" office:value="4691.61">
            <text:p>4691.61</text:p>
          </table:table-cell>
        </table:table-row>
        <table:table-row table:style-name="ro1">
          <table:table-cell office:value-type="float" office:value="4691.61">
            <text:p>4691.61</text:p>
          </table:table-cell>
          <table:table-cell office:value-type="float" office:value="4282.8">
            <text:p>4282.8</text:p>
          </table:table-cell>
        </table:table-row>
        <table:table-row table:style-name="ro1">
          <table:table-cell office:value-type="float" office:value="4282.8">
            <text:p>4282.8</text:p>
          </table:table-cell>
          <table:table-cell office:value-type="float" office:value="4258.81">
            <text:p>4258.81</text:p>
          </table:table-cell>
        </table:table-row>
        <table:table-row table:style-name="ro1">
          <table:table-cell office:value-type="float" office:value="4258.81">
            <text:p>4258.81</text:p>
          </table:table-cell>
          <table:table-cell office:value-type="float" office:value="4130.37">
            <text:p>4130.37</text:p>
          </table:table-cell>
        </table:table-row>
        <table:table-row table:style-name="ro1">
          <table:table-cell office:value-type="float" office:value="4130.37">
            <text:p>4130.37</text:p>
          </table:table-cell>
          <table:table-cell office:value-type="float" office:value="4208.47">
            <text:p>4208.47</text:p>
          </table:table-cell>
        </table:table-row>
        <table:table-row table:style-name="ro1">
          <table:table-cell office:value-type="float" office:value="4208.47">
            <text:p>4208.47</text:p>
          </table:table-cell>
          <table:table-cell office:value-type="float" office:value="4163.72">
            <text:p>4163.72</text:p>
          </table:table-cell>
        </table:table-row>
        <table:table-row table:style-name="ro1">
          <table:table-cell office:value-type="float" office:value="4163.72">
            <text:p>4163.72</text:p>
          </table:table-cell>
          <table:table-cell office:value-type="float" office:value="3944.69">
            <text:p>3944.69</text:p>
          </table:table-cell>
        </table:table-row>
        <table:table-row table:style-name="ro1">
          <table:table-cell office:value-type="float" office:value="3944.69">
            <text:p>3944.69</text:p>
          </table:table-cell>
          <table:table-cell office:value-type="float" office:value="3189.02">
            <text:p>3189.02</text:p>
          </table:table-cell>
        </table:table-row>
        <table:table-row table:style-name="ro1">
          <table:table-cell office:value-type="float" office:value="3189.02">
            <text:p>3189.02</text:p>
          </table:table-cell>
          <table:table-cell office:value-type="float" office:value="3700">
            <text:p>3700</text:p>
          </table:table-cell>
        </table:table-row>
        <table:table-row table:style-name="ro1">
          <table:table-cell office:value-type="float" office:value="3700">
            <text:p>3700</text:p>
          </table:table-cell>
          <table:table-cell office:value-type="float" office:value="3714.95">
            <text:p>3714.95</text:p>
          </table:table-cell>
        </table:table-row>
        <table:table-row table:style-name="ro1">
          <table:table-cell office:value-type="float" office:value="3714.95">
            <text:p>3714.95</text:p>
          </table:table-cell>
          <table:table-cell office:value-type="float" office:value="3699.99">
            <text:p>3699.99</text:p>
          </table:table-cell>
        </table:table-row>
        <table:table-row table:style-name="ro1">
          <table:table-cell office:value-type="float" office:value="3699.99">
            <text:p>3699.99</text:p>
          </table:table-cell>
          <table:table-cell office:value-type="float" office:value="4035.01">
            <text:p>4035.01</text:p>
          </table:table-cell>
        </table:table-row>
        <table:table-row table:style-name="ro1">
          <table:table-cell office:value-type="float" office:value="4035.01">
            <text:p>4035.01</text:p>
          </table:table-cell>
          <table:table-cell office:value-type="float" office:value="3910.04">
            <text:p>3910.04</text:p>
          </table:table-cell>
        </table:table-row>
        <table:table-row table:style-name="ro1">
          <table:table-cell office:value-type="float" office:value="3910.04">
            <text:p>3910.04</text:p>
          </table:table-cell>
          <table:table-cell office:value-type="float" office:value="3900">
            <text:p>3900</text:p>
          </table:table-cell>
        </table:table-row>
        <table:table-row table:style-name="ro1">
          <table:table-cell office:value-type="float" office:value="3900">
            <text:p>3900</text:p>
          </table:table-cell>
          <table:table-cell office:value-type="float" office:value="3609.99">
            <text:p>3609.99</text:p>
          </table:table-cell>
        </table:table-row>
        <table:table-row table:style-name="ro1">
          <table:table-cell office:value-type="float" office:value="3609.99">
            <text:p>3609.99</text:p>
          </table:table-cell>
          <table:table-cell office:value-type="float" office:value="3595.87">
            <text:p>3595.87</text:p>
          </table:table-cell>
        </table:table-row>
        <table:table-row table:style-name="ro1">
          <table:table-cell office:value-type="float" office:value="3595.87">
            <text:p>3595.87</text:p>
          </table:table-cell>
          <table:table-cell office:value-type="float" office:value="3780">
            <text:p>3780</text:p>
          </table:table-cell>
        </table:table-row>
        <table:table-row table:style-name="ro1">
          <table:table-cell office:value-type="float" office:value="3780">
            <text:p>3780</text:p>
          </table:table-cell>
          <table:table-cell office:value-type="float" office:value="3660.02">
            <text:p>3660.02</text:p>
          </table:table-cell>
        </table:table-row>
        <table:table-row table:style-name="ro1">
          <table:table-cell office:value-type="float" office:value="3660.02">
            <text:p>3660.02</text:p>
          </table:table-cell>
          <table:table-cell office:value-type="float" office:value="3920.75">
            <text:p>3920.75</text:p>
          </table:table-cell>
        </table:table-row>
        <table:table-row table:style-name="ro1">
          <table:table-cell office:value-type="float" office:value="3920.75">
            <text:p>3920.75</text:p>
          </table:table-cell>
          <table:table-cell office:value-type="float" office:value="3882.35">
            <text:p>3882.35</text:p>
          </table:table-cell>
        </table:table-row>
        <table:table-row table:style-name="ro1">
          <table:table-cell office:value-type="float" office:value="3882.35">
            <text:p>3882.35</text:p>
          </table:table-cell>
          <table:table-cell office:value-type="float" office:value="4193">
            <text:p>4193</text:p>
          </table:table-cell>
        </table:table-row>
        <table:table-row table:style-name="ro1">
          <table:table-cell office:value-type="float" office:value="4193">
            <text:p>4193</text:p>
          </table:table-cell>
          <table:table-cell office:value-type="float" office:value="4174.5">
            <text:p>4174.5</text:p>
          </table:table-cell>
        </table:table-row>
        <table:table-row table:style-name="ro1">
          <table:table-cell office:value-type="float" office:value="4174.5">
            <text:p>4174.5</text:p>
          </table:table-cell>
          <table:table-cell office:value-type="float" office:value="4174.69">
            <text:p>4174.69</text:p>
          </table:table-cell>
        </table:table-row>
        <table:table-row table:style-name="ro1">
          <table:table-cell office:value-type="float" office:value="4174.69">
            <text:p>4174.69</text:p>
          </table:table-cell>
          <table:table-cell office:value-type="float" office:value="4378.51">
            <text:p>4378.51</text:p>
          </table:table-cell>
        </table:table-row>
        <table:table-row table:style-name="ro1">
          <table:table-cell office:value-type="float" office:value="4378.51">
            <text:p>4378.51</text:p>
          </table:table-cell>
          <table:table-cell office:value-type="float" office:value="4378.48">
            <text:p>4378.48</text:p>
          </table:table-cell>
        </table:table-row>
        <table:table-row table:style-name="ro1">
          <table:table-cell office:value-type="float" office:value="4378.48">
            <text:p>4378.48</text:p>
          </table:table-cell>
          <table:table-cell office:value-type="float" office:value="4380">
            <text:p>4380</text:p>
          </table:table-cell>
        </table:table-row>
        <table:table-row table:style-name="ro1">
          <table:table-cell office:value-type="float" office:value="4380">
            <text:p>4380</text:p>
          </table:table-cell>
          <table:table-cell office:value-type="float" office:value="4310">
            <text:p>4310</text:p>
          </table:table-cell>
        </table:table-row>
        <table:table-row table:style-name="ro1">
          <table:table-cell office:value-type="float" office:value="4310">
            <text:p>4310</text:p>
          </table:table-cell>
          <table:table-cell office:value-type="float" office:value="4208.59">
            <text:p>4208.59</text:p>
          </table:table-cell>
        </table:table-row>
        <table:table-row table:style-name="ro1">
          <table:table-cell office:value-type="float" office:value="4208.59">
            <text:p>4208.59</text:p>
          </table:table-cell>
          <table:table-cell office:value-type="float" office:value="4292.43">
            <text:p>4292.43</text:p>
          </table:table-cell>
        </table:table-row>
        <table:table-row table:style-name="ro1">
          <table:table-cell office:value-type="float" office:value="4292.43">
            <text:p>4292.43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office:value-type="float" office:value="4369">
            <text:p>4369</text:p>
          </table:table-cell>
          <table:table-cell office:value-type="float" office:value="4423">
            <text:p>4423</text:p>
          </table:table-cell>
        </table:table-row>
        <table:table-row table:style-name="ro1">
          <table:table-cell office:value-type="float" office:value="4423">
            <text:p>4423</text:p>
          </table:table-cell>
          <table:table-cell office:value-type="float" office:value="4640">
            <text:p>4640</text:p>
          </table:table-cell>
        </table:table-row>
        <table:table-row table:style-name="ro1">
          <table:table-cell office:value-type="float" office:value="4640">
            <text:p>4640</text:p>
          </table:table-cell>
          <table:table-cell office:value-type="float" office:value="4786.95">
            <text:p>4786.95</text:p>
          </table:table-cell>
        </table:table-row>
        <table:table-row table:style-name="ro1">
          <table:table-cell office:value-type="float" office:value="4786.95">
            <text:p>4786.95</text:p>
          </table:table-cell>
          <table:table-cell office:value-type="float" office:value="4783.06">
            <text:p>4783.06</text:p>
          </table:table-cell>
        </table:table-row>
        <table:table-row table:style-name="ro1">
          <table:table-cell office:value-type="float" office:value="4783.06">
            <text:p>4783.06</text:p>
          </table:table-cell>
          <table:table-cell office:value-type="float" office:value="4821.43">
            <text:p>4821.43</text:p>
          </table:table-cell>
        </table:table-row>
        <table:table-row table:style-name="ro1">
          <table:table-cell office:value-type="float" office:value="4821.43">
            <text:p>4821.43</text:p>
          </table:table-cell>
          <table:table-cell office:value-type="float" office:value="5430">
            <text:p>5430</text:p>
          </table:table-cell>
        </table:table-row>
        <table:table-row table:style-name="ro1">
          <table:table-cell office:value-type="float" office:value="5430">
            <text:p>5430</text:p>
          </table:table-cell>
          <table:table-cell office:value-type="float" office:value="5649.98">
            <text:p>5649.98</text:p>
          </table:table-cell>
        </table:table-row>
        <table:table-row table:style-name="ro1">
          <table:table-cell office:value-type="float" office:value="5649.98">
            <text:p>5649.98</text:p>
          </table:table-cell>
          <table:table-cell office:value-type="float" office:value="5869.99">
            <text:p>5869.99</text:p>
          </table:table-cell>
        </table:table-row>
        <table:table-row table:style-name="ro1">
          <table:table-cell office:value-type="float" office:value="5869.99">
            <text:p>5869.99</text:p>
          </table:table-cell>
          <table:table-cell office:value-type="float" office:value="5709.99">
            <text:p>5709.99</text:p>
          </table:table-cell>
        </table:table-row>
        <table:table-row table:style-name="ro1">
          <table:table-cell office:value-type="float" office:value="5709.99">
            <text:p>5709.99</text:p>
          </table:table-cell>
          <table:table-cell office:value-type="float" office:value="5760.02">
            <text:p>5760.02</text:p>
          </table:table-cell>
        </table:table-row>
        <table:table-row table:style-name="ro1">
          <table:table-cell office:value-type="float" office:value="5760.02">
            <text:p>5760.02</text:p>
          </table:table-cell>
          <table:table-cell office:value-type="float" office:value="5595">
            <text:p>5595</text:p>
          </table:table-cell>
        </table:table-row>
        <table:table-row table:style-name="ro1">
          <table:table-cell office:value-type="float" office:value="5595">
            <text:p>5595</text:p>
          </table:table-cell>
          <table:table-cell office:value-type="float" office:value="5512.06">
            <text:p>5512.06</text:p>
          </table:table-cell>
        </table:table-row>
        <table:table-row table:style-name="ro1">
          <table:table-cell office:value-type="float" office:value="5512.06">
            <text:p>5512.06</text:p>
          </table:table-cell>
          <table:table-cell office:value-type="float" office:value="5683.9">
            <text:p>5683.9</text:p>
          </table:table-cell>
        </table:table-row>
        <table:table-row table:style-name="ro1">
          <table:table-cell office:value-type="float" office:value="5683.9">
            <text:p>5683.9</text:p>
          </table:table-cell>
          <table:table-cell office:value-type="float" office:value="6010.01">
            <text:p>6010.01</text:p>
          </table:table-cell>
        </table:table-row>
        <table:table-row table:style-name="ro1">
          <table:table-cell office:value-type="float" office:value="6010.01">
            <text:p>6010.01</text:p>
          </table:table-cell>
          <table:table-cell office:value-type="float" office:value="6024.97">
            <text:p>6024.97</text:p>
          </table:table-cell>
        </table:table-row>
        <table:table-row table:style-name="ro1">
          <table:table-cell office:value-type="float" office:value="6024.97">
            <text:p>6024.97</text:p>
          </table:table-cell>
          <table:table-cell office:value-type="float" office:value="5950.02">
            <text:p>5950.02</text:p>
          </table:table-cell>
        </table:table-row>
        <table:table-row table:style-name="ro1">
          <table:table-cell office:value-type="float" office:value="5950.02">
            <text:p>5950.02</text:p>
          </table:table-cell>
          <table:table-cell office:value-type="float" office:value="5915.93">
            <text:p>5915.93</text:p>
          </table:table-cell>
        </table:table-row>
        <table:table-row table:style-name="ro1">
          <table:table-cell office:value-type="float" office:value="5915.93">
            <text:p>5915.93</text:p>
          </table:table-cell>
          <table:table-cell office:value-type="float" office:value="5477.03">
            <text:p>5477.03</text:p>
          </table:table-cell>
        </table:table-row>
        <table:table-row table:style-name="ro1">
          <table:table-cell office:value-type="float" office:value="5477.03">
            <text:p>5477.03</text:p>
          </table:table-cell>
          <table:table-cell office:value-type="float" office:value="5689.99">
            <text:p>5689.99</text:p>
          </table:table-cell>
        </table:table-row>
        <table:table-row table:style-name="ro1">
          <table:table-cell office:value-type="float" office:value="5689.99">
            <text:p>5689.99</text:p>
          </table:table-cell>
          <table:table-cell office:value-type="float" office:value="5861.77">
            <text:p>5861.77</text:p>
          </table:table-cell>
        </table:table-row>
        <table:table-row table:style-name="ro1">
          <table:table-cell office:value-type="float" office:value="5861.77">
            <text:p>5861.77</text:p>
          </table:table-cell>
          <table:table-cell office:value-type="float" office:value="5768.83">
            <text:p>5768.83</text:p>
          </table:table-cell>
        </table:table-row>
        <table:table-row table:style-name="ro1">
          <table:table-cell office:value-type="float" office:value="5768.83">
            <text:p>5768.83</text:p>
          </table:table-cell>
          <table:table-cell office:value-type="float" office:value="5719.64">
            <text:p>5719.64</text:p>
          </table:table-cell>
        </table:table-row>
        <table:table-row table:style-name="ro1">
          <table:table-cell office:value-type="float" office:value="5719.64">
            <text:p>5719.64</text:p>
          </table:table-cell>
          <table:table-cell office:value-type="float" office:value="6169.98">
            <text:p>6169.98</text:p>
          </table:table-cell>
        </table:table-row>
        <table:table-row table:style-name="ro1">
          <table:table-cell office:value-type="float" office:value="6169.98">
            <text:p>6169.98</text:p>
          </table:table-cell>
          <table:table-cell office:value-type="float" office:value="6120.5">
            <text:p>6120.5</text:p>
          </table:table-cell>
        </table:table-row>
        <table:table-row table:style-name="ro1">
          <table:table-cell office:value-type="float" office:value="6120.5">
            <text:p>6120.5</text:p>
          </table:table-cell>
          <table:table-cell office:value-type="float" office:value="6463">
            <text:p>6463</text:p>
          </table:table-cell>
        </table:table-row>
        <table:table-row table:style-name="ro1">
          <table:table-cell office:value-type="float" office:value="6463">
            <text:p>6463</text:p>
          </table:table-cell>
          <table:table-cell office:value-type="float" office:value="6753.98">
            <text:p>6753.98</text:p>
          </table:table-cell>
        </table:table-row>
        <table:table-row table:style-name="ro1">
          <table:table-cell office:value-type="float" office:value="6753.98">
            <text:p>6753.98</text:p>
          </table:table-cell>
          <table:table-cell office:value-type="float" office:value="7019.98">
            <text:p>7019.98</text:p>
          </table:table-cell>
        </table:table-row>
        <table:table-row table:style-name="ro1">
          <table:table-cell office:value-type="float" office:value="7019.98">
            <text:p>7019.98</text:p>
          </table:table-cell>
          <table:table-cell office:value-type="float" office:value="7115.04">
            <text:p>7115.04</text:p>
          </table:table-cell>
        </table:table-row>
        <table:table-row table:style-name="ro1">
          <table:table-cell office:value-type="float" office:value="7115.04">
            <text:p>7115.04</text:p>
          </table:table-cell>
          <table:table-cell office:value-type="float" office:value="7357.09">
            <text:p>7357.09</text:p>
          </table:table-cell>
        </table:table-row>
        <table:table-row table:style-name="ro1">
          <table:table-cell office:value-type="float" office:value="7357.09">
            <text:p>7357.09</text:p>
          </table:table-cell>
          <table:table-cell office:value-type="float" office:value="7345.01">
            <text:p>7345.01</text:p>
          </table:table-cell>
        </table:table-row>
        <table:table-row table:style-name="ro1">
          <table:table-cell office:value-type="float" office:value="7345.01">
            <text:p>7345.01</text:p>
          </table:table-cell>
          <table:table-cell office:value-type="float" office:value="6960.12">
            <text:p>6960.12</text:p>
          </table:table-cell>
        </table:table-row>
        <table:table-row table:style-name="ro1">
          <table:table-cell office:value-type="float" office:value="6960.12">
            <text:p>6960.12</text:p>
          </table:table-cell>
          <table:table-cell office:value-type="float" office:value="7064.04">
            <text:p>7064.04</text:p>
          </table:table-cell>
        </table:table-row>
        <table:table-row table:style-name="ro1">
          <table:table-cell office:value-type="float" office:value="7064.04">
            <text:p>7064.04</text:p>
          </table:table-cell>
          <table:table-cell office:value-type="float" office:value="7303">
            <text:p>7303</text:p>
          </table:table-cell>
        </table:table-row>
        <table:table-row table:style-name="ro1">
          <table:table-cell office:value-type="float" office:value="7303">
            <text:p>7303</text:p>
          </table:table-cell>
          <table:table-cell office:value-type="float" office:value="7079.99">
            <text:p>7079.99</text:p>
          </table:table-cell>
        </table:table-row>
        <table:table-row table:style-name="ro1">
          <table:table-cell office:value-type="float" office:value="7079.99">
            <text:p>7079.99</text:p>
          </table:table-cell>
          <table:table-cell office:value-type="float" office:value="6506.98">
            <text:p>6506.98</text:p>
          </table:table-cell>
        </table:table-row>
        <table:table-row table:style-name="ro1">
          <table:table-cell office:value-type="float" office:value="6506.98">
            <text:p>6506.98</text:p>
          </table:table-cell>
          <table:table-cell office:value-type="float" office:value="6245.05">
            <text:p>6245.05</text:p>
          </table:table-cell>
        </table:table-row>
        <table:table-row table:style-name="ro1">
          <table:table-cell office:value-type="float" office:value="6245.05">
            <text:p>6245.05</text:p>
          </table:table-cell>
          <table:table-cell office:value-type="float" office:value="5811.03">
            <text:p>5811.03</text:p>
          </table:table-cell>
        </table:table-row>
        <table:table-row table:style-name="ro1">
          <table:table-cell office:value-type="float" office:value="5811.03">
            <text:p>5811.03</text:p>
          </table:table-cell>
          <table:table-cell office:value-type="float" office:value="6465.99">
            <text:p>6465.99</text:p>
          </table:table-cell>
        </table:table-row>
        <table:table-row table:style-name="ro1">
          <table:table-cell office:value-type="float" office:value="6465.99">
            <text:p>6465.99</text:p>
          </table:table-cell>
          <table:table-cell office:value-type="float" office:value="6574.99">
            <text:p>6574.99</text:p>
          </table:table-cell>
        </table:table-row>
        <table:table-row table:style-name="ro1">
          <table:table-cell office:value-type="float" office:value="6574.99">
            <text:p>6574.99</text:p>
          </table:table-cell>
          <table:table-cell office:value-type="float" office:value="7240.06">
            <text:p>7240.06</text:p>
          </table:table-cell>
        </table:table-row>
        <table:table-row table:style-name="ro1">
          <table:table-cell office:value-type="float" office:value="7240.06">
            <text:p>7240.06</text:p>
          </table:table-cell>
          <table:table-cell office:value-type="float" office:value="7864.5">
            <text:p>7864.5</text:p>
          </table:table-cell>
        </table:table-row>
        <table:table-row table:style-name="ro1">
          <table:table-cell office:value-type="float" office:value="7864.5">
            <text:p>7864.5</text:p>
          </table:table-cell>
          <table:table-cell office:value-type="float" office:value="7699.19">
            <text:p>7699.19</text:p>
          </table:table-cell>
        </table:table-row>
        <table:table-row table:style-name="ro1">
          <table:table-cell office:value-type="float" office:value="7699.19">
            <text:p>7699.19</text:p>
          </table:table-cell>
          <table:table-cell office:value-type="float" office:value="7761.94">
            <text:p>7761.94</text:p>
          </table:table-cell>
        </table:table-row>
        <table:table-row table:style-name="ro1">
          <table:table-cell office:value-type="float" office:value="7761.94">
            <text:p>7761.94</text:p>
          </table:table-cell>
          <table:table-cell office:value-type="float" office:value="8038">
            <text:p>8038</text:p>
          </table:table-cell>
        </table:table-row>
        <table:table-row table:style-name="ro1">
          <table:table-cell office:value-type="float" office:value="8038">
            <text:p>8038</text:p>
          </table:table-cell>
          <table:table-cell office:value-type="float" office:value="8212">
            <text:p>8212</text:p>
          </table:table-cell>
        </table:table-row>
        <table:table-row table:style-name="ro1">
          <table:table-cell office:value-type="float" office:value="8212">
            <text:p>8212</text:p>
          </table:table-cell>
          <table:table-cell office:value-type="float" office:value="8119.51">
            <text:p>8119.51</text:p>
          </table:table-cell>
        </table:table-row>
        <table:table-row table:style-name="ro1">
          <table:table-cell office:value-type="float" office:value="8119.51">
            <text:p>8119.51</text:p>
          </table:table-cell>
          <table:table-cell office:value-type="float" office:value="8205.92">
            <text:p>8205.92</text:p>
          </table:table-cell>
        </table:table-row>
        <table:table-row table:style-name="ro1">
          <table:table-cell office:value-type="float" office:value="8205.92">
            <text:p>8205.92</text:p>
          </table:table-cell>
          <table:table-cell office:value-type="float" office:value="8019.99">
            <text:p>8019.99</text:p>
          </table:table-cell>
        </table:table-row>
        <table:table-row table:style-name="ro1">
          <table:table-cell office:value-type="float" office:value="8019.99">
            <text:p>8019.99</text:p>
          </table:table-cell>
          <table:table-cell office:value-type="float" office:value="8138">
            <text:p>8138</text:p>
          </table:table-cell>
        </table:table-row>
        <table:table-row table:style-name="ro1">
          <table:table-cell office:value-type="float" office:value="8138">
            <text:p>8138</text:p>
          </table:table-cell>
          <table:table-cell office:value-type="float" office:value="8700.01">
            <text:p>8700.01</text:p>
          </table:table-cell>
        </table:table-row>
        <table:table-row table:style-name="ro1">
          <table:table-cell office:value-type="float" office:value="8700.01">
            <text:p>8700.01</text:p>
          </table:table-cell>
          <table:table-cell office:value-type="float" office:value="9128.02">
            <text:p>9128.02</text:p>
          </table:table-cell>
        </table:table-row>
        <table:table-row table:style-name="ro1">
          <table:table-cell office:value-type="float" office:value="9128.02">
            <text:p>9128.02</text:p>
          </table:table-cell>
          <table:table-cell office:value-type="float" office:value="9650">
            <text:p>9650</text:p>
          </table:table-cell>
        </table:table-row>
        <table:table-row table:style-name="ro1">
          <table:table-cell office:value-type="float" office:value="9650">
            <text:p>9650</text:p>
          </table:table-cell>
          <table:table-cell office:value-type="float" office:value="9896.8">
            <text:p>9896.8</text:p>
          </table:table-cell>
        </table:table-row>
        <table:table-row table:style-name="ro1">
          <table:table-cell office:value-type="float" office:value="9896.8">
            <text:p>9896.8</text:p>
          </table:table-cell>
          <table:table-cell office:value-type="float" office:value="9687.88">
            <text:p>9687.88</text:p>
          </table:table-cell>
        </table:table-row>
        <table:table-row table:style-name="ro1">
          <table:table-cell office:value-type="float" office:value="9687.88">
            <text:p>9687.88</text:p>
          </table:table-cell>
          <table:table-cell office:value-type="float" office:value="9838.96">
            <text:p>9838.96</text:p>
          </table:table-cell>
        </table:table-row>
        <table:table-row table:style-name="ro1">
          <table:table-cell office:value-type="float" office:value="9838.96">
            <text:p>9838.96</text:p>
          </table:table-cell>
          <table:table-cell office:value-type="float" office:value="10782.99">
            <text:p>10782.99</text:p>
          </table:table-cell>
        </table:table-row>
        <table:table-row table:style-name="ro1">
          <table:table-cell office:value-type="float" office:value="10782.99">
            <text:p>10782.99</text:p>
          </table:table-cell>
          <table:table-cell office:value-type="float" office:value="10890.01">
            <text:p>10890.01</text:p>
          </table:table-cell>
        </table:table-row>
        <table:table-row table:style-name="ro1">
          <table:table-cell office:value-type="float" office:value="10890.01">
            <text:p>10890.01</text:p>
          </table:table-cell>
          <table:table-cell office:value-type="float" office:value="11165.41">
            <text:p>11165.41</text:p>
          </table:table-cell>
        </table:table-row>
        <table:table-row table:style-name="ro1">
          <table:table-cell office:value-type="float" office:value="11165.41">
            <text:p>11165.41</text:p>
          </table:table-cell>
          <table:table-cell office:value-type="float" office:value="11579">
            <text:p>11579</text:p>
          </table:table-cell>
        </table:table-row>
        <table:table-row table:style-name="ro1">
          <table:table-cell office:value-type="float" office:value="11579">
            <text:p>11579</text:p>
          </table:table-cell>
          <table:table-cell office:value-type="float" office:value="11699.99">
            <text:p>11699.99</text:p>
          </table:table-cell>
        </table:table-row>
        <table:table-row table:style-name="ro1">
          <table:table-cell office:value-type="float" office:value="11699.99">
            <text:p>11699.99</text:p>
          </table:table-cell>
          <table:table-cell office:value-type="float" office:value="13550.05">
            <text:p>13550.05</text:p>
          </table:table-cell>
        </table:table-row>
        <table:table-row table:style-name="ro1">
          <table:table-cell office:value-type="float" office:value="13550.05">
            <text:p>13550.05</text:p>
          </table:table-cell>
          <table:table-cell office:value-type="float" office:value="16599">
            <text:p>16599</text:p>
          </table:table-cell>
        </table:table-row>
        <table:table-row table:style-name="ro1">
          <table:table-cell office:value-type="float" office:value="16599">
            <text:p>16599</text:p>
          </table:table-cell>
          <table:table-cell office:value-type="float" office:value="15880">
            <text:p>15880</text:p>
          </table:table-cell>
        </table:table-row>
        <table:table-row table:style-name="ro1">
          <table:table-cell office:value-type="float" office:value="15880">
            <text:p>15880</text:p>
          </table:table-cell>
          <table:table-cell office:value-type="float" office:value="14656.07">
            <text:p>14656.07</text:p>
          </table:table-cell>
        </table:table-row>
        <table:table-row table:style-name="ro1">
          <table:table-cell office:value-type="float" office:value="14656.07">
            <text:p>14656.07</text:p>
          </table:table-cell>
          <table:table-cell office:value-type="float" office:value="14899.98">
            <text:p>14899.98</text:p>
          </table:table-cell>
        </table:table-row>
        <table:table-row table:style-name="ro1">
          <table:table-cell office:value-type="float" office:value="14899.98">
            <text:p>14899.98</text:p>
          </table:table-cell>
          <table:table-cell office:value-type="float" office:value="16587.97">
            <text:p>16587.97</text:p>
          </table:table-cell>
        </table:table-row>
        <table:table-row table:style-name="ro1">
          <table:table-cell office:value-type="float" office:value="16587.97">
            <text:p>16587.97</text:p>
          </table:table-cell>
          <table:table-cell office:value-type="float" office:value="16349.99">
            <text:p>16349.99</text:p>
          </table:table-cell>
        </table:table-row>
        <table:table-row table:style-name="ro1">
          <table:table-cell office:value-type="float" office:value="16349.99">
            <text:p>16349.99</text:p>
          </table:table-cell>
          <table:table-cell office:value-type="float" office:value="16033.29">
            <text:p>16033.29</text:p>
          </table:table-cell>
        </table:table-row>
        <table:table-row table:style-name="ro1">
          <table:table-cell office:value-type="float" office:value="16033.29">
            <text:p>16033.29</text:p>
          </table:table-cell>
          <table:table-cell office:value-type="float" office:value="16334.98">
            <text:p>16334.98</text:p>
          </table:table-cell>
        </table:table-row>
        <table:table-row table:style-name="ro1">
          <table:table-cell office:value-type="float" office:value="16334.98">
            <text:p>16334.98</text:p>
          </table:table-cell>
          <table:table-cell office:value-type="float" office:value="17539.83">
            <text:p>17539.83</text:p>
          </table:table-cell>
        </table:table-row>
        <table:table-row table:style-name="ro1">
          <table:table-cell office:value-type="float" office:value="17539.83">
            <text:p>17539.83</text:p>
          </table:table-cell>
          <table:table-cell office:value-type="float" office:value="19102.66">
            <text:p>19102.66</text:p>
          </table:table-cell>
        </table:table-row>
        <table:table-row table:style-name="ro1">
          <table:table-cell office:value-type="float" office:value="19102.66">
            <text:p>19102.66</text:p>
          </table:table-cell>
          <table:table-cell office:value-type="float" office:value="18860.02">
            <text:p>18860.02</text:p>
          </table:table-cell>
        </table:table-row>
        <table:table-row table:style-name="ro1">
          <table:table-cell office:value-type="float" office:value="18860.02">
            <text:p>18860.02</text:p>
          </table:table-cell>
          <table:table-cell office:value-type="float" office:value="18856.25">
            <text:p>18856.25</text:p>
          </table:table-cell>
        </table:table-row>
        <table:table-row table:style-name="ro1">
          <table:table-cell office:value-type="float" office:value="18856.25">
            <text:p>18856.25</text:p>
          </table:table-cell>
          <table:table-cell office:value-type="float" office:value="17295.2">
            <text:p>17295.2</text:p>
          </table:table-cell>
        </table:table-row>
        <table:table-row table:style-name="ro1">
          <table:table-cell office:value-type="float" office:value="17295.2">
            <text:p>17295.2</text:p>
          </table:table-cell>
          <table:table-cell office:value-type="float" office:value="16488.98">
            <text:p>16488.98</text:p>
          </table:table-cell>
        </table:table-row>
        <table:table-row table:style-name="ro1">
          <table:table-cell office:value-type="float" office:value="16488.98">
            <text:p>16488.98</text:p>
          </table:table-cell>
          <table:table-cell office:value-type="float" office:value="15492.64">
            <text:p>15492.64</text:p>
          </table:table-cell>
        </table:table-row>
        <table:table-row table:style-name="ro1">
          <table:table-cell office:value-type="float" office:value="15492.64">
            <text:p>15492.64</text:p>
          </table:table-cell>
          <table:table-cell office:value-type="float" office:value="13326.61">
            <text:p>13326.61</text:p>
          </table:table-cell>
        </table:table-row>
        <table:table-row table:style-name="ro1">
          <table:table-cell office:value-type="float" office:value="13326.61">
            <text:p>13326.61</text:p>
          </table:table-cell>
          <table:table-cell office:value-type="float" office:value="13300">
            <text:p>13300</text:p>
          </table:table-cell>
        </table:table-row>
        <table:table-row table:style-name="ro1">
          <table:table-cell office:value-type="float" office:value="13300">
            <text:p>13300</text:p>
          </table:table-cell>
          <table:table-cell office:value-type="float" office:value="13500">
            <text:p>13500</text:p>
          </table:table-cell>
        </table:table-row>
        <table:table-row table:style-name="ro1">
          <table:table-cell office:value-type="float" office:value="13500">
            <text:p>13500</text:p>
          </table:table-cell>
          <table:table-cell office:value-type="float" office:value="13699.34">
            <text:p>13699.34</text:p>
          </table:table-cell>
        </table:table-row>
        <table:table-row table:style-name="ro1">
          <table:table-cell office:value-type="float" office:value="13699.34">
            <text:p>13699.34</text:p>
          </table:table-cell>
          <table:table-cell office:value-type="float" office:value="15689.01">
            <text:p>15689.01</text:p>
          </table:table-cell>
        </table:table-row>
        <table:table-row table:style-name="ro1">
          <table:table-cell office:value-type="float" office:value="15689.01">
            <text:p>15689.01</text:p>
          </table:table-cell>
          <table:table-cell office:value-type="float" office:value="15459.99">
            <text:p>15459.99</text:p>
          </table:table-cell>
        </table:table-row>
        <table:table-row table:style-name="ro1">
          <table:table-cell office:value-type="float" office:value="15459.99">
            <text:p>15459.99</text:p>
          </table:table-cell>
          <table:table-cell office:value-type="float" office:value="14182.11">
            <text:p>14182.11</text:p>
          </table:table-cell>
        </table:table-row>
        <table:table-row table:style-name="ro1">
          <table:table-cell office:value-type="float" office:value="14182.11">
            <text:p>14182.11</text:p>
          </table:table-cell>
          <table:table-cell office:value-type="float" office:value="14378.9">
            <text:p>14378.9</text:p>
          </table:table-cell>
        </table:table-row>
        <table:table-row table:style-name="ro1">
          <table:table-cell office:value-type="float" office:value="14378.9">
            <text:p>14378.9</text:p>
          </table:table-cell>
          <table:table-cell office:value-type="float" office:value="12440.01">
            <text:p>12440.01</text:p>
          </table:table-cell>
        </table:table-row>
        <table:table-row table:style-name="ro1">
          <table:table-cell office:value-type="float" office:value="12440.01">
            <text:p>12440.01</text:p>
          </table:table-cell>
          <table:table-cell office:value-type="float" office:value="13716.36">
            <text:p>13716.36</text:p>
          </table:table-cell>
        </table:table-row>
        <table:table-row table:style-name="ro1">
          <table:table-cell office:value-type="float" office:value="13716.36">
            <text:p>13716.36</text:p>
          </table:table-cell>
          <table:table-cell office:value-type="float" office:value="13387">
            <text:p>13387</text:p>
          </table:table-cell>
        </table:table-row>
        <table:table-row table:style-name="ro1">
          <table:table-cell office:value-type="float" office:value="13380">
            <text:p>13380</text:p>
          </table:table-cell>
          <table:table-cell office:value-type="float" office:value="14675.11">
            <text:p>14675.11</text:p>
          </table:table-cell>
        </table:table-row>
        <table:table-row table:style-name="ro1">
          <table:table-cell office:value-type="float" office:value="14675.11">
            <text:p>14675.11</text:p>
          </table:table-cell>
          <table:table-cell office:value-type="float" office:value="14919.51">
            <text:p>14919.51</text:p>
          </table:table-cell>
        </table:table-row>
        <table:table-row table:style-name="ro1">
          <table:table-cell office:value-type="float" office:value="14919.51">
            <text:p>14919.51</text:p>
          </table:table-cell>
          <table:table-cell office:value-type="float" office:value="15059.54">
            <text:p>15059.54</text:p>
          </table:table-cell>
        </table:table-row>
        <table:table-row table:style-name="ro1">
          <table:table-cell office:value-type="float" office:value="15059.54">
            <text:p>15059.54</text:p>
          </table:table-cell>
          <table:table-cell office:value-type="float" office:value="16960.39">
            <text:p>16960.39</text:p>
          </table:table-cell>
        </table:table-row>
        <table:table-row table:style-name="ro1">
          <table:table-cell office:value-type="float" office:value="16960.39">
            <text:p>16960.39</text:p>
          </table:table-cell>
          <table:table-cell office:value-type="float" office:value="17069.79">
            <text:p>17069.79</text:p>
          </table:table-cell>
        </table:table-row>
        <table:table-row table:style-name="ro1">
          <table:table-cell office:value-type="float" office:value="17069.79">
            <text:p>17069.79</text:p>
          </table:table-cell>
          <table:table-cell office:value-type="float" office:value="16150.03">
            <text:p>16150.03</text:p>
          </table:table-cell>
        </table:table-row>
        <table:table-row table:style-name="ro1">
          <table:table-cell office:value-type="float" office:value="16150.03">
            <text:p>16150.03</text:p>
          </table:table-cell>
          <table:table-cell office:value-type="float" office:value="14902.54">
            <text:p>14902.54</text:p>
          </table:table-cell>
        </table:table-row>
        <table:table-row table:style-name="ro1">
          <table:table-cell office:value-type="float" office:value="14902.54">
            <text:p>14902.54</text:p>
          </table:table-cell>
          <table:table-cell office:value-type="float" office:value="14400">
            <text:p>14400</text:p>
          </table:table-cell>
        </table:table-row>
        <table:table-row table:style-name="ro1">
          <table:table-cell office:value-type="float" office:value="14400">
            <text:p>14400</text:p>
          </table:table-cell>
          <table:table-cell office:value-type="float" office:value="14907.09">
            <text:p>14907.09</text:p>
          </table:table-cell>
        </table:table-row>
        <table:table-row table:style-name="ro1">
          <table:table-cell office:value-type="float" office:value="14907.09">
            <text:p>14907.09</text:p>
          </table:table-cell>
          <table:table-cell office:value-type="float" office:value="13238.78">
            <text:p>13238.78</text:p>
          </table:table-cell>
        </table:table-row>
        <table:table-row table:style-name="ro1">
          <table:table-cell office:value-type="float" office:value="13238.78">
            <text:p>13238.78</text:p>
          </table:table-cell>
          <table:table-cell office:value-type="float" office:value="13740.01">
            <text:p>13740.01</text:p>
          </table:table-cell>
        </table:table-row>
        <table:table-row table:style-name="ro1">
          <table:table-cell office:value-type="float" office:value="13740.01">
            <text:p>13740.01</text:p>
          </table:table-cell>
          <table:table-cell office:value-type="float" office:value="14210">
            <text:p>14210</text:p>
          </table:table-cell>
        </table:table-row>
        <table:table-row table:style-name="ro1">
          <table:table-cell office:value-type="float" office:value="14210">
            <text:p>14210</text:p>
          </table:table-cell>
          <table:table-cell office:value-type="float" office:value="13474.99">
            <text:p>13474.99</text:p>
          </table:table-cell>
        </table:table-row>
        <table:table-row table:style-name="ro1">
          <table:table-cell office:value-type="float" office:value="13474.99">
            <text:p>13474.99</text:p>
          </table:table-cell>
          <table:table-cell office:value-type="float" office:value="13539.93">
            <text:p>13539.93</text:p>
          </table:table-cell>
        </table:table-row>
        <table:table-row table:style-name="ro1">
          <table:table-cell office:value-type="float" office:value="13539.93">
            <text:p>13539.93</text:p>
          </table:table-cell>
          <table:table-cell office:value-type="float" office:value="10900">
            <text:p>10900</text:p>
          </table:table-cell>
        </table:table-row>
        <table:table-row table:style-name="ro1">
          <table:table-cell office:value-type="float" office:value="10900">
            <text:p>10900</text:p>
          </table:table-cell>
          <table:table-cell office:value-type="float" office:value="10988.79">
            <text:p>10988.79</text:p>
          </table:table-cell>
        </table:table-row>
        <table:table-row table:style-name="ro1">
          <table:table-cell office:value-type="float" office:value="10988.79">
            <text:p>10988.79</text:p>
          </table:table-cell>
          <table:table-cell office:value-type="float" office:value="10961.97">
            <text:p>10961.97</text:p>
          </table:table-cell>
        </table:table-row>
        <table:table-row table:style-name="ro1">
          <table:table-cell office:value-type="float" office:value="10961.97">
            <text:p>10961.97</text:p>
          </table:table-cell>
          <table:table-cell office:value-type="float" office:value="11474.98">
            <text:p>11474.98</text:p>
          </table:table-cell>
        </table:table-row>
        <table:table-row table:style-name="ro1">
          <table:table-cell office:value-type="float" office:value="11474.98">
            <text:p>11474.98</text:p>
          </table:table-cell>
          <table:table-cell office:value-type="float" office:value="12799.94">
            <text:p>12799.94</text:p>
          </table:table-cell>
        </table:table-row>
        <table:table-row table:style-name="ro1">
          <table:table-cell office:value-type="float" office:value="12799.94">
            <text:p>12799.94</text:p>
          </table:table-cell>
          <table:table-cell office:value-type="float" office:value="11530">
            <text:p>11530</text:p>
          </table:table-cell>
        </table:table-row>
        <table:table-row table:style-name="ro1">
          <table:table-cell office:value-type="float" office:value="11530">
            <text:p>11530</text:p>
          </table:table-cell>
          <table:table-cell office:value-type="float" office:value="10760.05">
            <text:p>10760.05</text:p>
          </table:table-cell>
        </table:table-row>
        <table:table-row table:style-name="ro1">
          <table:table-cell office:value-type="float" office:value="10760.05">
            <text:p>10760.05</text:p>
          </table:table-cell>
          <table:table-cell office:value-type="float" office:value="10799.18">
            <text:p>10799.18</text:p>
          </table:table-cell>
        </table:table-row>
        <table:table-row table:style-name="ro1">
          <table:table-cell office:value-type="float" office:value="10799.18">
            <text:p>10799.18</text:p>
          </table:table-cell>
          <table:table-cell office:value-type="float" office:value="11350">
            <text:p>11350</text:p>
          </table:table-cell>
        </table:table-row>
        <table:table-row table:style-name="ro1">
          <table:table-cell office:value-type="float" office:value="11349.99">
            <text:p>11349.99</text:p>
          </table:table-cell>
          <table:table-cell office:value-type="float" office:value="11175.27">
            <text:p>11175.27</text:p>
          </table:table-cell>
        </table:table-row>
        <table:table-row table:style-name="ro1">
          <table:table-cell office:value-type="float" office:value="11175.27">
            <text:p>11175.27</text:p>
          </table:table-cell>
          <table:table-cell office:value-type="float" office:value="11089">
            <text:p>11089</text:p>
          </table:table-cell>
        </table:table-row>
        <table:table-row table:style-name="ro1">
          <table:table-cell office:value-type="float" office:value="11089">
            <text:p>11089</text:p>
          </table:table-cell>
          <table:table-cell office:value-type="float" office:value="11498.31">
            <text:p>11498.31</text:p>
          </table:table-cell>
        </table:table-row>
        <table:table-row table:style-name="ro1">
          <table:table-cell office:value-type="float" office:value="11498.31">
            <text:p>11498.31</text:p>
          </table:table-cell>
          <table:table-cell office:value-type="float" office:value="11879.95">
            <text:p>11879.95</text:p>
          </table:table-cell>
        </table:table-row>
        <table:table-row table:style-name="ro1">
          <table:table-cell office:value-type="float" office:value="11879.95">
            <text:p>11879.95</text:p>
          </table:table-cell>
          <table:table-cell office:value-type="float" office:value="11251">
            <text:p>11251</text:p>
          </table:table-cell>
        </table:table-row>
        <table:table-row table:style-name="ro1">
          <table:table-cell office:value-type="float" office:value="11251">
            <text:p>11251</text:p>
          </table:table-cell>
          <table:table-cell office:value-type="float" office:value="10237.51">
            <text:p>10237.51</text:p>
          </table:table-cell>
        </table:table-row>
        <table:table-row table:style-name="ro1">
          <table:table-cell office:value-type="float" office:value="10237.51">
            <text:p>10237.51</text:p>
          </table:table-cell>
          <table:table-cell office:value-type="float" office:value="10285.1">
            <text:p>10285.1</text:p>
          </table:table-cell>
        </table:table-row>
        <table:table-row table:style-name="ro1">
          <table:table-cell office:value-type="float" office:value="10285.1">
            <text:p>10285.1</text:p>
          </table:table-cell>
          <table:table-cell office:value-type="float" office:value="9224.52">
            <text:p>9224.52</text:p>
          </table:table-cell>
        </table:table-row>
        <table:table-row table:style-name="ro1">
          <table:table-cell office:value-type="float" office:value="9224.52">
            <text:p>9224.52</text:p>
          </table:table-cell>
          <table:table-cell office:value-type="float" office:value="8873.03">
            <text:p>8873.03</text:p>
          </table:table-cell>
        </table:table-row>
        <table:table-row table:style-name="ro1">
          <table:table-cell office:value-type="float" office:value="8873.03">
            <text:p>8873.03</text:p>
          </table:table-cell>
          <table:table-cell office:value-type="float" office:value="9199.96">
            <text:p>9199.96</text:p>
          </table:table-cell>
        </table:table-row>
        <table:table-row table:style-name="ro1">
          <table:table-cell office:value-type="float" office:value="9199.96">
            <text:p>9199.96</text:p>
          </table:table-cell>
          <table:table-cell office:value-type="float" office:value="8184.81">
            <text:p>8184.81</text:p>
          </table:table-cell>
        </table:table-row>
        <table:table-row table:style-name="ro1">
          <table:table-cell office:value-type="float" office:value="8184.81">
            <text:p>8184.81</text:p>
          </table:table-cell>
          <table:table-cell office:value-type="float" office:value="6939.99">
            <text:p>6939.99</text:p>
          </table:table-cell>
        </table:table-row>
        <table:table-row table:style-name="ro1">
          <table:table-cell office:value-type="float" office:value="6939.99">
            <text:p>6939.99</text:p>
          </table:table-cell>
          <table:table-cell office:value-type="float" office:value="7652.14">
            <text:p>7652.14</text:p>
          </table:table-cell>
        </table:table-row>
        <table:table-row table:style-name="ro1">
          <table:table-cell office:value-type="float" office:value="7652.14">
            <text:p>7652.14</text:p>
          </table:table-cell>
          <table:table-cell office:value-type="float" office:value="7599">
            <text:p>7599</text:p>
          </table:table-cell>
        </table:table-row>
        <table:table-row table:style-name="ro1">
          <table:table-cell office:value-type="float" office:value="7599">
            <text:p>7599</text:p>
          </table:table-cell>
          <table:table-cell office:value-type="float" office:value="7784.02">
            <text:p>7784.02</text:p>
          </table:table-cell>
        </table:table-row>
        <table:table-row table:style-name="ro1">
          <table:table-cell office:value-type="float" office:value="7784.02">
            <text:p>7784.02</text:p>
          </table:table-cell>
          <table:table-cell office:value-type="float" office:value="8683.92">
            <text:p>8683.92</text:p>
          </table:table-cell>
        </table:table-row>
        <table:table-row table:style-name="ro1">
          <table:table-cell office:value-type="float" office:value="8683.92">
            <text:p>8683.92</text:p>
          </table:table-cell>
          <table:table-cell office:value-type="float" office:value="8533.98">
            <text:p>8533.98</text:p>
          </table:table-cell>
        </table:table-row>
        <table:table-row table:style-name="ro1">
          <table:table-cell office:value-type="float" office:value="8533.98">
            <text:p>8533.98</text:p>
          </table:table-cell>
          <table:table-cell office:value-type="float" office:value="8063.88">
            <text:p>8063.88</text:p>
          </table:table-cell>
        </table:table-row>
        <table:table-row table:style-name="ro1">
          <table:table-cell office:value-type="float" office:value="8063.88">
            <text:p>8063.88</text:p>
          </table:table-cell>
          <table:table-cell office:value-type="float" office:value="8903">
            <text:p>8903</text:p>
          </table:table-cell>
        </table:table-row>
        <table:table-row table:style-name="ro1">
          <table:table-cell office:value-type="float" office:value="8903">
            <text:p>8903</text:p>
          </table:table-cell>
          <table:table-cell office:value-type="float" office:value="8539.9">
            <text:p>8539.9</text:p>
          </table:table-cell>
        </table:table-row>
        <table:table-row table:style-name="ro1">
          <table:table-cell office:value-type="float" office:value="8539.9">
            <text:p>8539.9</text:p>
          </table:table-cell>
          <table:table-cell office:value-type="float" office:value="9449.99">
            <text:p>9449.99</text:p>
          </table:table-cell>
        </table:table-row>
        <table:table-row table:style-name="ro1">
          <table:table-cell office:value-type="float" office:value="9449.99">
            <text:p>9449.99</text:p>
          </table:table-cell>
          <table:table-cell office:value-type="float" office:value="10000.09">
            <text:p>10000.09</text:p>
          </table:table-cell>
        </table:table-row>
        <table:table-row table:style-name="ro1">
          <table:table-cell office:value-type="float" office:value="10000.09">
            <text:p>10000.09</text:p>
          </table:table-cell>
          <table:table-cell office:value-type="float" office:value="10159.98">
            <text:p>10159.98</text:p>
          </table:table-cell>
        </table:table-row>
        <table:table-row table:style-name="ro1">
          <table:table-cell office:value-type="float" office:value="10159.98">
            <text:p>10159.98</text:p>
          </table:table-cell>
          <table:table-cell office:value-type="float" office:value="11039.55">
            <text:p>11039.55</text:p>
          </table:table-cell>
        </table:table-row>
        <table:table-row table:style-name="ro1">
          <table:table-cell office:value-type="float" office:value="11039.55">
            <text:p>11039.55</text:p>
          </table:table-cell>
          <table:table-cell office:value-type="float" office:value="10388.87">
            <text:p>10388.87</text:p>
          </table:table-cell>
        </table:table-row>
        <table:table-row table:style-name="ro1">
          <table:table-cell office:value-type="float" office:value="10383.43">
            <text:p>10383.43</text:p>
          </table:table-cell>
          <table:table-cell office:value-type="float" office:value="11153">
            <text:p>11153</text:p>
          </table:table-cell>
        </table:table-row>
        <table:table-row table:style-name="ro1">
          <table:table-cell office:value-type="float" office:value="11153">
            <text:p>11153</text:p>
          </table:table-cell>
          <table:table-cell office:value-type="float" office:value="11200.99">
            <text:p>11200.99</text:p>
          </table:table-cell>
        </table:table-row>
        <table:table-row table:style-name="ro1">
          <table:table-cell office:value-type="float" office:value="11200.99">
            <text:p>11200.99</text:p>
          </table:table-cell>
          <table:table-cell office:value-type="float" office:value="10437.6">
            <text:p>10437.6</text:p>
          </table:table-cell>
        </table:table-row>
        <table:table-row table:style-name="ro1">
          <table:table-cell office:value-type="float" office:value="10437.6">
            <text:p>10437.6</text:p>
          </table:table-cell>
          <table:table-cell office:value-type="float" office:value="9812">
            <text:p>9812</text:p>
          </table:table-cell>
        </table:table-row>
        <table:table-row table:style-name="ro1">
          <table:table-cell office:value-type="float" office:value="9811.04">
            <text:p>9811.04</text:p>
          </table:table-cell>
          <table:table-cell office:value-type="float" office:value="10131.04">
            <text:p>10131.04</text:p>
          </table:table-cell>
        </table:table-row>
        <table:table-row table:style-name="ro1">
          <table:table-cell office:value-type="float" office:value="10131.04">
            <text:p>10131.04</text:p>
          </table:table-cell>
          <table:table-cell office:value-type="float" office:value="9694.51">
            <text:p>9694.51</text:p>
          </table:table-cell>
        </table:table-row>
        <table:table-row table:style-name="ro1">
          <table:table-cell office:value-type="float" office:value="9694.51">
            <text:p>9694.51</text:p>
          </table:table-cell>
          <table:table-cell office:value-type="float" office:value="9590">
            <text:p>9590</text:p>
          </table:table-cell>
        </table:table-row>
        <table:table-row table:style-name="ro1">
          <table:table-cell office:value-type="float" office:value="9590">
            <text:p>9590</text:p>
          </table:table-cell>
          <table:table-cell office:value-type="float" office:value="10324">
            <text:p>10324</text:p>
          </table:table-cell>
        </table:table-row>
        <table:table-row table:style-name="ro1">
          <table:table-cell office:value-type="float" office:value="10324">
            <text:p>10324</text:p>
          </table:table-cell>
          <table:table-cell office:value-type="float" office:value="10569.04">
            <text:p>10569.04</text:p>
          </table:table-cell>
        </table:table-row>
        <table:table-row table:style-name="ro1">
          <table:table-cell office:value-type="float" office:value="10569.04">
            <text:p>10569.04</text:p>
          </table:table-cell>
          <table:table-cell office:value-type="float" office:value="10326.76">
            <text:p>10326.76</text:p>
          </table:table-cell>
        </table:table-row>
        <table:table-row table:style-name="ro1">
          <table:table-cell office:value-type="float" office:value="10326.76">
            <text:p>10326.76</text:p>
          </table:table-cell>
          <table:table-cell office:value-type="float" office:value="10920">
            <text:p>10920</text:p>
          </table:table-cell>
        </table:table-row>
        <table:table-row table:style-name="ro1">
          <table:table-cell office:value-type="float" office:value="10920">
            <text:p>10920</text:p>
          </table:table-cell>
          <table:table-cell office:value-type="float" office:value="11039">
            <text:p>11039</text:p>
          </table:table-cell>
        </table:table-row>
        <table:table-row table:style-name="ro1">
          <table:table-cell office:value-type="float" office:value="11039">
            <text:p>11039</text:p>
          </table:table-cell>
          <table:table-cell office:value-type="float" office:value="11464.48">
            <text:p>11464.48</text:p>
          </table:table-cell>
        </table:table-row>
        <table:table-row table:style-name="ro1">
          <table:table-cell office:value-type="float" office:value="11464.48">
            <text:p>11464.48</text:p>
          </table:table-cell>
          <table:table-cell office:value-type="float" office:value="11515">
            <text:p>11515</text:p>
          </table:table-cell>
        </table:table-row>
        <table:table-row table:style-name="ro1">
          <table:table-cell office:value-type="float" office:value="11515">
            <text:p>11515</text:p>
          </table:table-cell>
          <table:table-cell office:value-type="float" office:value="11454">
            <text:p>11454</text:p>
          </table:table-cell>
        </table:table-row>
        <table:table-row table:style-name="ro1">
          <table:table-cell office:value-type="float" office:value="11454">
            <text:p>11454</text:p>
          </table:table-cell>
          <table:table-cell office:value-type="float" office:value="10716.48">
            <text:p>10716.48</text:p>
          </table:table-cell>
        </table:table-row>
        <table:table-row table:style-name="ro1">
          <table:table-cell office:value-type="float" office:value="10716.48">
            <text:p>10716.48</text:p>
          </table:table-cell>
          <table:table-cell office:value-type="float" office:value="9910">
            <text:p>9910</text:p>
          </table:table-cell>
        </table:table-row>
        <table:table-row table:style-name="ro1">
          <table:table-cell office:value-type="float" office:value="9910">
            <text:p>9910</text:p>
          </table:table-cell>
          <table:table-cell office:value-type="float" office:value="9271.64">
            <text:p>9271.64</text:p>
          </table:table-cell>
        </table:table-row>
        <table:table-row table:style-name="ro1">
          <table:table-cell office:value-type="float" office:value="9271.64">
            <text:p>9271.64</text:p>
          </table:table-cell>
          <table:table-cell office:value-type="float" office:value="9227">
            <text:p>9227</text:p>
          </table:table-cell>
        </table:table-row>
        <table:table-row table:style-name="ro1">
          <table:table-cell office:value-type="float" office:value="9227">
            <text:p>9227</text:p>
          </table:table-cell>
          <table:table-cell office:value-type="float" office:value="8770.22">
            <text:p>8770.22</text:p>
          </table:table-cell>
        </table:table-row>
        <table:table-row table:style-name="ro1">
          <table:table-cell office:value-type="float" office:value="8770.22">
            <text:p>8770.22</text:p>
          </table:table-cell>
          <table:table-cell office:value-type="float" office:value="9533.57">
            <text:p>9533.57</text:p>
          </table:table-cell>
        </table:table-row>
        <table:table-row table:style-name="ro1">
          <table:table-cell office:value-type="float" office:value="9533.57">
            <text:p>9533.57</text:p>
          </table:table-cell>
          <table:table-cell office:value-type="float" office:value="9131.22">
            <text:p>9131.22</text:p>
          </table:table-cell>
        </table:table-row>
        <table:table-row table:style-name="ro1">
          <table:table-cell office:value-type="float" office:value="9131.34">
            <text:p>9131.34</text:p>
          </table:table-cell>
          <table:table-cell office:value-type="float" office:value="9150">
            <text:p>9150</text:p>
          </table:table-cell>
        </table:table-row>
        <table:table-row table:style-name="ro1">
          <table:table-cell office:value-type="float" office:value="9150">
            <text:p>9150</text:p>
          </table:table-cell>
          <table:table-cell office:value-type="float" office:value="8170">
            <text:p>8170</text:p>
          </table:table-cell>
        </table:table-row>
        <table:table-row table:style-name="ro1">
          <table:table-cell office:value-type="float" office:value="8170">
            <text:p>8170</text:p>
          </table:table-cell>
          <table:table-cell office:value-type="float" office:value="8240.98">
            <text:p>8240.98</text:p>
          </table:table-cell>
        </table:table-row>
        <table:table-row table:style-name="ro1">
          <table:table-cell office:value-type="float" office:value="8240.98">
            <text:p>8240.98</text:p>
          </table:table-cell>
          <table:table-cell office:value-type="float" office:value="8260">
            <text:p>8260</text:p>
          </table:table-cell>
        </table:table-row>
        <table:table-row table:style-name="ro1">
          <table:table-cell office:value-type="float" office:value="8260">
            <text:p>8260</text:p>
          </table:table-cell>
          <table:table-cell office:value-type="float" office:value="7824.8">
            <text:p>7824.8</text:p>
          </table:table-cell>
        </table:table-row>
        <table:table-row table:style-name="ro1">
          <table:table-cell office:value-type="float" office:value="7824.8">
            <text:p>7824.8</text:p>
          </table:table-cell>
          <table:table-cell office:value-type="float" office:value="8189.99">
            <text:p>8189.99</text:p>
          </table:table-cell>
        </table:table-row>
        <table:table-row table:style-name="ro1">
          <table:table-cell office:value-type="float" office:value="8189.99">
            <text:p>8189.99</text:p>
          </table:table-cell>
          <table:table-cell office:value-type="float" office:value="8600">
            <text:p>8600</text:p>
          </table:table-cell>
        </table:table-row>
        <table:table-row table:style-name="ro1">
          <table:table-cell office:value-type="float" office:value="8600">
            <text:p>8600</text:p>
          </table:table-cell>
          <table:table-cell office:value-type="float" office:value="8909.98">
            <text:p>8909.98</text:p>
          </table:table-cell>
        </table:table-row>
        <table:table-row table:style-name="ro1">
          <table:table-cell office:value-type="float" office:value="8909.98">
            <text:p>8909.98</text:p>
          </table:table-cell>
          <table:table-cell office:value-type="float" office:value="8885">
            <text:p>8885</text:p>
          </table:table-cell>
        </table:table-row>
        <table:table-row table:style-name="ro1">
          <table:table-cell office:value-type="float" office:value="8885">
            <text:p>8885</text:p>
          </table:table-cell>
          <table:table-cell office:value-type="float" office:value="8722.9">
            <text:p>8722.9</text:p>
          </table:table-cell>
        </table:table-row>
        <table:table-row table:style-name="ro1">
          <table:table-cell office:value-type="float" office:value="8722.9">
            <text:p>8722.9</text:p>
          </table:table-cell>
          <table:table-cell office:value-type="float" office:value="8898.03">
            <text:p>8898.03</text:p>
          </table:table-cell>
        </table:table-row>
        <table:table-row table:style-name="ro1">
          <table:table-cell office:value-type="float" office:value="8898.03">
            <text:p>8898.03</text:p>
          </table:table-cell>
          <table:table-cell office:value-type="float" office:value="8546.86">
            <text:p>8546.86</text:p>
          </table:table-cell>
        </table:table-row>
        <table:table-row table:style-name="ro1">
          <table:table-cell office:value-type="float" office:value="8546.86">
            <text:p>8546.86</text:p>
          </table:table-cell>
          <table:table-cell office:value-type="float" office:value="8470.15">
            <text:p>8470.15</text:p>
          </table:table-cell>
        </table:table-row>
        <table:table-row table:style-name="ro1">
          <table:table-cell office:value-type="float" office:value="8470.15">
            <text:p>8470.15</text:p>
          </table:table-cell>
          <table:table-cell office:value-type="float" office:value="8134.23">
            <text:p>8134.23</text:p>
          </table:table-cell>
        </table:table-row>
        <table:table-row table:style-name="ro1">
          <table:table-cell office:value-type="float" office:value="8134.23">
            <text:p>8134.23</text:p>
          </table:table-cell>
          <table:table-cell office:value-type="float" office:value="7795.51">
            <text:p>7795.51</text:p>
          </table:table-cell>
        </table:table-row>
        <table:table-row table:style-name="ro1">
          <table:table-cell office:value-type="float" office:value="7795.51">
            <text:p>7795.51</text:p>
          </table:table-cell>
          <table:table-cell office:value-type="float" office:value="7949.3">
            <text:p>7949.3</text:p>
          </table:table-cell>
        </table:table-row>
        <table:table-row table:style-name="ro1">
          <table:table-cell office:value-type="float" office:value="7949.3">
            <text:p>7949.3</text:p>
          </table:table-cell>
          <table:table-cell office:value-type="float" office:value="7090.14">
            <text:p>7090.14</text:p>
          </table:table-cell>
        </table:table-row>
        <table:table-row table:style-name="ro1">
          <table:table-cell office:value-type="float" office:value="7090.14">
            <text:p>7090.14</text:p>
          </table:table-cell>
          <table:table-cell office:value-type="float" office:value="6840.23">
            <text:p>6840.23</text:p>
          </table:table-cell>
        </table:table-row>
        <table:table-row table:style-name="ro1">
          <table:table-cell office:value-type="float" office:value="6840.23">
            <text:p>6840.23</text:p>
          </table:table-cell>
          <table:table-cell office:value-type="float" office:value="6923.91">
            <text:p>6923.91</text:p>
          </table:table-cell>
        </table:table-row>
        <table:table-row table:style-name="ro1">
          <table:table-cell office:value-type="float" office:value="6923.91">
            <text:p>6923.91</text:p>
          </table:table-cell>
          <table:table-cell office:value-type="float" office:value="6813.01">
            <text:p>6813.01</text:p>
          </table:table-cell>
        </table:table-row>
        <table:table-row table:style-name="ro1">
          <table:table-cell office:value-type="float" office:value="6813.01">
            <text:p>6813.01</text:p>
          </table:table-cell>
          <table:table-cell office:value-type="float" office:value="7056">
            <text:p>7056</text:p>
          </table:table-cell>
        </table:table-row>
        <table:table-row table:style-name="ro1">
          <table:table-cell office:value-type="float" office:value="7056">
            <text:p>7056</text:p>
          </table:table-cell>
          <table:table-cell office:value-type="float" office:value="7405.21">
            <text:p>7405.21</text:p>
          </table:table-cell>
        </table:table-row>
        <table:table-row table:style-name="ro1">
          <table:table-cell office:value-type="float" office:value="7405.21">
            <text:p>7405.21</text:p>
          </table:table-cell>
          <table:table-cell office:value-type="float" office:value="6796.1">
            <text:p>6796.1</text:p>
          </table:table-cell>
        </table:table-row>
        <table:table-row table:style-name="ro1">
          <table:table-cell office:value-type="float" office:value="6796.1">
            <text:p>6796.1</text:p>
          </table:table-cell>
          <table:table-cell office:value-type="float" office:value="6770.76">
            <text:p>6770.76</text:p>
          </table:table-cell>
        </table:table-row>
        <table:table-row table:style-name="ro1">
          <table:table-cell office:value-type="float" office:value="6770.76">
            <text:p>6770.76</text:p>
          </table:table-cell>
          <table:table-cell office:value-type="float" office:value="6601.39">
            <text:p>6601.39</text:p>
          </table:table-cell>
        </table:table-row>
        <table:table-row table:style-name="ro1">
          <table:table-cell office:value-type="float" office:value="6601.39">
            <text:p>6601.39</text:p>
          </table:table-cell>
          <table:table-cell office:value-type="float" office:value="6895.8">
            <text:p>6895.8</text:p>
          </table:table-cell>
        </table:table-row>
        <table:table-row table:style-name="ro1">
          <table:table-cell office:value-type="float" office:value="6895.8">
            <text:p>6895.8</text:p>
          </table:table-cell>
          <table:table-cell office:value-type="float" office:value="7018">
            <text:p>7018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office:value-type="float" office:value="6782.72">
            <text:p>6782.72</text:p>
          </table:table-cell>
        </table:table-row>
        <table:table-row table:style-name="ro1">
          <table:table-cell office:value-type="float" office:value="6782.72">
            <text:p>6782.72</text:p>
          </table:table-cell>
          <table:table-cell office:value-type="float" office:value="6843.9">
            <text:p>6843.9</text:p>
          </table:table-cell>
        </table:table-row>
        <table:table-row table:style-name="ro1">
          <table:table-cell office:value-type="float" office:value="6843.9">
            <text:p>6843.9</text:p>
          </table:table-cell>
          <table:table-cell office:value-type="float" office:value="6953.79">
            <text:p>6953.79</text:p>
          </table:table-cell>
        </table:table-row>
        <table:table-row table:style-name="ro1">
          <table:table-cell office:value-type="float" office:value="6953.79">
            <text:p>6953.79</text:p>
          </table:table-cell>
          <table:table-cell office:value-type="float" office:value="7923">
            <text:p>7923</text:p>
          </table:table-cell>
        </table:table-row>
        <table:table-row table:style-name="ro1">
          <table:table-cell office:value-type="float" office:value="7923">
            <text:p>7923</text:p>
          </table:table-cell>
          <table:table-cell office:value-type="float" office:value="7877.41">
            <text:p>7877.41</text:p>
          </table:table-cell>
        </table:table-row>
        <table:table-row table:style-name="ro1">
          <table:table-cell office:value-type="float" office:value="7877.41">
            <text:p>7877.41</text:p>
          </table:table-cell>
          <table:table-cell office:value-type="float" office:value="7999.01">
            <text:p>7999.01</text:p>
          </table:table-cell>
        </table:table-row>
        <table:table-row table:style-name="ro1">
          <table:table-cell office:value-type="float" office:value="7999.01">
            <text:p>7999.01</text:p>
          </table:table-cell>
          <table:table-cell office:value-type="float" office:value="8355">
            <text:p>8355</text:p>
          </table:table-cell>
        </table:table-row>
        <table:table-row table:style-name="ro1">
          <table:table-cell office:value-type="float" office:value="8355">
            <text:p>8355</text:p>
          </table:table-cell>
          <table:table-cell office:value-type="float" office:value="8064.92">
            <text:p>8064.92</text:p>
          </table:table-cell>
        </table:table-row>
        <table:table-row table:style-name="ro1">
          <table:table-cell office:value-type="float" office:value="8064.92">
            <text:p>8064.92</text:p>
          </table:table-cell>
          <table:table-cell office:value-type="float" office:value="7885.02">
            <text:p>7885.02</text:p>
          </table:table-cell>
        </table:table-row>
        <table:table-row table:style-name="ro1">
          <table:table-cell office:value-type="float" office:value="7885.02">
            <text:p>7885.02</text:p>
          </table:table-cell>
          <table:table-cell office:value-type="float" office:value="8173">
            <text:p>8173</text:p>
          </table:table-cell>
        </table:table-row>
        <table:table-row table:style-name="ro1">
          <table:table-cell office:value-type="float" office:value="8173">
            <text:p>8173</text:p>
          </table:table-cell>
          <table:table-cell office:value-type="float" office:value="8278">
            <text:p>8278</text:p>
          </table:table-cell>
        </table:table-row>
        <table:table-row table:style-name="ro1">
          <table:table-cell office:value-type="float" office:value="8278">
            <text:p>8278</text:p>
          </table:table-cell>
          <table:table-cell office:value-type="float" office:value="8856.98">
            <text:p>8856.98</text:p>
          </table:table-cell>
        </table:table-row>
        <table:table-row table:style-name="ro1">
          <table:table-cell office:value-type="float" office:value="8856.98">
            <text:p>8856.98</text:p>
          </table:table-cell>
          <table:table-cell office:value-type="float" office:value="8915.31">
            <text:p>8915.31</text:p>
          </table:table-cell>
        </table:table-row>
        <table:table-row table:style-name="ro1">
          <table:table-cell office:value-type="float" office:value="8915.31">
            <text:p>8915.31</text:p>
          </table:table-cell>
          <table:table-cell office:value-type="float" office:value="8787.02">
            <text:p>8787.02</text:p>
          </table:table-cell>
        </table:table-row>
        <table:table-row table:style-name="ro1">
          <table:table-cell office:value-type="float" office:value="8787.02">
            <text:p>8787.02</text:p>
          </table:table-cell>
          <table:table-cell office:value-type="float" office:value="8934.01">
            <text:p>8934.01</text:p>
          </table:table-cell>
        </table:table-row>
        <table:table-row table:style-name="ro1">
          <table:table-cell office:value-type="float" office:value="8934.01">
            <text:p>8934.01</text:p>
          </table:table-cell>
          <table:table-cell office:value-type="float" office:value="9622.02">
            <text:p>9622.02</text:p>
          </table:table-cell>
        </table:table-row>
        <table:table-row table:style-name="ro1">
          <table:table-cell office:value-type="float" office:value="9619.99">
            <text:p>9619.99</text:p>
          </table:table-cell>
          <table:table-cell office:value-type="float" office:value="8869.99">
            <text:p>8869.99</text:p>
          </table:table-cell>
        </table:table-row>
        <table:table-row table:style-name="ro1">
          <table:table-cell office:value-type="float" office:value="8869.99">
            <text:p>8869.99</text:p>
          </table:table-cell>
          <table:table-cell office:value-type="float" office:value="9266">
            <text:p>9266</text:p>
          </table:table-cell>
        </table:table-row>
        <table:table-row table:style-name="ro1">
          <table:table-cell office:value-type="float" office:value="9266">
            <text:p>9266</text:p>
          </table:table-cell>
          <table:table-cell office:value-type="float" office:value="8915.35">
            <text:p>8915.35</text:p>
          </table:table-cell>
        </table:table-row>
        <table:table-row table:style-name="ro1">
          <table:table-cell office:value-type="float" office:value="8915.35">
            <text:p>8915.35</text:p>
          </table:table-cell>
          <table:table-cell office:value-type="float" office:value="9348">
            <text:p>9348</text:p>
          </table:table-cell>
        </table:table-row>
        <table:table-row table:style-name="ro1">
          <table:table-cell office:value-type="float" office:value="9348">
            <text:p>9348</text:p>
          </table:table-cell>
          <table:table-cell office:value-type="float" office:value="9419">
            <text:p>9419</text:p>
          </table:table-cell>
        </table:table-row>
        <table:table-row table:style-name="ro1">
          <table:table-cell office:value-type="float" office:value="9419">
            <text:p>9419</text:p>
          </table:table-cell>
          <table:table-cell office:value-type="float" office:value="9246.01">
            <text:p>9246.01</text:p>
          </table:table-cell>
        </table:table-row>
        <table:table-row table:style-name="ro1">
          <table:table-cell office:value-type="float" office:value="9246.01">
            <text:p>9246.01</text:p>
          </table:table-cell>
          <table:table-cell office:value-type="float" office:value="9071.48">
            <text:p>9071.48</text:p>
          </table:table-cell>
        </table:table-row>
        <table:table-row table:style-name="ro1">
          <table:table-cell office:value-type="float" office:value="9071.48">
            <text:p>9071.48</text:p>
          </table:table-cell>
          <table:table-cell office:value-type="float" office:value="9247.84">
            <text:p>9247.84</text:p>
          </table:table-cell>
        </table:table-row>
        <table:table-row table:style-name="ro1">
          <table:table-cell office:value-type="float" office:value="9247.84">
            <text:p>9247.84</text:p>
          </table:table-cell>
          <table:table-cell office:value-type="float" office:value="9750">
            <text:p>9750</text:p>
          </table:table-cell>
        </table:table-row>
        <table:table-row table:style-name="ro1">
          <table:table-cell office:value-type="float" office:value="9750">
            <text:p>9750</text:p>
          </table:table-cell>
          <table:table-cell office:value-type="float" office:value="9713.99">
            <text:p>9713.99</text:p>
          </table:table-cell>
        </table:table-row>
        <table:table-row table:style-name="ro1">
          <table:table-cell office:value-type="float" office:value="9713.99">
            <text:p>9713.99</text:p>
          </table:table-cell>
          <table:table-cell office:value-type="float" office:value="9864">
            <text:p>9864</text:p>
          </table:table-cell>
        </table:table-row>
        <table:table-row table:style-name="ro1">
          <table:table-cell office:value-type="float" office:value="9864">
            <text:p>9864</text:p>
          </table:table-cell>
          <table:table-cell office:value-type="float" office:value="9659.01">
            <text:p>9659.01</text:p>
          </table:table-cell>
        </table:table-row>
        <table:table-row table:style-name="ro1">
          <table:table-cell office:value-type="float" office:value="9659.01">
            <text:p>9659.01</text:p>
          </table:table-cell>
          <table:table-cell office:value-type="float" office:value="9365">
            <text:p>9365</text:p>
          </table:table-cell>
        </table:table-row>
        <table:table-row table:style-name="ro1">
          <table:table-cell office:value-type="float" office:value="9365">
            <text:p>9365</text:p>
          </table:table-cell>
          <table:table-cell office:value-type="float" office:value="9184">
            <text:p>9184</text:p>
          </table:table-cell>
        </table:table-row>
        <table:table-row table:style-name="ro1">
          <table:table-cell office:value-type="float" office:value="9187.56">
            <text:p>9187.56</text:p>
          </table:table-cell>
          <table:table-cell office:value-type="float" office:value="9310">
            <text:p>9310</text:p>
          </table:table-cell>
        </table:table-row>
        <table:table-row table:style-name="ro1">
          <table:table-cell office:value-type="float" office:value="9310">
            <text:p>9310</text:p>
          </table:table-cell>
          <table:table-cell office:value-type="float" office:value="9002.2">
            <text:p>9002.2</text:p>
          </table:table-cell>
        </table:table-row>
        <table:table-row table:style-name="ro1">
          <table:table-cell office:value-type="float" office:value="9002.2">
            <text:p>9002.2</text:p>
          </table:table-cell>
          <table:table-cell office:value-type="float" office:value="8400">
            <text:p>8400</text:p>
          </table:table-cell>
        </table:table-row>
        <table:table-row table:style-name="ro1">
          <table:table-cell office:value-type="float" office:value="8400">
            <text:p>8400</text:p>
          </table:table-cell>
          <table:table-cell office:value-type="float" office:value="8465.94">
            <text:p>8465.94</text:p>
          </table:table-cell>
        </table:table-row>
        <table:table-row table:style-name="ro1">
          <table:table-cell office:value-type="float" office:value="8465.94">
            <text:p>8465.94</text:p>
          </table:table-cell>
          <table:table-cell office:value-type="float" office:value="8679.71">
            <text:p>8679.71</text:p>
          </table:table-cell>
        </table:table-row>
        <table:table-row table:style-name="ro1">
          <table:table-cell office:value-type="float" office:value="8679.71">
            <text:p>8679.71</text:p>
          </table:table-cell>
          <table:table-cell office:value-type="float" office:value="8663.34">
            <text:p>8663.34</text:p>
          </table:table-cell>
        </table:table-row>
        <table:table-row table:style-name="ro1">
          <table:table-cell office:value-type="float" office:value="8663.34">
            <text:p>8663.34</text:p>
          </table:table-cell>
          <table:table-cell office:value-type="float" office:value="8462">
            <text:p>8462</text:p>
          </table:table-cell>
        </table:table-row>
        <table:table-row table:style-name="ro1">
          <table:table-cell office:value-type="float" office:value="8462">
            <text:p>8462</text:p>
          </table:table-cell>
          <table:table-cell office:value-type="float" office:value="8330">
            <text:p>8330</text:p>
          </table:table-cell>
        </table:table-row>
        <table:table-row table:style-name="ro1">
          <table:table-cell office:value-type="float" office:value="8330">
            <text:p>8330</text:p>
          </table:table-cell>
          <table:table-cell office:value-type="float" office:value="8041.46">
            <text:p>8041.46</text:p>
          </table:table-cell>
        </table:table-row>
        <table:table-row table:style-name="ro1">
          <table:table-cell office:value-type="float" office:value="8041.46">
            <text:p>8041.46</text:p>
          </table:table-cell>
          <table:table-cell office:value-type="float" office:value="8239.81">
            <text:p>8239.81</text:p>
          </table:table-cell>
        </table:table-row>
        <table:table-row table:style-name="ro1">
          <table:table-cell office:value-type="float" office:value="8239.81">
            <text:p>8239.81</text:p>
          </table:table-cell>
          <table:table-cell office:value-type="float" office:value="8233.49">
            <text:p>8233.49</text:p>
          </table:table-cell>
        </table:table-row>
        <table:table-row table:style-name="ro1">
          <table:table-cell office:value-type="float" office:value="8233.49">
            <text:p>8233.49</text:p>
          </table:table-cell>
          <table:table-cell office:value-type="float" office:value="8526.98">
            <text:p>8526.98</text:p>
          </table:table-cell>
        </table:table-row>
        <table:table-row table:style-name="ro1">
          <table:table-cell office:value-type="float" office:value="8526.98">
            <text:p>8526.98</text:p>
          </table:table-cell>
          <table:table-cell office:value-type="float" office:value="8381.24">
            <text:p>8381.24</text:p>
          </table:table-cell>
        </table:table-row>
        <table:table-row table:style-name="ro1">
          <table:table-cell office:value-type="float" office:value="8381.24">
            <text:p>8381.24</text:p>
          </table:table-cell>
          <table:table-cell office:value-type="float" office:value="7977.11">
            <text:p>7977.11</text:p>
          </table:table-cell>
        </table:table-row>
        <table:table-row table:style-name="ro1">
          <table:table-cell office:value-type="float" office:value="7977.11">
            <text:p>7977.11</text:p>
          </table:table-cell>
          <table:table-cell office:value-type="float" office:value="7501.95">
            <text:p>7501.95</text:p>
          </table:table-cell>
        </table:table-row>
        <table:table-row table:style-name="ro1">
          <table:table-cell office:value-type="float" office:value="7501.95">
            <text:p>7501.95</text:p>
          </table:table-cell>
          <table:table-cell office:value-type="float" office:value="7575.01">
            <text:p>7575.01</text:p>
          </table:table-cell>
        </table:table-row>
        <table:table-row table:style-name="ro1">
          <table:table-cell office:value-type="float" office:value="7575.01">
            <text:p>7575.01</text:p>
          </table:table-cell>
          <table:table-cell office:value-type="float" office:value="7457">
            <text:p>7457</text:p>
          </table:table-cell>
        </table:table-row>
        <table:table-row table:style-name="ro1">
          <table:table-cell office:value-type="float" office:value="7457">
            <text:p>7457</text:p>
          </table:table-cell>
          <table:table-cell office:value-type="float" office:value="7333.96">
            <text:p>7333.96</text:p>
          </table:table-cell>
        </table:table-row>
        <table:table-row table:style-name="ro1">
          <table:table-cell office:value-type="float" office:value="7333.96">
            <text:p>7333.96</text:p>
          </table:table-cell>
          <table:table-cell office:value-type="float" office:value="7338.99">
            <text:p>7338.99</text:p>
          </table:table-cell>
        </table:table-row>
        <table:table-row table:style-name="ro1">
          <table:table-cell office:value-type="float" office:value="7338.99">
            <text:p>7338.99</text:p>
          </table:table-cell>
          <table:table-cell office:value-type="float" office:value="7099">
            <text:p>7099</text:p>
          </table:table-cell>
        </table:table-row>
        <table:table-row table:style-name="ro1">
          <table:table-cell office:value-type="float" office:value="7099">
            <text:p>7099</text:p>
          </table:table-cell>
          <table:table-cell office:value-type="float" office:value="7461.29">
            <text:p>7461.29</text:p>
          </table:table-cell>
        </table:table-row>
        <table:table-row table:style-name="ro1">
          <table:table-cell office:value-type="float" office:value="7461.29">
            <text:p>7461.29</text:p>
          </table:table-cell>
          <table:table-cell office:value-type="float" office:value="7375.96">
            <text:p>7375.96</text:p>
          </table:table-cell>
        </table:table-row>
        <table:table-row table:style-name="ro1">
          <table:table-cell office:value-type="float" office:value="7375.96">
            <text:p>7375.96</text:p>
          </table:table-cell>
          <table:table-cell office:value-type="float" office:value="7485.01">
            <text:p>7485.01</text:p>
          </table:table-cell>
        </table:table-row>
        <table:table-row table:style-name="ro1">
          <table:table-cell office:value-type="float" office:value="7485.01">
            <text:p>7485.01</text:p>
          </table:table-cell>
          <table:table-cell office:value-type="float" office:value="7521.01">
            <text:p>7521.01</text:p>
          </table:table-cell>
        </table:table-row>
        <table:table-row table:style-name="ro1">
          <table:table-cell office:value-type="float" office:value="7521.01">
            <text:p>7521.01</text:p>
          </table:table-cell>
          <table:table-cell office:value-type="float" office:value="7640.03">
            <text:p>7640.03</text:p>
          </table:table-cell>
        </table:table-row>
        <table:table-row table:style-name="ro1">
          <table:table-cell office:value-type="float" office:value="7640.03">
            <text:p>7640.03</text:p>
          </table:table-cell>
          <table:table-cell office:value-type="float" office:value="7714.26">
            <text:p>7714.26</text:p>
          </table:table-cell>
        </table:table-row>
        <table:table-row table:style-name="ro1">
          <table:table-cell office:value-type="float" office:value="7714.26">
            <text:p>7714.26</text:p>
          </table:table-cell>
          <table:table-cell office:value-type="float" office:value="7487">
            <text:p>7487</text:p>
          </table:table-cell>
        </table:table-row>
        <table:table-row table:style-name="ro1">
          <table:table-cell office:value-type="float" office:value="7487">
            <text:p>7487</text:p>
          </table:table-cell>
          <table:table-cell office:value-type="float" office:value="7625">
            <text:p>7625</text:p>
          </table:table-cell>
        </table:table-row>
        <table:table-row table:style-name="ro1">
          <table:table-cell office:value-type="float" office:value="7625">
            <text:p>7625</text:p>
          </table:table-cell>
          <table:table-cell office:value-type="float" office:value="7658.84">
            <text:p>7658.84</text:p>
          </table:table-cell>
        </table:table-row>
        <table:table-row table:style-name="ro1">
          <table:table-cell office:value-type="float" office:value="7658.84">
            <text:p>7658.84</text:p>
          </table:table-cell>
          <table:table-cell office:value-type="float" office:value="7691.08">
            <text:p>7691.08</text:p>
          </table:table-cell>
        </table:table-row>
        <table:table-row table:style-name="ro1">
          <table:table-cell office:value-type="float" office:value="7691.08">
            <text:p>7691.08</text:p>
          </table:table-cell>
          <table:table-cell office:value-type="float" office:value="7603.44">
            <text:p>7603.44</text:p>
          </table:table-cell>
        </table:table-row>
        <table:table-row table:style-name="ro1">
          <table:table-cell office:value-type="float" office:value="7603.44">
            <text:p>7603.44</text:p>
          </table:table-cell>
          <table:table-cell office:value-type="float" office:value="7491.73">
            <text:p>7491.73</text:p>
          </table:table-cell>
        </table:table-row>
        <table:table-row table:style-name="ro1">
          <table:table-cell office:value-type="float" office:value="7491.73">
            <text:p>7491.73</text:p>
          </table:table-cell>
          <table:table-cell office:value-type="float" office:value="6764.99">
            <text:p>6764.99</text:p>
          </table:table-cell>
        </table:table-row>
        <table:table-row table:style-name="ro1">
          <table:table-cell office:value-type="float" office:value="6764.99">
            <text:p>6764.99</text:p>
          </table:table-cell>
          <table:table-cell office:value-type="float" office:value="6872">
            <text:p>6872</text:p>
          </table:table-cell>
        </table:table-row>
        <table:table-row table:style-name="ro1">
          <table:table-cell office:value-type="float" office:value="6872">
            <text:p>6872</text:p>
          </table:table-cell>
          <table:table-cell office:value-type="float" office:value="6530">
            <text:p>6530</text:p>
          </table:table-cell>
        </table:table-row>
        <table:table-row table:style-name="ro1">
          <table:table-cell office:value-type="float" office:value="6530">
            <text:p>6530</text:p>
          </table:table-cell>
          <table:table-cell office:value-type="float" office:value="6292.78">
            <text:p>6292.78</text:p>
          </table:table-cell>
        </table:table-row>
        <table:table-row table:style-name="ro1">
          <table:table-cell office:value-type="float" office:value="6292.78">
            <text:p>6292.78</text:p>
          </table:table-cell>
          <table:table-cell office:value-type="float" office:value="6635.98">
            <text:p>6635.98</text:p>
          </table:table-cell>
        </table:table-row>
        <table:table-row table:style-name="ro1">
          <table:table-cell office:value-type="float" office:value="6635.98">
            <text:p>6635.98</text:p>
          </table:table-cell>
          <table:table-cell office:value-type="float" office:value="6388.9">
            <text:p>6388.9</text:p>
          </table:table-cell>
        </table:table-row>
        <table:table-row table:style-name="ro1">
          <table:table-cell office:value-type="float" office:value="6388.9">
            <text:p>6388.9</text:p>
          </table:table-cell>
          <table:table-cell office:value-type="float" office:value="6483.98">
            <text:p>6483.98</text:p>
          </table:table-cell>
        </table:table-row>
        <table:table-row table:style-name="ro1">
          <table:table-cell office:value-type="float" office:value="6483.98">
            <text:p>6483.98</text:p>
          </table:table-cell>
          <table:table-cell office:value-type="float" office:value="6449.61">
            <text:p>6449.61</text:p>
          </table:table-cell>
        </table:table-row>
        <table:table-row table:style-name="ro1">
          <table:table-cell office:value-type="float" office:value="6449.61">
            <text:p>6449.61</text:p>
          </table:table-cell>
          <table:table-cell office:value-type="float" office:value="6712.46">
            <text:p>6712.46</text:p>
          </table:table-cell>
        </table:table-row>
        <table:table-row table:style-name="ro1">
          <table:table-cell office:value-type="float" office:value="6712.46">
            <text:p>6712.46</text:p>
          </table:table-cell>
          <table:table-cell office:value-type="float" office:value="6741.21">
            <text:p>6741.21</text:p>
          </table:table-cell>
        </table:table-row>
        <table:table-row table:style-name="ro1">
          <table:table-cell office:value-type="float" office:value="6741.21">
            <text:p>6741.21</text:p>
          </table:table-cell>
          <table:table-cell office:value-type="float" office:value="6761.51">
            <text:p>6761.51</text:p>
          </table:table-cell>
        </table:table-row>
        <table:table-row table:style-name="ro1">
          <table:table-cell office:value-type="float" office:value="6761.51">
            <text:p>6761.51</text:p>
          </table:table-cell>
          <table:table-cell office:value-type="float" office:value="6718.84">
            <text:p>6718.84</text:p>
          </table:table-cell>
        </table:table-row>
        <table:table-row table:style-name="ro1">
          <table:table-cell office:value-type="float" office:value="6718.84">
            <text:p>6718.84</text:p>
          </table:table-cell>
          <table:table-cell office:value-type="float" office:value="6045">
            <text:p>6045</text:p>
          </table:table-cell>
        </table:table-row>
        <table:table-row table:style-name="ro1">
          <table:table-cell office:value-type="float" office:value="6045">
            <text:p>6045</text:p>
          </table:table-cell>
          <table:table-cell office:value-type="float" office:value="6149.98">
            <text:p>6149.98</text:p>
          </table:table-cell>
        </table:table-row>
        <table:table-row table:style-name="ro1">
          <table:table-cell office:value-type="float" office:value="6149.98">
            <text:p>6149.98</text:p>
          </table:table-cell>
          <table:table-cell office:value-type="float" office:value="6136.97">
            <text:p>6136.97</text:p>
          </table:table-cell>
        </table:table-row>
        <table:table-row table:style-name="ro1">
          <table:table-cell office:value-type="float" office:value="6136.97">
            <text:p>6136.97</text:p>
          </table:table-cell>
          <table:table-cell office:value-type="float" office:value="6252">
            <text:p>6252</text:p>
          </table:table-cell>
        </table:table-row>
        <table:table-row table:style-name="ro1">
          <table:table-cell office:value-type="float" office:value="6252">
            <text:p>6252</text:p>
          </table:table-cell>
          <table:table-cell office:value-type="float" office:value="6070.78">
            <text:p>6070.78</text:p>
          </table:table-cell>
        </table:table-row>
        <table:table-row table:style-name="ro1">
          <table:table-cell office:value-type="float" office:value="6070.78">
            <text:p>6070.78</text:p>
          </table:table-cell>
          <table:table-cell office:value-type="float" office:value="6133.73">
            <text:p>6133.73</text:p>
          </table:table-cell>
        </table:table-row>
        <table:table-row table:style-name="ro1">
          <table:table-cell office:value-type="float" office:value="6133.73">
            <text:p>6133.73</text:p>
          </table:table-cell>
          <table:table-cell office:value-type="float" office:value="5853.98">
            <text:p>5853.98</text:p>
          </table:table-cell>
        </table:table-row>
        <table:table-row table:style-name="ro1">
          <table:table-cell office:value-type="float" office:value="5853.98">
            <text:p>5853.98</text:p>
          </table:table-cell>
          <table:table-cell office:value-type="float" office:value="6197.92">
            <text:p>6197.92</text:p>
          </table:table-cell>
        </table:table-row>
        <table:table-row table:style-name="ro1">
          <table:table-cell office:value-type="float" office:value="6197.92">
            <text:p>6197.92</text:p>
          </table:table-cell>
          <table:table-cell office:value-type="float" office:value="6390.07">
            <text:p>6390.07</text:p>
          </table:table-cell>
        </table:table-row>
        <table:table-row table:style-name="ro1">
          <table:table-cell office:value-type="float" office:value="6390.07">
            <text:p>6390.07</text:p>
          </table:table-cell>
          <table:table-cell office:value-type="float" office:value="6356.81">
            <text:p>6356.81</text:p>
          </table:table-cell>
        </table:table-row>
        <table:table-row table:style-name="ro1">
          <table:table-cell office:value-type="float" office:value="6356.81">
            <text:p>6356.81</text:p>
          </table:table-cell>
          <table:table-cell office:value-type="float" office:value="6615.29">
            <text:p>6615.29</text:p>
          </table:table-cell>
        </table:table-row>
        <table:table-row table:style-name="ro1">
          <table:table-cell office:value-type="float" office:value="6615.29">
            <text:p>6615.29</text:p>
          </table:table-cell>
          <table:table-cell office:value-type="float" office:value="6513.86">
            <text:p>6513.86</text:p>
          </table:table-cell>
        </table:table-row>
        <table:table-row table:style-name="ro1">
          <table:table-cell office:value-type="float" office:value="6513.86">
            <text:p>6513.86</text:p>
          </table:table-cell>
          <table:table-cell office:value-type="float" office:value="6586.98">
            <text:p>6586.98</text:p>
          </table:table-cell>
        </table:table-row>
        <table:table-row table:style-name="ro1">
          <table:table-cell office:value-type="float" office:value="6586.98">
            <text:p>6586.98</text:p>
          </table:table-cell>
          <table:table-cell office:value-type="float" office:value="6529.2">
            <text:p>6529.2</text:p>
          </table:table-cell>
        </table:table-row>
        <table:table-row table:style-name="ro1">
          <table:table-cell office:value-type="float" office:value="6529.2">
            <text:p>6529.2</text:p>
          </table:table-cell>
          <table:table-cell office:value-type="float" office:value="6609.78">
            <text:p>6609.78</text:p>
          </table:table-cell>
        </table:table-row>
        <table:table-row table:style-name="ro1">
          <table:table-cell office:value-type="float" office:value="6609.78">
            <text:p>6609.78</text:p>
          </table:table-cell>
          <table:table-cell office:value-type="float" office:value="6756.98">
            <text:p>6756.98</text:p>
          </table:table-cell>
        </table:table-row>
        <table:table-row table:style-name="ro1">
          <table:table-cell office:value-type="float" office:value="6756.98">
            <text:p>6756.98</text:p>
          </table:table-cell>
          <table:table-cell office:value-type="float" office:value="6712.1">
            <text:p>6712.1</text:p>
          </table:table-cell>
        </table:table-row>
        <table:table-row table:style-name="ro1">
          <table:table-cell office:value-type="float" office:value="6712.1">
            <text:p>6712.1</text:p>
          </table:table-cell>
          <table:table-cell office:value-type="float" office:value="6662.12">
            <text:p>6662.12</text:p>
          </table:table-cell>
        </table:table-row>
        <table:table-row table:style-name="ro1">
          <table:table-cell office:value-type="float" office:value="6662.12">
            <text:p>6662.12</text:p>
          </table:table-cell>
          <table:table-cell office:value-type="float" office:value="6296.91">
            <text:p>6296.91</text:p>
          </table:table-cell>
        </table:table-row>
        <table:table-row table:style-name="ro1">
          <table:table-cell office:value-type="float" office:value="6296.91">
            <text:p>6296.91</text:p>
          </table:table-cell>
          <table:table-cell office:value-type="float" office:value="6378.07">
            <text:p>6378.07</text:p>
          </table:table-cell>
        </table:table-row>
        <table:table-row table:style-name="ro1">
          <table:table-cell office:value-type="float" office:value="6378.07">
            <text:p>6378.07</text:p>
          </table:table-cell>
          <table:table-cell office:value-type="float" office:value="6250.57">
            <text:p>6250.57</text:p>
          </table:table-cell>
        </table:table-row>
        <table:table-row table:style-name="ro1">
          <table:table-cell office:value-type="float" office:value="6250.57">
            <text:p>6250.57</text:p>
          </table:table-cell>
          <table:table-cell office:value-type="float" office:value="6214.57">
            <text:p>6214.57</text:p>
          </table:table-cell>
        </table:table-row>
        <table:table-row table:style-name="ro1">
          <table:table-cell office:value-type="float" office:value="6214.57">
            <text:p>6214.57</text:p>
          </table:table-cell>
          <table:table-cell office:value-type="float" office:value="6251.99">
            <text:p>6251.99</text:p>
          </table:table-cell>
        </table:table-row>
        <table:table-row table:style-name="ro1">
          <table:table-cell office:value-type="float" office:value="6251.99">
            <text:p>6251.99</text:p>
          </table:table-cell>
          <table:table-cell office:value-type="float" office:value="6353.01">
            <text:p>6353.01</text:p>
          </table:table-cell>
        </table:table-row>
        <table:table-row table:style-name="ro1">
          <table:table-cell office:value-type="float" office:value="6353.01">
            <text:p>6353.01</text:p>
          </table:table-cell>
          <table:table-cell office:value-type="float" office:value="6723.35">
            <text:p>6723.35</text:p>
          </table:table-cell>
        </table:table-row>
        <table:table-row table:style-name="ro1">
          <table:table-cell office:value-type="float" office:value="6723.35">
            <text:p>6723.35</text:p>
          </table:table-cell>
          <table:table-cell office:value-type="float" office:value="7317.44">
            <text:p>7317.44</text:p>
          </table:table-cell>
        </table:table-row>
        <table:table-row table:style-name="ro1">
          <table:table-cell office:value-type="float" office:value="7317.44">
            <text:p>7317.44</text:p>
          </table:table-cell>
          <table:table-cell office:value-type="float" office:value="7381.9">
            <text:p>7381.9</text:p>
          </table:table-cell>
        </table:table-row>
        <table:table-row table:style-name="ro1">
          <table:table-cell office:value-type="float" office:value="7381.9">
            <text:p>7381.9</text:p>
          </table:table-cell>
          <table:table-cell office:value-type="float" office:value="7466.21">
            <text:p>7466.21</text:p>
          </table:table-cell>
        </table:table-row>
        <table:table-row table:style-name="ro1">
          <table:table-cell office:value-type="float" office:value="7466.21">
            <text:p>7466.21</text:p>
          </table:table-cell>
          <table:table-cell office:value-type="float" office:value="7337.53">
            <text:p>7337.53</text:p>
          </table:table-cell>
        </table:table-row>
        <table:table-row table:style-name="ro1">
          <table:table-cell office:value-type="float" office:value="7337.53">
            <text:p>7337.53</text:p>
          </table:table-cell>
          <table:table-cell office:value-type="float" office:value="7398.78">
            <text:p>7398.78</text:p>
          </table:table-cell>
        </table:table-row>
        <table:table-row table:style-name="ro1">
          <table:table-cell office:value-type="float" office:value="7398.78">
            <text:p>7398.78</text:p>
          </table:table-cell>
          <table:table-cell office:value-type="float" office:value="7394.79">
            <text:p>7394.79</text:p>
          </table:table-cell>
        </table:table-row>
        <table:table-row table:style-name="ro1">
          <table:table-cell office:value-type="float" office:value="7394.79">
            <text:p>7394.79</text:p>
          </table:table-cell>
          <table:table-cell office:value-type="float" office:value="7721.01">
            <text:p>7721.01</text:p>
          </table:table-cell>
        </table:table-row>
        <table:table-row table:style-name="ro1">
          <table:table-cell office:value-type="float" office:value="7721.01">
            <text:p>7721.01</text:p>
          </table:table-cell>
          <table:table-cell office:value-type="float" office:value="8397.24">
            <text:p>8397.24</text:p>
          </table:table-cell>
        </table:table-row>
        <table:table-row table:style-name="ro1">
          <table:table-cell office:value-type="float" office:value="8397.24">
            <text:p>8397.24</text:p>
          </table:table-cell>
          <table:table-cell office:value-type="float" office:value="8175.64">
            <text:p>8175.64</text:p>
          </table:table-cell>
        </table:table-row>
        <table:table-row table:style-name="ro1">
          <table:table-cell office:value-type="float" office:value="8175.64">
            <text:p>8175.64</text:p>
          </table:table-cell>
          <table:table-cell office:value-type="float" office:value="7920">
            <text:p>7920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float" office:value="8188.57">
            <text:p>8188.57</text:p>
          </table:table-cell>
        </table:table-row>
        <table:table-row table:style-name="ro1">
          <table:table-cell office:value-type="float" office:value="8188.57">
            <text:p>8188.57</text:p>
          </table:table-cell>
          <table:table-cell office:value-type="float" office:value="8225.04">
            <text:p>8225.04</text:p>
          </table:table-cell>
        </table:table-row>
        <table:table-row table:style-name="ro1">
          <table:table-cell office:value-type="float" office:value="8225.04">
            <text:p>8225.04</text:p>
          </table:table-cell>
          <table:table-cell office:value-type="float" office:value="8211">
            <text:p>8211</text:p>
          </table:table-cell>
        </table:table-row>
        <table:table-row table:style-name="ro1">
          <table:table-cell office:value-type="float" office:value="8211">
            <text:p>8211</text:p>
          </table:table-cell>
          <table:table-cell office:value-type="float" office:value="8173.92">
            <text:p>8173.92</text:p>
          </table:table-cell>
        </table:table-row>
        <table:table-row table:style-name="ro1">
          <table:table-cell office:value-type="float" office:value="8173.92">
            <text:p>8173.92</text:p>
          </table:table-cell>
          <table:table-cell office:value-type="float" office:value="7730.93">
            <text:p>7730.93</text:p>
          </table:table-cell>
        </table:table-row>
        <table:table-row table:style-name="ro1">
          <table:table-cell office:value-type="float" office:value="7730.93">
            <text:p>7730.93</text:p>
          </table:table-cell>
          <table:table-cell office:value-type="float" office:value="7611.64">
            <text:p>7611.64</text:p>
          </table:table-cell>
        </table:table-row>
        <table:table-row table:style-name="ro1">
          <table:table-cell office:value-type="float" office:value="7611.64">
            <text:p>7611.64</text:p>
          </table:table-cell>
          <table:table-cell office:value-type="float" office:value="7525.71">
            <text:p>7525.71</text:p>
          </table:table-cell>
        </table:table-row>
        <table:table-row table:style-name="ro1">
          <table:table-cell office:value-type="float" office:value="7525.71">
            <text:p>7525.71</text:p>
          </table:table-cell>
          <table:table-cell office:value-type="float" office:value="7418.78">
            <text:p>7418.78</text:p>
          </table:table-cell>
        </table:table-row>
        <table:table-row table:style-name="ro1">
          <table:table-cell office:value-type="float" office:value="7418.78">
            <text:p>7418.78</text:p>
          </table:table-cell>
          <table:table-cell office:value-type="float" office:value="7009.84">
            <text:p>7009.84</text:p>
          </table:table-cell>
        </table:table-row>
        <table:table-row table:style-name="ro1">
          <table:table-cell office:value-type="float" office:value="7009.84">
            <text:p>7009.84</text:p>
          </table:table-cell>
          <table:table-cell office:value-type="float" office:value="7024.19">
            <text:p>7024.19</text:p>
          </table:table-cell>
        </table:table-row>
        <table:table-row table:style-name="ro1">
          <table:table-cell office:value-type="float" office:value="7024.19">
            <text:p>7024.19</text:p>
          </table:table-cell>
          <table:table-cell office:value-type="float" office:value="6934.82">
            <text:p>6934.82</text:p>
          </table:table-cell>
        </table:table-row>
        <table:table-row table:style-name="ro1">
          <table:table-cell office:value-type="float" office:value="6934.82">
            <text:p>6934.82</text:p>
          </table:table-cell>
          <table:table-cell office:value-type="float" office:value="6720.06">
            <text:p>6720.06</text:p>
          </table:table-cell>
        </table:table-row>
        <table:table-row table:style-name="ro1">
          <table:table-cell office:value-type="float" office:value="6720.06">
            <text:p>6720.06</text:p>
          </table:table-cell>
          <table:table-cell office:value-type="float" office:value="6285">
            <text:p>6285</text:p>
          </table:table-cell>
        </table:table-row>
        <table:table-row table:style-name="ro1">
          <table:table-cell office:value-type="float" office:value="6285">
            <text:p>6285</text:p>
          </table:table-cell>
          <table:table-cell office:value-type="float" office:value="6529.79">
            <text:p>6529.79</text:p>
          </table:table-cell>
        </table:table-row>
        <table:table-row table:style-name="ro1">
          <table:table-cell office:value-type="float" office:value="6529.79">
            <text:p>6529.79</text:p>
          </table:table-cell>
          <table:table-cell office:value-type="float" office:value="6144.01">
            <text:p>6144.01</text:p>
          </table:table-cell>
        </table:table-row>
        <table:table-row table:style-name="ro1">
          <table:table-cell office:value-type="float" office:value="6144.01">
            <text:p>6144.01</text:p>
          </table:table-cell>
          <table:table-cell office:value-type="float" office:value="6077.3">
            <text:p>6077.3</text:p>
          </table:table-cell>
        </table:table-row>
        <table:table-row table:style-name="ro1">
          <table:table-cell table:number-columns-repeated="2" office:value-type="float" office:value="6077.3">
            <text:p>6077.3</text:p>
          </table:table-cell>
        </table:table-row>
        <table:table-row table:style-name="ro1">
          <table:table-cell office:value-type="float" office:value="6308.33">
            <text:p>6308.33</text:p>
          </table:table-cell>
          <table:table-cell office:value-type="float" office:value="6246.35">
            <text:p>6246.35</text:p>
          </table:table-cell>
        </table:table-row>
        <table:table-row table:style-name="ro1">
          <table:table-cell office:value-type="float" office:value="6246.35">
            <text:p>6246.35</text:p>
          </table:table-cell>
          <table:table-cell office:value-type="float" office:value="6188.08">
            <text:p>6188.08</text:p>
          </table:table-cell>
        </table:table-row>
        <table:table-row table:style-name="ro1">
          <table:table-cell office:value-type="float" office:value="6188.08">
            <text:p>6188.08</text:p>
          </table:table-cell>
          <table:table-cell office:value-type="float" office:value="6267.16">
            <text:p>6267.16</text:p>
          </table:table-cell>
        </table:table-row>
        <table:table-row table:style-name="ro1">
          <table:table-cell office:value-type="float" office:value="6267.16">
            <text:p>6267.16</text:p>
          </table:table-cell>
          <table:table-cell office:value-type="float" office:value="6311.75">
            <text:p>6311.75</text:p>
          </table:table-cell>
        </table:table-row>
        <table:table-row table:style-name="ro1">
          <table:table-cell office:value-type="float" office:value="6311.75">
            <text:p>6311.75</text:p>
          </table:table-cell>
          <table:table-cell office:value-type="float" office:value="6584.49">
            <text:p>6584.49</text:p>
          </table:table-cell>
        </table:table-row>
        <table:table-row table:style-name="ro1">
          <table:table-cell office:value-type="float" office:value="6584.49">
            <text:p>6584.49</text:p>
          </table:table-cell>
          <table:table-cell office:value-type="float" office:value="6387.96">
            <text:p>6387.96</text:p>
          </table:table-cell>
        </table:table-row>
        <table:table-row table:style-name="ro1">
          <table:table-cell office:value-type="float" office:value="6387.96">
            <text:p>6387.96</text:p>
          </table:table-cell>
          <table:table-cell office:value-type="float" office:value="6477.53">
            <text:p>6477.53</text:p>
          </table:table-cell>
        </table:table-row>
        <table:table-row table:style-name="ro1">
          <table:table-cell office:value-type="float" office:value="6477.53">
            <text:p>6477.53</text:p>
          </table:table-cell>
          <table:table-cell office:value-type="float" office:value="6254.84">
            <text:p>6254.84</text:p>
          </table:table-cell>
        </table:table-row>
        <table:table-row table:style-name="ro1">
          <table:table-cell office:value-type="float" office:value="6254.84">
            <text:p>6254.84</text:p>
          </table:table-cell>
          <table:table-cell office:value-type="float" office:value="6480">
            <text:p>6480</text:p>
          </table:table-cell>
        </table:table-row>
        <table:table-row table:style-name="ro1">
          <table:table-cell office:value-type="float" office:value="6480">
            <text:p>6480</text:p>
          </table:table-cell>
          <table:table-cell office:value-type="float" office:value="6360.89">
            <text:p>6360.89</text:p>
          </table:table-cell>
        </table:table-row>
        <table:table-row table:style-name="ro1">
          <table:table-cell office:value-type="float" office:value="6360.89">
            <text:p>6360.89</text:p>
          </table:table-cell>
          <table:table-cell office:value-type="float" office:value="6525.01">
            <text:p>6525.01</text:p>
          </table:table-cell>
        </table:table-row>
        <table:table-row table:style-name="ro1">
          <table:table-cell office:value-type="float" office:value="6525.01">
            <text:p>6525.01</text:p>
          </table:table-cell>
          <table:table-cell office:value-type="float" office:value="6681.64">
            <text:p>6681.64</text:p>
          </table:table-cell>
        </table:table-row>
        <table:table-row table:style-name="ro1">
          <table:table-cell office:value-type="float" office:value="6681.64">
            <text:p>6681.64</text:p>
          </table:table-cell>
          <table:table-cell office:value-type="float" office:value="6733.64">
            <text:p>6733.64</text:p>
          </table:table-cell>
        </table:table-row>
        <table:table-row table:style-name="ro1">
          <table:table-cell office:value-type="float" office:value="6733.64">
            <text:p>6733.64</text:p>
          </table:table-cell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6908.64">
            <text:p>6908.64</text:p>
          </table:table-cell>
        </table:table-row>
        <table:table-row table:style-name="ro1">
          <table:table-cell office:value-type="float" office:value="6908.64">
            <text:p>6908.64</text:p>
          </table:table-cell>
          <table:table-cell office:value-type="float" office:value="7076.11">
            <text:p>7076.11</text:p>
          </table:table-cell>
        </table:table-row>
        <table:table-row table:style-name="ro1">
          <table:table-cell office:value-type="float" office:value="7076.11">
            <text:p>7076.11</text:p>
          </table:table-cell>
          <table:table-cell office:value-type="float" office:value="7031.22">
            <text:p>7031.22</text:p>
          </table:table-cell>
        </table:table-row>
        <table:table-row table:style-name="ro1">
          <table:table-cell office:value-type="float" office:value="7031.22">
            <text:p>7031.22</text:p>
          </table:table-cell>
          <table:table-cell office:value-type="float" office:value="6984.84">
            <text:p>6984.84</text:p>
          </table:table-cell>
        </table:table-row>
        <table:table-row table:style-name="ro1">
          <table:table-cell office:value-type="float" office:value="6984.84">
            <text:p>6984.84</text:p>
          </table:table-cell>
          <table:table-cell office:value-type="float" office:value="7011.21">
            <text:p>7011.21</text:p>
          </table:table-cell>
        </table:table-row>
        <table:table-row table:style-name="ro1">
          <table:table-cell office:value-type="float" office:value="7011.21">
            <text:p>7011.21</text:p>
          </table:table-cell>
          <table:table-cell office:value-type="float" office:value="7200.01">
            <text:p>7200.01</text:p>
          </table:table-cell>
        </table:table-row>
        <table:table-row table:style-name="ro1">
          <table:table-cell office:value-type="float" office:value="7200.01">
            <text:p>7200.01</text:p>
          </table:table-cell>
          <table:table-cell office:value-type="float" office:value="7302.01">
            <text:p>7302.01</text:p>
          </table:table-cell>
        </table:table-row>
        <table:table-row table:style-name="ro1">
          <table:table-cell office:value-type="float" office:value="7302.01">
            <text:p>7302.01</text:p>
          </table:table-cell>
          <table:table-cell office:value-type="float" office:value="7263.02">
            <text:p>7263.02</text:p>
          </table:table-cell>
        </table:table-row>
        <table:table-row table:style-name="ro1">
          <table:table-cell office:value-type="float" office:value="7263.02">
            <text:p>7263.02</text:p>
          </table:table-cell>
          <table:table-cell office:value-type="float" office:value="7359.06">
            <text:p>7359.06</text:p>
          </table:table-cell>
        </table:table-row>
        <table:table-row table:style-name="ro1">
          <table:table-cell office:value-type="float" office:value="7359.06">
            <text:p>7359.06</text:p>
          </table:table-cell>
          <table:table-cell office:value-type="float" office:value="6700">
            <text:p>6700</text:p>
          </table:table-cell>
        </table:table-row>
        <table:table-row table:style-name="ro1">
          <table:table-cell office:value-type="float" office:value="6700">
            <text:p>6700</text:p>
          </table:table-cell>
          <table:table-cell office:value-type="float" office:value="6516.01">
            <text:p>6516.01</text:p>
          </table:table-cell>
        </table:table-row>
        <table:table-row table:style-name="ro1">
          <table:table-cell office:value-type="float" office:value="6516.01">
            <text:p>6516.01</text:p>
          </table:table-cell>
          <table:table-cell office:value-type="float" office:value="6395.54">
            <text:p>6395.54</text:p>
          </table:table-cell>
        </table:table-row>
        <table:table-row table:style-name="ro1">
          <table:table-cell office:value-type="float" office:value="6395.54">
            <text:p>6395.54</text:p>
          </table:table-cell>
          <table:table-cell office:value-type="float" office:value="6185.05">
            <text:p>6185.05</text:p>
          </table:table-cell>
        </table:table-row>
        <table:table-row table:style-name="ro1">
          <table:table-cell office:value-type="float" office:value="6185.05">
            <text:p>6185.05</text:p>
          </table:table-cell>
          <table:table-cell office:value-type="float" office:value="6250.81">
            <text:p>6250.81</text:p>
          </table:table-cell>
        </table:table-row>
        <table:table-row table:style-name="ro1">
          <table:table-cell office:value-type="float" office:value="6250.81">
            <text:p>6250.81</text:p>
          </table:table-cell>
          <table:table-cell office:value-type="float" office:value="6312">
            <text:p>6312</text:p>
          </table:table-cell>
        </table:table-row>
        <table:table-row table:style-name="ro1">
          <table:table-cell office:value-type="float" office:value="6312">
            <text:p>6312</text:p>
          </table:table-cell>
          <table:table-cell office:value-type="float" office:value="6294.91">
            <text:p>6294.91</text:p>
          </table:table-cell>
        </table:table-row>
        <table:table-row table:style-name="ro1">
          <table:table-cell office:value-type="float" office:value="6294.91">
            <text:p>6294.91</text:p>
          </table:table-cell>
          <table:table-cell office:value-type="float" office:value="6338.62">
            <text:p>6338.62</text:p>
          </table:table-cell>
        </table:table-row>
        <table:table-row table:style-name="ro1">
          <table:table-cell office:value-type="float" office:value="6338.62">
            <text:p>6338.62</text:p>
          </table:table-cell>
          <table:table-cell office:value-type="float" office:value="6487.38">
            <text:p>6487.38</text:p>
          </table:table-cell>
        </table:table-row>
        <table:table-row table:style-name="ro1">
          <table:table-cell office:value-type="float" office:value="6487.38">
            <text:p>6487.38</text:p>
          </table:table-cell>
          <table:table-cell office:value-type="float" office:value="6476.63">
            <text:p>6476.63</text:p>
          </table:table-cell>
        </table:table-row>
        <table:table-row table:style-name="ro1">
          <table:table-cell office:value-type="float" office:value="6476.63">
            <text:p>6476.63</text:p>
          </table:table-cell>
          <table:table-cell office:value-type="float" office:value="6514.96">
            <text:p>6514.96</text:p>
          </table:table-cell>
        </table:table-row>
        <table:table-row table:style-name="ro1">
          <table:table-cell office:value-type="float" office:value="6514.96">
            <text:p>6514.96</text:p>
          </table:table-cell>
          <table:table-cell office:value-type="float" office:value="6505">
            <text:p>6505</text:p>
          </table:table-cell>
        </table:table-row>
        <table:table-row table:style-name="ro1">
          <table:table-cell office:value-type="float" office:value="6505">
            <text:p>6505</text:p>
          </table:table-cell>
          <table:table-cell office:value-type="float" office:value="6248.69">
            <text:p>6248.69</text:p>
          </table:table-cell>
        </table:table-row>
        <table:table-row table:style-name="ro1">
          <table:table-cell office:value-type="float" office:value="6248.69">
            <text:p>6248.69</text:p>
          </table:table-cell>
          <table:table-cell office:value-type="float" office:value="6336.45">
            <text:p>6336.45</text:p>
          </table:table-cell>
        </table:table-row>
        <table:table-row table:style-name="ro1">
          <table:table-cell office:value-type="float" office:value="6336.45">
            <text:p>6336.45</text:p>
          </table:table-cell>
          <table:table-cell office:value-type="float" office:value="6391.89">
            <text:p>6391.89</text:p>
          </table:table-cell>
        </table:table-row>
        <table:table-row table:style-name="ro1">
          <table:table-cell office:value-type="float" office:value="6391.89">
            <text:p>6391.89</text:p>
          </table:table-cell>
          <table:table-cell office:value-type="float" office:value="6492">
            <text:p>6492</text:p>
          </table:table-cell>
        </table:table-row>
        <table:table-row table:style-name="ro1">
          <table:table-cell office:value-type="float" office:value="6492">
            <text:p>6492</text:p>
          </table:table-cell>
          <table:table-cell office:value-type="float" office:value="6759.02">
            <text:p>6759.02</text:p>
          </table:table-cell>
        </table:table-row>
        <table:table-row table:style-name="ro1">
          <table:table-cell office:value-type="float" office:value="6759.02">
            <text:p>6759.02</text:p>
          </table:table-cell>
          <table:table-cell office:value-type="float" office:value="6723.05">
            <text:p>6723.05</text:p>
          </table:table-cell>
        </table:table-row>
        <table:table-row table:style-name="ro1">
          <table:table-cell office:value-type="float" office:value="6723.05">
            <text:p>6723.05</text:p>
          </table:table-cell>
          <table:table-cell office:value-type="float" office:value="6708">
            <text:p>6708</text:p>
          </table:table-cell>
        </table:table-row>
        <table:table-row table:style-name="ro1">
          <table:table-cell office:value-type="float" office:value="6708">
            <text:p>6708</text:p>
          </table:table-cell>
          <table:table-cell office:value-type="float" office:value="6581.39">
            <text:p>6581.39</text:p>
          </table:table-cell>
        </table:table-row>
        <table:table-row table:style-name="ro1">
          <table:table-cell office:value-type="float" office:value="6581.39">
            <text:p>6581.39</text:p>
          </table:table-cell>
          <table:table-cell office:value-type="float" office:value="6447.54">
            <text:p>6447.54</text:p>
          </table:table-cell>
        </table:table-row>
        <table:table-row table:style-name="ro1">
          <table:table-cell office:value-type="float" office:value="6447.54">
            <text:p>6447.54</text:p>
          </table:table-cell>
          <table:table-cell office:value-type="float" office:value="6465.12">
            <text:p>6465.12</text:p>
          </table:table-cell>
        </table:table-row>
        <table:table-row table:style-name="ro1">
          <table:table-cell office:value-type="float" office:value="6465.12">
            <text:p>6465.12</text:p>
          </table:table-cell>
          <table:table-cell office:value-type="float" office:value="6689.13">
            <text:p>6689.13</text:p>
          </table:table-cell>
        </table:table-row>
        <table:table-row table:style-name="ro1">
          <table:table-cell office:value-type="float" office:value="6689.13">
            <text:p>6689.13</text:p>
          </table:table-cell>
          <table:table-cell office:value-type="float" office:value="6634.58">
            <text:p>6634.58</text:p>
          </table:table-cell>
        </table:table-row>
        <table:table-row table:style-name="ro1">
          <table:table-cell office:value-type="float" office:value="6634.58">
            <text:p>6634.58</text:p>
          </table:table-cell>
          <table:table-cell office:value-type="float" office:value="6596.38">
            <text:p>6596.38</text:p>
          </table:table-cell>
        </table:table-row>
        <table:table-row table:style-name="ro1">
          <table:table-cell office:value-type="float" office:value="6596.38">
            <text:p>6596.38</text:p>
          </table:table-cell>
          <table:table-cell office:value-type="float" office:value="6626.57">
            <text:p>6626.57</text:p>
          </table:table-cell>
        </table:table-row>
        <table:table-row table:style-name="ro1">
          <table:table-cell office:value-type="float" office:value="6626.57">
            <text:p>6626.57</text:p>
          </table:table-cell>
          <table:table-cell office:value-type="float" office:value="6611.61">
            <text:p>6611.61</text:p>
          </table:table-cell>
        </table:table-row>
        <table:table-row table:style-name="ro1">
          <table:table-cell office:value-type="float" office:value="6611.61">
            <text:p>6611.61</text:p>
          </table:table-cell>
          <table:table-cell office:value-type="float" office:value="6525.79">
            <text:p>6525.79</text:p>
          </table:table-cell>
        </table:table-row>
        <table:table-row table:style-name="ro1">
          <table:table-cell office:value-type="float" office:value="6525.79">
            <text:p>6525.79</text:p>
          </table:table-cell>
          <table:table-cell office:value-type="float" office:value="6510">
            <text:p>6510</text:p>
          </table:table-cell>
        </table:table-row>
        <table:table-row table:style-name="ro1">
          <table:table-cell office:value-type="float" office:value="6510">
            <text:p>6510</text:p>
          </table:table-cell>
          <table:table-cell office:value-type="float" office:value="6593.79">
            <text:p>6593.79</text:p>
          </table:table-cell>
        </table:table-row>
        <table:table-row table:style-name="ro1">
          <table:table-cell office:value-type="float" office:value="6593.79">
            <text:p>6593.79</text:p>
          </table:table-cell>
          <table:table-cell office:value-type="float" office:value="6635.65">
            <text:p>6635.65</text:p>
          </table:table-cell>
        </table:table-row>
        <table:table-row table:style-name="ro1">
          <table:table-cell office:value-type="float" office:value="6635.65">
            <text:p>6635.65</text:p>
          </table:table-cell>
          <table:table-cell office:value-type="float" office:value="6594.27">
            <text:p>6594.27</text:p>
          </table:table-cell>
        </table:table-row>
        <table:table-row table:style-name="ro1">
          <table:table-cell office:value-type="float" office:value="6594.27">
            <text:p>6594.27</text:p>
          </table:table-cell>
          <table:table-cell office:value-type="float" office:value="6615.26">
            <text:p>6615.26</text:p>
          </table:table-cell>
        </table:table-row>
        <table:table-row table:style-name="ro1">
          <table:table-cell office:value-type="float" office:value="6615.26">
            <text:p>6615.26</text:p>
          </table:table-cell>
          <table:table-cell office:value-type="float" office:value="6673.01">
            <text:p>6673.01</text:p>
          </table:table-cell>
        </table:table-row>
        <table:table-row table:style-name="ro1">
          <table:table-cell office:value-type="float" office:value="6673.01">
            <text:p>6673.01</text:p>
          </table:table-cell>
          <table:table-cell office:value-type="float" office:value="6656.61">
            <text:p>6656.61</text:p>
          </table:table-cell>
        </table:table-row>
        <table:table-row table:style-name="ro1">
          <table:table-cell office:value-type="float" office:value="6656.61">
            <text:p>6656.61</text:p>
          </table:table-cell>
          <table:table-cell office:value-type="float" office:value="6631">
            <text:p>6631</text:p>
          </table:table-cell>
        </table:table-row>
        <table:table-row table:style-name="ro1">
          <table:table-cell office:value-type="float" office:value="6631">
            <text:p>6631</text:p>
          </table:table-cell>
          <table:table-cell office:value-type="float" office:value="6252.68">
            <text:p>6252.68</text:p>
          </table:table-cell>
        </table:table-row>
        <table:table-row table:style-name="ro1">
          <table:table-cell office:value-type="float" office:value="6252.68">
            <text:p>6252.68</text:p>
          </table:table-cell>
          <table:table-cell office:value-type="float" office:value="6298.01">
            <text:p>6298.01</text:p>
          </table:table-cell>
        </table:table-row>
        <table:table-row table:style-name="ro1">
          <table:table-cell office:value-type="float" office:value="6298.01">
            <text:p>6298.01</text:p>
          </table:table-cell>
          <table:table-cell office:value-type="float" office:value="6332.93">
            <text:p>6332.93</text:p>
          </table:table-cell>
        </table:table-row>
        <table:table-row table:style-name="ro1">
          <table:table-cell office:value-type="float" office:value="6332.93">
            <text:p>6332.93</text:p>
          </table:table-cell>
          <table:table-cell office:value-type="float" office:value="6339.34">
            <text:p>6339.34</text:p>
          </table:table-cell>
        </table:table-row>
        <table:table-row table:style-name="ro1">
          <table:table-cell office:value-type="float" office:value="6339.34">
            <text:p>6339.34</text:p>
          </table:table-cell>
          <table:table-cell office:value-type="float" office:value="6755.73">
            <text:p>6755.73</text:p>
          </table:table-cell>
        </table:table-row>
        <table:table-row table:style-name="ro1">
          <table:table-cell office:value-type="float" office:value="6755.73">
            <text:p>6755.73</text:p>
          </table:table-cell>
          <table:table-cell office:value-type="float" office:value="6708.49">
            <text:p>6708.49</text:p>
          </table:table-cell>
        </table:table-row>
        <table:table-row table:style-name="ro1">
          <table:table-cell office:value-type="float" office:value="6759.27">
            <text:p>6759.27</text:p>
          </table:table-cell>
          <table:table-cell office:value-type="float" office:value="6740.89">
            <text:p>6740.89</text:p>
          </table:table-cell>
        </table:table-row>
        <table:table-row table:style-name="ro1">
          <table:table-cell office:value-type="float" office:value="6740.89">
            <text:p>6740.89</text:p>
          </table:table-cell>
          <table:table-cell office:value-type="float" office:value="6618.96">
            <text:p>6618.96</text:p>
          </table:table-cell>
        </table:table-row>
        <table:table-row table:style-name="ro1">
          <table:table-cell office:value-type="float" office:value="6618.96">
            <text:p>6618.96</text:p>
          </table:table-cell>
          <table:table-cell office:value-type="float" office:value="6528.88">
            <text:p>6528.88</text:p>
          </table:table-cell>
        </table:table-row>
        <table:table-row table:style-name="ro1">
          <table:table-cell office:value-type="float" office:value="6528.88">
            <text:p>6528.88</text:p>
          </table:table-cell>
          <table:table-cell office:value-type="float" office:value="6588.4">
            <text:p>6588.4</text:p>
          </table:table-cell>
        </table:table-row>
        <table:table-row table:style-name="ro1">
          <table:table-cell office:value-type="float" office:value="6588.4">
            <text:p>6588.4</text:p>
          </table:table-cell>
          <table:table-cell office:value-type="float" office:value="6590.11">
            <text:p>6590.11</text:p>
          </table:table-cell>
        </table:table-row>
        <table:table-row table:style-name="ro1">
          <table:table-cell office:value-type="float" office:value="6590.11">
            <text:p>6590.11</text:p>
          </table:table-cell>
          <table:table-cell office:value-type="float" office:value="6581.2">
            <text:p>6581.2</text:p>
          </table:table-cell>
        </table:table-row>
        <table:table-row table:style-name="ro1">
          <table:table-cell office:value-type="float" office:value="6581.2">
            <text:p>6581.2</text:p>
          </table:table-cell>
          <table:table-cell office:value-type="float" office:value="6553.51">
            <text:p>6553.51</text:p>
          </table:table-cell>
        </table:table-row>
        <table:table-row table:style-name="ro1">
          <table:table-cell office:value-type="float" office:value="6553.51">
            <text:p>6553.51</text:p>
          </table:table-cell>
          <table:table-cell office:value-type="float" office:value="6565.5">
            <text:p>6565.5</text:p>
          </table:table-cell>
        </table:table-row>
        <table:table-row table:style-name="ro1">
          <table:table-cell office:value-type="float" office:value="6565.5">
            <text:p>6565.5</text:p>
          </table:table-cell>
          <table:table-cell office:value-type="float" office:value="6528.09">
            <text:p>6528.09</text:p>
          </table:table-cell>
        </table:table-row>
        <table:table-row table:style-name="ro1">
          <table:table-cell office:value-type="float" office:value="6528.09">
            <text:p>6528.09</text:p>
          </table:table-cell>
          <table:table-cell office:value-type="float" office:value="6538.63">
            <text:p>6538.63</text:p>
          </table:table-cell>
        </table:table-row>
        <table:table-row table:style-name="ro1">
          <table:table-cell office:value-type="float" office:value="6538.63">
            <text:p>6538.63</text:p>
          </table:table-cell>
          <table:table-cell office:value-type="float" office:value="6505.6">
            <text:p>6505.6</text:p>
          </table:table-cell>
        </table:table-row>
        <table:table-row table:style-name="ro1">
          <table:table-cell office:value-type="float" office:value="6505.6">
            <text:p>6505.6</text:p>
          </table:table-cell>
          <table:table-cell office:value-type="float" office:value="6489.93">
            <text:p>6489.93</text:p>
          </table:table-cell>
        </table:table-row>
        <table:table-row table:style-name="ro1">
          <table:table-cell office:value-type="float" office:value="6489.93">
            <text:p>6489.93</text:p>
          </table:table-cell>
          <table:table-cell office:value-type="float" office:value="6344.5">
            <text:p>6344.5</text:p>
          </table:table-cell>
        </table:table-row>
        <table:table-row table:style-name="ro1">
          <table:table-cell office:value-type="float" office:value="6344.5">
            <text:p>6344.5</text:p>
          </table:table-cell>
          <table:table-cell office:value-type="float" office:value="6330.87">
            <text:p>6330.87</text:p>
          </table:table-cell>
        </table:table-row>
        <table:table-row table:style-name="ro1">
          <table:table-cell office:value-type="float" office:value="6330.87">
            <text:p>6330.87</text:p>
          </table:table-cell>
          <table:table-cell office:value-type="float" office:value="6371.93">
            <text:p>6371.93</text:p>
          </table:table-cell>
        </table:table-row>
        <table:table-row table:style-name="ro1">
          <table:table-cell office:value-type="float" office:value="6371.93">
            <text:p>6371.93</text:p>
          </table:table-cell>
          <table:table-cell office:value-type="float" office:value="6410">
            <text:p>6410</text:p>
          </table:table-cell>
        </table:table-row>
        <table:table-row table:style-name="ro1">
          <table:table-cell office:value-type="float" office:value="6410">
            <text:p>6410</text:p>
          </table:table-cell>
          <table:table-cell office:value-type="float" office:value="6433.98">
            <text:p>6433.98</text:p>
          </table:table-cell>
        </table:table-row>
        <table:table-row table:style-name="ro1">
          <table:table-cell office:value-type="float" office:value="6433.98">
            <text:p>6433.98</text:p>
          </table:table-cell>
          <table:table-cell office:value-type="float" office:value="6387.09">
            <text:p>6387.09</text:p>
          </table:table-cell>
        </table:table-row>
        <table:table-row table:style-name="ro1">
          <table:table-cell office:value-type="float" office:value="6387.09">
            <text:p>6387.09</text:p>
          </table:table-cell>
          <table:table-cell office:value-type="float" office:value="6485.85">
            <text:p>6485.85</text:p>
          </table:table-cell>
        </table:table-row>
        <table:table-row table:style-name="ro1">
          <table:table-cell office:value-type="float" office:value="6485.85">
            <text:p>6485.85</text:p>
          </table:table-cell>
          <table:table-cell office:value-type="float" office:value="6468.99">
            <text:p>6468.99</text:p>
          </table:table-cell>
        </table:table-row>
        <table:table-row table:style-name="ro1">
          <table:table-cell office:value-type="float" office:value="6468.99">
            <text:p>6468.99</text:p>
          </table:table-cell>
          <table:table-cell office:value-type="float" office:value="6519.11">
            <text:p>6519.11</text:p>
          </table:table-cell>
        </table:table-row>
        <table:table-row table:style-name="ro1">
          <table:table-cell office:value-type="float" office:value="6519.11">
            <text:p>6519.11</text:p>
          </table:table-cell>
          <table:table-cell office:value-type="float" office:value="6578.46">
            <text:p>6578.46</text:p>
          </table:table-cell>
        </table:table-row>
        <table:table-row table:style-name="ro1">
          <table:table-cell office:value-type="float" office:value="6578.46">
            <text:p>6578.46</text:p>
          </table:table-cell>
          <table:table-cell office:value-type="float" office:value="6479.84">
            <text:p>6479.84</text:p>
          </table:table-cell>
        </table:table-row>
        <table:table-row table:style-name="ro1">
          <table:table-cell office:value-type="float" office:value="6479.84">
            <text:p>6479.84</text:p>
          </table:table-cell>
          <table:table-cell office:value-type="float" office:value="6419.99">
            <text:p>6419.99</text:p>
          </table:table-cell>
        </table:table-row>
        <table:table-row table:style-name="ro1">
          <table:table-cell office:value-type="float" office:value="6419.99">
            <text:p>6419.99</text:p>
          </table:table-cell>
          <table:table-cell office:value-type="float" office:value="6433.05">
            <text:p>6433.05</text:p>
          </table:table-cell>
        </table:table-row>
        <table:table-row table:style-name="ro1">
          <table:table-cell office:value-type="float" office:value="6433.05">
            <text:p>6433.05</text:p>
          </table:table-cell>
          <table:table-cell office:value-type="float" office:value="6449.81">
            <text:p>6449.81</text:p>
          </table:table-cell>
        </table:table-row>
        <table:table-row table:style-name="ro1">
          <table:table-cell office:value-type="float" office:value="6449.81">
            <text:p>6449.81</text:p>
          </table:table-cell>
          <table:table-cell office:value-type="float" office:value="6453.07">
            <text:p>6453.07</text:p>
          </table:table-cell>
        </table:table-row>
        <table:table-row table:style-name="ro1">
          <table:table-cell office:value-type="float" office:value="6453.07">
            <text:p>6453.07</text:p>
          </table:table-cell>
          <table:table-cell office:value-type="float" office:value="6457.66">
            <text:p>6457.66</text:p>
          </table:table-cell>
        </table:table-row>
        <table:table-row table:style-name="ro1">
          <table:table-cell office:value-type="float" office:value="6457.66">
            <text:p>6457.66</text:p>
          </table:table-cell>
          <table:table-cell office:value-type="float" office:value="5922.41">
            <text:p>5922.41</text:p>
          </table:table-cell>
        </table:table-row>
        <table:table-row table:style-name="ro1">
          <table:table-cell office:value-type="float" office:value="5922.41">
            <text:p>5922.41</text:p>
          </table:table-cell>
          <table:table-cell office:value-type="float" office:value="5753.4">
            <text:p>5753.4</text:p>
          </table:table-cell>
        </table:table-row>
        <table:table-row table:style-name="ro1">
          <table:table-cell office:value-type="float" office:value="5753.4">
            <text:p>5753.4</text:p>
          </table:table-cell>
          <table:table-cell office:value-type="float" office:value="5655.94">
            <text:p>5655.94</text:p>
          </table:table-cell>
        </table:table-row>
        <table:table-row table:style-name="ro1">
          <table:table-cell office:value-type="float" office:value="5655.94">
            <text:p>5655.94</text:p>
          </table:table-cell>
          <table:table-cell office:value-type="float" office:value="5628.29">
            <text:p>5628.29</text:p>
          </table:table-cell>
        </table:table-row>
        <table:table-row table:style-name="ro1">
          <table:table-cell office:value-type="float" office:value="5628.29">
            <text:p>5628.29</text:p>
          </table:table-cell>
          <table:table-cell office:value-type="float" office:value="5662">
            <text:p>5662</text:p>
          </table:table-cell>
        </table:table-row>
        <table:table-row table:style-name="ro1">
          <table:table-cell office:value-type="float" office:value="5662">
            <text:p>5662</text:p>
          </table:table-cell>
          <table:table-cell office:value-type="float" office:value="4910.03">
            <text:p>4910.03</text:p>
          </table:table-cell>
        </table:table-row>
        <table:table-row table:style-name="ro1">
          <table:table-cell office:value-type="float" office:value="4910.03">
            <text:p>4910.03</text:p>
          </table:table-cell>
          <table:table-cell office:value-type="float" office:value="4558.86">
            <text:p>4558.86</text:p>
          </table:table-cell>
        </table:table-row>
        <table:table-row table:style-name="ro1">
          <table:table-cell office:value-type="float" office:value="4558.86">
            <text:p>4558.86</text:p>
          </table:table-cell>
          <table:table-cell office:value-type="float" office:value="4661.07">
            <text:p>4661.07</text:p>
          </table:table-cell>
        </table:table-row>
        <table:table-row table:style-name="ro1">
          <table:table-cell office:value-type="float" office:value="4661.07">
            <text:p>4661.07</text:p>
          </table:table-cell>
          <table:table-cell office:value-type="float" office:value="4370">
            <text:p>4370</text:p>
          </table:table-cell>
        </table:table-row>
        <table:table-row table:style-name="ro1">
          <table:table-cell office:value-type="float" office:value="4370">
            <text:p>4370</text:p>
          </table:table-cell>
          <table:table-cell office:value-type="float" office:value="4420.61">
            <text:p>4420.61</text:p>
          </table:table-cell>
        </table:table-row>
        <table:table-row table:style-name="ro1">
          <table:table-cell office:value-type="float" office:value="4420.61">
            <text:p>4420.61</text:p>
          </table:table-cell>
          <table:table-cell office:value-type="float" office:value="3932.44">
            <text:p>3932.44</text:p>
          </table:table-cell>
        </table:table-row>
        <table:table-row table:style-name="ro1">
          <table:table-cell office:value-type="float" office:value="3932.44">
            <text:p>3932.44</text:p>
          </table:table-cell>
          <table:table-cell office:value-type="float" office:value="4085.78">
            <text:p>4085.78</text:p>
          </table:table-cell>
        </table:table-row>
        <table:table-row table:style-name="ro1">
          <table:table-cell office:value-type="float" office:value="4085.78">
            <text:p>4085.78</text:p>
          </table:table-cell>
          <table:table-cell office:value-type="float" office:value="3862.2">
            <text:p>3862.2</text:p>
          </table:table-cell>
        </table:table-row>
        <table:table-row table:style-name="ro1">
          <table:table-cell office:value-type="float" office:value="3862.2">
            <text:p>3862.2</text:p>
          </table:table-cell>
          <table:table-cell office:value-type="float" office:value="3875.21">
            <text:p>3875.21</text:p>
          </table:table-cell>
        </table:table-row>
        <table:table-row table:style-name="ro1">
          <table:table-cell office:value-type="float" office:value="3875.21">
            <text:p>3875.21</text:p>
          </table:table-cell>
          <table:table-cell office:value-type="float" office:value="4264.85">
            <text:p>4264.85</text:p>
          </table:table-cell>
        </table:table-row>
        <table:table-row table:style-name="ro1">
          <table:table-cell office:value-type="float" office:value="4264.85">
            <text:p>4264.85</text:p>
          </table:table-cell>
          <table:table-cell office:value-type="float" office:value="4295.84">
            <text:p>4295.84</text:p>
          </table:table-cell>
        </table:table-row>
        <table:table-row table:style-name="ro1">
          <table:table-cell office:value-type="float" office:value="4295.84">
            <text:p>4295.84</text:p>
          </table:table-cell>
          <table:table-cell office:value-type="float" office:value="4053.09">
            <text:p>4053.09</text:p>
          </table:table-cell>
        </table:table-row>
        <table:table-row table:style-name="ro1">
          <table:table-cell office:value-type="float" office:value="4041.32">
            <text:p>4041.32</text:p>
          </table:table-cell>
          <table:table-cell office:value-type="float" office:value="4190.02">
            <text:p>4190.02</text:p>
          </table:table-cell>
        </table:table-row>
        <table:table-row table:style-name="ro1">
          <table:table-cell office:value-type="float" office:value="4190.02">
            <text:p>4190.02</text:p>
          </table:table-cell>
          <table:table-cell office:value-type="float" office:value="4161.01">
            <text:p>4161.01</text:p>
          </table:table-cell>
        </table:table-row>
        <table:table-row table:style-name="ro1">
          <table:table-cell office:value-type="float" office:value="4161.01">
            <text:p>4161.01</text:p>
          </table:table-cell>
          <table:table-cell office:value-type="float" office:value="3884.01">
            <text:p>3884.01</text:p>
          </table:table-cell>
        </table:table-row>
        <table:table-row table:style-name="ro1">
          <table:table-cell office:value-type="float" office:value="3884.01">
            <text:p>3884.01</text:p>
          </table:table-cell>
          <table:table-cell office:value-type="float" office:value="3951.64">
            <text:p>3951.64</text:p>
          </table:table-cell>
        </table:table-row>
        <table:table-row table:style-name="ro1">
          <table:table-cell office:value-type="float" office:value="3951.64">
            <text:p>3951.64</text:p>
          </table:table-cell>
          <table:table-cell office:value-type="float" office:value="3769.84">
            <text:p>3769.84</text:p>
          </table:table-cell>
        </table:table-row>
        <table:table-row table:style-name="ro1">
          <table:table-cell office:value-type="float" office:value="3769.84">
            <text:p>3769.84</text:p>
          </table:table-cell>
          <table:table-cell office:value-type="float" office:value="3508.75">
            <text:p>3508.75</text:p>
          </table:table-cell>
        </table:table-row>
        <table:table-row table:style-name="ro1">
          <table:table-cell office:value-type="float" office:value="3508.75">
            <text:p>3508.75</text:p>
          </table:table-cell>
          <table:table-cell office:value-type="float" office:value="3403.55">
            <text:p>3403.55</text:p>
          </table:table-cell>
        </table:table-row>
        <table:table-row table:style-name="ro1">
          <table:table-cell office:value-type="float" office:value="3403.55">
            <text:p>3403.55</text:p>
          </table:table-cell>
          <table:table-cell office:value-type="float" office:value="3410.93">
            <text:p>3410.93</text:p>
          </table:table-cell>
        </table:table-row>
        <table:table-row table:style-name="ro1">
          <table:table-cell office:value-type="float" office:value="3410.93">
            <text:p>3410.93</text:p>
          </table:table-cell>
          <table:table-cell office:value-type="float" office:value="3545.37">
            <text:p>3545.37</text:p>
          </table:table-cell>
        </table:table-row>
        <table:table-row table:style-name="ro1">
          <table:table-cell office:value-type="float" office:value="3545.37">
            <text:p>3545.37</text:p>
          </table:table-cell>
          <table:table-cell office:value-type="float" office:value="3432.88">
            <text:p>3432.88</text:p>
          </table:table-cell>
        </table:table-row>
        <table:table-row table:style-name="ro1">
          <table:table-cell office:value-type="float" office:value="3432.88">
            <text:p>3432.88</text:p>
          </table:table-cell>
          <table:table-cell office:value-type="float" office:value="3389.69">
            <text:p>3389.69</text:p>
          </table:table-cell>
        </table:table-row>
        <table:table-row table:style-name="ro1">
          <table:table-cell office:value-type="float" office:value="3380.39">
            <text:p>3380.39</text:p>
          </table:table-cell>
          <table:table-cell office:value-type="float" office:value="3445">
            <text:p>3445</text:p>
          </table:table-cell>
        </table:table-row>
        <table:table-row table:style-name="ro1">
          <table:table-cell office:value-type="float" office:value="3445">
            <text:p>3445</text:p>
          </table:table-cell>
          <table:table-cell office:value-type="float" office:value="3302.06">
            <text:p>3302.06</text:p>
          </table:table-cell>
        </table:table-row>
        <table:table-row table:style-name="ro1">
          <table:table-cell office:value-type="float" office:value="3302.06">
            <text:p>3302.06</text:p>
          </table:table-cell>
          <table:table-cell office:value-type="float" office:value="3224.17">
            <text:p>3224.17</text:p>
          </table:table-cell>
        </table:table-row>
        <table:table-row table:style-name="ro1">
          <table:table-cell office:value-type="float" office:value="3224.17">
            <text:p>3224.17</text:p>
          </table:table-cell>
          <table:table-cell office:value-type="float" office:value="3211.72">
            <text:p>3211.72</text:p>
          </table:table-cell>
        </table:table-row>
        <table:table-row table:style-name="ro1">
          <table:table-cell office:value-type="float" office:value="3211.72">
            <text:p>3211.72</text:p>
          </table:table-cell>
          <table:table-cell office:value-type="float" office:value="3228.67">
            <text:p>3228.67</text:p>
          </table:table-cell>
        </table:table-row>
        <table:table-row table:style-name="ro1">
          <table:table-cell office:value-type="float" office:value="3228.67">
            <text:p>3228.67</text:p>
          </table:table-cell>
          <table:table-cell office:value-type="float" office:value="3509.08">
            <text:p>3509.08</text:p>
          </table:table-cell>
        </table:table-row>
        <table:table-row table:style-name="ro1">
          <table:table-cell office:value-type="float" office:value="3509.08">
            <text:p>3509.08</text:p>
          </table:table-cell>
          <table:table-cell office:value-type="float" office:value="3652.98">
            <text:p>3652.98</text:p>
          </table:table-cell>
        </table:table-row>
        <table:table-row table:style-name="ro1">
          <table:table-cell office:value-type="float" office:value="3652.98">
            <text:p>3652.98</text:p>
          </table:table-cell>
          <table:table-cell office:value-type="float" office:value="3662.22">
            <text:p>3662.22</text:p>
          </table:table-cell>
        </table:table-row>
        <table:table-row table:style-name="ro1">
          <table:table-cell office:value-type="float" office:value="3662.22">
            <text:p>3662.22</text:p>
          </table:table-cell>
          <table:table-cell office:value-type="float" office:value="4049.62">
            <text:p>4049.62</text:p>
          </table:table-cell>
        </table:table-row>
        <table:table-row table:style-name="ro1">
          <table:table-cell office:value-type="float" office:value="4049.62">
            <text:p>4049.62</text:p>
          </table:table-cell>
          <table:table-cell office:value-type="float" office:value="3838.66">
            <text:p>3838.66</text:p>
          </table:table-cell>
        </table:table-row>
        <table:table-row table:style-name="ro1">
          <table:table-cell office:value-type="float" office:value="3838.66">
            <text:p>3838.66</text:p>
          </table:table-cell>
          <table:table-cell office:value-type="float" office:value="3948.91">
            <text:p>3948.91</text:p>
          </table:table-cell>
        </table:table-row>
        <table:table-row table:style-name="ro1">
          <table:table-cell office:value-type="float" office:value="3948.91">
            <text:p>3948.91</text:p>
          </table:table-cell>
          <table:table-cell office:value-type="float" office:value="3929.71">
            <text:p>3929.71</text:p>
          </table:table-cell>
        </table:table-row>
        <table:table-row table:style-name="ro1">
          <table:table-cell office:value-type="float" office:value="3929.71">
            <text:p>3929.71</text:p>
          </table:table-cell>
          <table:table-cell office:value-type="float" office:value="4008.01">
            <text:p>4008.01</text:p>
          </table:table-cell>
        </table:table-row>
        <table:table-row table:style-name="ro1">
          <table:table-cell office:value-type="float" office:value="4008.01">
            <text:p>4008.01</text:p>
          </table:table-cell>
          <table:table-cell office:value-type="float" office:value="3745.79">
            <text:p>3745.79</text:p>
          </table:table-cell>
        </table:table-row>
        <table:table-row table:style-name="ro1">
          <table:table-cell office:value-type="float" office:value="3745.79">
            <text:p>3745.79</text:p>
          </table:table-cell>
          <table:table-cell office:value-type="float" office:value="3777.74">
            <text:p>3777.74</text:p>
          </table:table-cell>
        </table:table-row>
        <table:table-row table:style-name="ro1">
          <table:table-cell office:value-type="float" office:value="3777.74">
            <text:p>3777.74</text:p>
          </table:table-cell>
          <table:table-cell office:value-type="float" office:value="3567.91">
            <text:p>3567.91</text:p>
          </table:table-cell>
        </table:table-row>
        <table:table-row table:style-name="ro1">
          <table:table-cell office:value-type="float" office:value="3567.91">
            <text:p>3567.91</text:p>
          </table:table-cell>
          <table:table-cell office:value-type="float" office:value="3839.26">
            <text:p>3839.26</text:p>
          </table:table-cell>
        </table:table-row>
        <table:table-row table:style-name="ro1">
          <table:table-cell office:value-type="float" office:value="3839.26">
            <text:p>3839.26</text:p>
          </table:table-cell>
          <table:table-cell office:value-type="float" office:value="3695.32">
            <text:p>3695.32</text:p>
          </table:table-cell>
        </table:table-row>
        <table:table-row table:style-name="ro1">
          <table:table-cell office:value-type="float" office:value="3695.32">
            <text:p>3695.32</text:p>
          </table:table-cell>
          <table:table-cell office:value-type="float" office:value="3801.91">
            <text:p>3801.91</text:p>
          </table:table-cell>
        </table:table-row>
        <table:table-row table:style-name="ro1">
          <table:table-cell office:value-type="float" office:value="3801.91">
            <text:p>3801.91</text:p>
          </table:table-cell>
          <table:table-cell office:value-type="float" office:value="3702.9">
            <text:p>3702.9</text:p>
          </table:table-cell>
        </table:table-row>
        <table:table-row table:style-name="ro1">
          <table:table-cell office:value-type="float" office:value="3702.9">
            <text:p>3702.9</text:p>
          </table:table-cell>
          <table:table-cell office:value-type="float" office:value="3797.14">
            <text:p>3797.14</text:p>
          </table:table-cell>
        </table:table-row>
        <table:table-row table:style-name="ro1">
          <table:table-cell office:value-type="float" office:value="3797.14">
            <text:p>3797.14</text:p>
          </table:table-cell>
          <table:table-cell office:value-type="float" office:value="3858.56">
            <text:p>3858.56</text:p>
          </table:table-cell>
        </table:table-row>
        <table:table-row table:style-name="ro1">
          <table:table-cell office:value-type="float" office:value="3858.56">
            <text:p>3858.56</text:p>
          </table:table-cell>
          <table:table-cell office:value-type="float" office:value="3766.78">
            <text:p>3766.78</text:p>
          </table:table-cell>
        </table:table-row>
        <table:table-row table:style-name="ro1">
          <table:table-cell office:value-type="float" office:value="3766.78">
            <text:p>3766.78</text:p>
          </table:table-cell>
          <table:table-cell office:value-type="float" office:value="3792.01">
            <text:p>3792.01</text:p>
          </table:table-cell>
        </table:table-row>
        <table:table-row table:style-name="ro1">
          <table:table-cell office:value-type="float" office:value="3792.01">
            <text:p>3792.01</text:p>
          </table:table-cell>
          <table:table-cell office:value-type="float" office:value="3770.96">
            <text:p>3770.96</text:p>
          </table:table-cell>
        </table:table-row>
        <table:table-row table:style-name="ro1">
          <table:table-cell office:value-type="float" office:value="3770.96">
            <text:p>3770.96</text:p>
          </table:table-cell>
          <table:table-cell office:value-type="float" office:value="3987.6">
            <text:p>3987.6</text:p>
          </table:table-cell>
        </table:table-row>
        <table:table-row table:style-name="ro1">
          <table:table-cell office:value-type="float" office:value="3987.6">
            <text:p>3987.6</text:p>
          </table:table-cell>
          <table:table-cell office:value-type="float" office:value="3975.45">
            <text:p>3975.45</text:p>
          </table:table-cell>
        </table:table-row>
        <table:table-row table:style-name="ro1">
          <table:table-cell office:value-type="float" office:value="3975.45">
            <text:p>3975.45</text:p>
          </table:table-cell>
          <table:table-cell office:value-type="float" office:value="3955.13">
            <text:p>3955.13</text:p>
          </table:table-cell>
        </table:table-row>
        <table:table-row table:style-name="ro1">
          <table:table-cell office:value-type="float" office:value="3955.13">
            <text:p>3955.13</text:p>
          </table:table-cell>
          <table:table-cell office:value-type="float" office:value="3966.65">
            <text:p>3966.65</text:p>
          </table:table-cell>
        </table:table-row>
        <table:table-row table:style-name="ro1">
          <table:table-cell office:value-type="float" office:value="3966.65">
            <text:p>3966.65</text:p>
          </table:table-cell>
          <table:table-cell office:value-type="float" office:value="3585.88">
            <text:p>3585.88</text:p>
          </table:table-cell>
        </table:table-row>
        <table:table-row table:style-name="ro1">
          <table:table-cell office:value-type="float" office:value="3585.88">
            <text:p>3585.88</text:p>
          </table:table-cell>
          <table:table-cell office:value-type="float" office:value="3601.31">
            <text:p>3601.31</text:p>
          </table:table-cell>
        </table:table-row>
        <table:table-row table:style-name="ro1">
          <table:table-cell office:value-type="float" office:value="3601.31">
            <text:p>3601.31</text:p>
          </table:table-cell>
          <table:table-cell office:value-type="float" office:value="3583.13">
            <text:p>3583.13</text:p>
          </table:table-cell>
        </table:table-row>
        <table:table-row table:style-name="ro1">
          <table:table-cell office:value-type="float" office:value="3583.13">
            <text:p>3583.13</text:p>
          </table:table-cell>
          <table:table-cell office:value-type="float" office:value="3476.81">
            <text:p>3476.81</text:p>
          </table:table-cell>
        </table:table-row>
        <table:table-row table:style-name="ro1">
          <table:table-cell office:value-type="float" office:value="3476.81">
            <text:p>3476.81</text:p>
          </table:table-cell>
          <table:table-cell office:value-type="float" office:value="3626.09">
            <text:p>3626.09</text:p>
          </table:table-cell>
        </table:table-row>
        <table:table-row table:style-name="ro1">
          <table:table-cell office:value-type="float" office:value="3626.09">
            <text:p>3626.09</text:p>
          </table:table-cell>
          <table:table-cell office:value-type="float" office:value="3553.06">
            <text:p>3553.06</text:p>
          </table:table-cell>
        </table:table-row>
        <table:table-row table:style-name="ro1">
          <table:table-cell office:value-type="float" office:value="3553.06">
            <text:p>3553.06</text:p>
          </table:table-cell>
          <table:table-cell office:value-type="float" office:value="3591.84">
            <text:p>3591.84</text:p>
          </table:table-cell>
        </table:table-row>
        <table:table-row table:style-name="ro1">
          <table:table-cell office:value-type="float" office:value="3591.84">
            <text:p>3591.84</text:p>
          </table:table-cell>
          <table:table-cell office:value-type="float" office:value="3616.21">
            <text:p>3616.21</text:p>
          </table:table-cell>
        </table:table-row>
        <table:table-row table:style-name="ro1">
          <table:table-cell office:value-type="float" office:value="3616.21">
            <text:p>3616.21</text:p>
          </table:table-cell>
          <table:table-cell office:value-type="float" office:value="3594.87">
            <text:p>3594.87</text:p>
          </table:table-cell>
        </table:table-row>
        <table:table-row table:style-name="ro1">
          <table:table-cell office:value-type="float" office:value="3594.87">
            <text:p>3594.87</text:p>
          </table:table-cell>
          <table:table-cell office:value-type="float" office:value="3665.3">
            <text:p>3665.3</text:p>
          </table:table-cell>
        </table:table-row>
        <table:table-row table:style-name="ro1">
          <table:table-cell office:value-type="float" office:value="3665.3">
            <text:p>3665.3</text:p>
          </table:table-cell>
          <table:table-cell office:value-type="float" office:value="3539.28">
            <text:p>3539.28</text:p>
          </table:table-cell>
        </table:table-row>
        <table:table-row table:style-name="ro1">
          <table:table-cell office:value-type="float" office:value="3539.28">
            <text:p>3539.28</text:p>
          </table:table-cell>
          <table:table-cell office:value-type="float" office:value="3526.9">
            <text:p>3526.9</text:p>
          </table:table-cell>
        </table:table-row>
        <table:table-row table:style-name="ro1">
          <table:table-cell office:value-type="float" office:value="3526.9">
            <text:p>3526.9</text:p>
          </table:table-cell>
          <table:table-cell office:value-type="float" office:value="3570.93">
            <text:p>3570.93</text:p>
          </table:table-cell>
        </table:table-row>
        <table:table-row table:style-name="ro1">
          <table:table-cell office:value-type="float" office:value="3570.93">
            <text:p>3570.93</text:p>
          </table:table-cell>
          <table:table-cell office:value-type="float" office:value="3552.82">
            <text:p>3552.82</text:p>
          </table:table-cell>
        </table:table-row>
        <table:table-row table:style-name="ro1">
          <table:table-cell office:value-type="float" office:value="3552.82">
            <text:p>3552.82</text:p>
          </table:table-cell>
          <table:table-cell office:value-type="float" office:value="3569.62">
            <text:p>3569.62</text:p>
          </table:table-cell>
        </table:table-row>
        <table:table-row table:style-name="ro1">
          <table:table-cell office:value-type="float" office:value="3569.62">
            <text:p>3569.62</text:p>
          </table:table-cell>
          <table:table-cell office:value-type="float" office:value="3565.29">
            <text:p>3565.29</text:p>
          </table:table-cell>
        </table:table-row>
        <table:table-row table:style-name="ro1">
          <table:table-cell office:value-type="float" office:value="3565.29">
            <text:p>3565.29</text:p>
          </table:table-cell>
          <table:table-cell office:value-type="float" office:value="3565.25">
            <text:p>3565.25</text:p>
          </table:table-cell>
        </table:table-row>
        <table:table-row table:style-name="ro1">
          <table:table-cell office:value-type="float" office:value="3565.25">
            <text:p>3565.25</text:p>
          </table:table-cell>
          <table:table-cell office:value-type="float" office:value="3550.84">
            <text:p>3550.84</text:p>
          </table:table-cell>
        </table:table-row>
        <table:table-row table:style-name="ro1">
          <table:table-cell office:value-type="float" office:value="3550.84">
            <text:p>3550.84</text:p>
          </table:table-cell>
          <table:table-cell office:value-type="float" office:value="3434.15">
            <text:p>3434.15</text:p>
          </table:table-cell>
        </table:table-row>
        <table:table-row table:style-name="ro1">
          <table:table-cell office:value-type="float" office:value="3434.15">
            <text:p>3434.15</text:p>
          </table:table-cell>
          <table:table-cell office:value-type="float" office:value="3411.04">
            <text:p>3411.04</text:p>
          </table:table-cell>
        </table:table-row>
        <table:table-row table:style-name="ro1">
          <table:table-cell office:value-type="float" office:value="3411.04">
            <text:p>3411.04</text:p>
          </table:table-cell>
          <table:table-cell office:value-type="float" office:value="3458.18">
            <text:p>3458.18</text:p>
          </table:table-cell>
        </table:table-row>
        <table:table-row table:style-name="ro1">
          <table:table-cell office:value-type="float" office:value="3458.18">
            <text:p>3458.18</text:p>
          </table:table-cell>
          <table:table-cell office:value-type="float" office:value="3434.1">
            <text:p>3434.1</text:p>
          </table:table-cell>
        </table:table-row>
        <table:table-row table:style-name="ro1">
          <table:table-cell office:value-type="float" office:value="3434.1">
            <text:p>3434.1</text:p>
          </table:table-cell>
          <table:table-cell office:value-type="float" office:value="3462.07">
            <text:p>3462.07</text:p>
          </table:table-cell>
        </table:table-row>
        <table:table-row table:style-name="ro1">
          <table:table-cell office:value-type="float" office:value="3462.07">
            <text:p>3462.07</text:p>
          </table:table-cell>
          <table:table-cell office:value-type="float" office:value="3504.77">
            <text:p>3504.77</text:p>
          </table:table-cell>
        </table:table-row>
        <table:table-row table:style-name="ro1">
          <table:table-cell office:value-type="float" office:value="3504.77">
            <text:p>3504.77</text:p>
          </table:table-cell>
          <table:table-cell office:value-type="float" office:value="3458.11">
            <text:p>3458.11</text:p>
          </table:table-cell>
        </table:table-row>
        <table:table-row table:style-name="ro1">
          <table:table-cell office:value-type="float" office:value="3458.11">
            <text:p>3458.11</text:p>
          </table:table-cell>
          <table:table-cell office:value-type="float" office:value="3463.22">
            <text:p>3463.22</text:p>
          </table:table-cell>
        </table:table-row>
        <table:table-row table:style-name="ro1">
          <table:table-cell office:value-type="float" office:value="3463.22">
            <text:p>3463.22</text:p>
          </table:table-cell>
          <table:table-cell office:value-type="float" office:value="3471.59">
            <text:p>3471.59</text:p>
          </table:table-cell>
        </table:table-row>
        <table:table-row table:style-name="ro1">
          <table:table-cell office:value-type="float" office:value="3471.59">
            <text:p>3471.59</text:p>
          </table:table-cell>
          <table:table-cell office:value-type="float" office:value="3405.37">
            <text:p>3405.37</text:p>
          </table:table-cell>
        </table:table-row>
        <table:table-row table:style-name="ro1">
          <table:table-cell office:value-type="float" office:value="3405.37">
            <text:p>3405.37</text:p>
          </table:table-cell>
          <table:table-cell office:value-type="float" office:value="3398.4">
            <text:p>3398.4</text:p>
          </table:table-cell>
        </table:table-row>
        <table:table-row table:style-name="ro1">
          <table:table-cell office:value-type="float" office:value="3398.4">
            <text:p>3398.4</text:p>
          </table:table-cell>
          <table:table-cell office:value-type="float" office:value="3659.04">
            <text:p>3659.04</text:p>
          </table:table-cell>
        </table:table-row>
        <table:table-row table:style-name="ro1">
          <table:table-cell office:value-type="float" office:value="3659.04">
            <text:p>3659.04</text:p>
          </table:table-cell>
          <table:table-cell office:value-type="float" office:value="3665.18">
            <text:p>3665.18</text:p>
          </table:table-cell>
        </table:table-row>
        <table:table-row table:style-name="ro1">
          <table:table-cell office:value-type="float" office:value="3665.18">
            <text:p>3665.18</text:p>
          </table:table-cell>
          <table:table-cell office:value-type="float" office:value="3680.06">
            <text:p>3680.06</text:p>
          </table:table-cell>
        </table:table-row>
        <table:table-row table:style-name="ro1">
          <table:table-cell office:value-type="float" office:value="3680.06">
            <text:p>3680.06</text:p>
          </table:table-cell>
          <table:table-cell office:value-type="float" office:value="3631.05">
            <text:p>3631.05</text:p>
          </table:table-cell>
        </table:table-row>
        <table:table-row table:style-name="ro1">
          <table:table-cell office:value-type="float" office:value="3631.05">
            <text:p>3631.05</text:p>
          </table:table-cell>
          <table:table-cell office:value-type="float" office:value="3631.46">
            <text:p>3631.46</text:p>
          </table:table-cell>
        </table:table-row>
        <table:table-row table:style-name="ro1">
          <table:table-cell office:value-type="float" office:value="3631.46">
            <text:p>3631.46</text:p>
          </table:table-cell>
          <table:table-cell office:value-type="float" office:value="3609.4">
            <text:p>3609.4</text:p>
          </table:table-cell>
        </table:table-row>
        <table:table-row table:style-name="ro1">
          <table:table-cell office:value-type="float" office:value="3609.4">
            <text:p>3609.4</text:p>
          </table:table-cell>
          <table:table-cell office:value-type="float" office:value="3590.56">
            <text:p>3590.56</text:p>
          </table:table-cell>
        </table:table-row>
        <table:table-row table:style-name="ro1">
          <table:table-cell office:value-type="float" office:value="3590.56">
            <text:p>3590.56</text:p>
          </table:table-cell>
          <table:table-cell office:value-type="float" office:value="3602.47">
            <text:p>3602.47</text:p>
          </table:table-cell>
        </table:table-row>
        <table:table-row table:style-name="ro1">
          <table:table-cell office:value-type="float" office:value="3602.47">
            <text:p>3602.47</text:p>
          </table:table-cell>
          <table:table-cell office:value-type="float" office:value="3618.41">
            <text:p>3618.41</text:p>
          </table:table-cell>
        </table:table-row>
        <table:table-row table:style-name="ro1">
          <table:table-cell office:value-type="float" office:value="3618.41">
            <text:p>3618.41</text:p>
          </table:table-cell>
          <table:table-cell office:value-type="float" office:value="3667.58">
            <text:p>3667.58</text:p>
          </table:table-cell>
        </table:table-row>
        <table:table-row table:style-name="ro1">
          <table:table-cell office:value-type="float" office:value="3667.58">
            <text:p>3667.58</text:p>
          </table:table-cell>
          <table:table-cell office:value-type="float" office:value="3898.6">
            <text:p>3898.6</text:p>
          </table:table-cell>
        </table:table-row>
        <table:table-row table:style-name="ro1">
          <table:table-cell office:value-type="float" office:value="3898.6">
            <text:p>3898.6</text:p>
          </table:table-cell>
          <table:table-cell office:value-type="float" office:value="3907.79">
            <text:p>3907.79</text:p>
          </table:table-cell>
        </table:table-row>
        <table:table-row table:style-name="ro1">
          <table:table-cell office:value-type="float" office:value="3907.79">
            <text:p>3907.79</text:p>
          </table:table-cell>
          <table:table-cell office:value-type="float" office:value="3969.74">
            <text:p>3969.74</text:p>
          </table:table-cell>
        </table:table-row>
        <table:table-row table:style-name="ro1">
          <table:table-cell office:value-type="float" office:value="3969.74">
            <text:p>3969.74</text:p>
          </table:table-cell>
          <table:table-cell office:value-type="float" office:value="3937.31">
            <text:p>3937.31</text:p>
          </table:table-cell>
        </table:table-row>
        <table:table-row table:style-name="ro1">
          <table:table-cell office:value-type="float" office:value="3937.31">
            <text:p>3937.31</text:p>
          </table:table-cell>
          <table:table-cell office:value-type="float" office:value="3962">
            <text:p>3962</text:p>
          </table:table-cell>
        </table:table-row>
        <table:table-row table:style-name="ro1">
          <table:table-cell office:value-type="float" office:value="3962">
            <text:p>3962</text:p>
          </table:table-cell>
          <table:table-cell office:value-type="float" office:value="4117.76">
            <text:p>4117.76</text:p>
          </table:table-cell>
        </table:table-row>
        <table:table-row table:style-name="ro1">
          <table:table-cell office:value-type="float" office:value="4117.76">
            <text:p>4117.76</text:p>
          </table:table-cell>
          <table:table-cell office:value-type="float" office:value="3743.56">
            <text:p>3743.56</text:p>
          </table:table-cell>
        </table:table-row>
        <table:table-row table:style-name="ro1">
          <table:table-cell office:value-type="float" office:value="3743.56">
            <text:p>3743.56</text:p>
          </table:table-cell>
          <table:table-cell office:value-type="float" office:value="3827.92">
            <text:p>3827.92</text:p>
          </table:table-cell>
        </table:table-row>
        <table:table-row table:style-name="ro1">
          <table:table-cell office:value-type="float" office:value="3827.92">
            <text:p>3827.92</text:p>
          </table:table-cell>
          <table:table-cell office:value-type="float" office:value="3809.23">
            <text:p>3809.23</text:p>
          </table:table-cell>
        </table:table-row>
        <table:table-row table:style-name="ro1">
          <table:table-cell office:value-type="float" office:value="3809.23">
            <text:p>3809.23</text:p>
          </table:table-cell>
          <table:table-cell office:value-type="float" office:value="3818.07">
            <text:p>3818.07</text:p>
          </table:table-cell>
        </table:table-row>
        <table:table-row table:style-name="ro1">
          <table:table-cell office:value-type="float" office:value="3818.07">
            <text:p>3818.07</text:p>
          </table:table-cell>
          <table:table-cell office:value-type="float" office:value="3813.69">
            <text:p>3813.69</text:p>
          </table:table-cell>
        </table:table-row>
        <table:table-row table:style-name="ro1">
          <table:table-cell office:value-type="float" office:value="3813.69">
            <text:p>3813.69</text:p>
          </table:table-cell>
          <table:table-cell office:value-type="float" office:value="3823">
            <text:p>3823</text:p>
          </table:table-cell>
        </table:table-row>
        <table:table-row table:style-name="ro1">
          <table:table-cell office:value-type="float" office:value="3823">
            <text:p>3823</text:p>
          </table:table-cell>
          <table:table-cell office:value-type="float" office:value="3819.93">
            <text:p>3819.93</text:p>
          </table:table-cell>
        </table:table-row>
        <table:table-row table:style-name="ro1">
          <table:table-cell office:value-type="float" office:value="3819.93">
            <text:p>3819.93</text:p>
          </table:table-cell>
          <table:table-cell office:value-type="float" office:value="3807.75">
            <text:p>3807.75</text:p>
          </table:table-cell>
        </table:table-row>
        <table:table-row table:style-name="ro1">
          <table:table-cell office:value-type="float" office:value="3807.75">
            <text:p>3807.75</text:p>
          </table:table-cell>
          <table:table-cell office:value-type="float" office:value="3715.3">
            <text:p>3715.3</text:p>
          </table:table-cell>
        </table:table-row>
        <table:table-row table:style-name="ro1">
          <table:table-cell office:value-type="float" office:value="3715.3">
            <text:p>3715.3</text:p>
          </table:table-cell>
          <table:table-cell office:value-type="float" office:value="3857.73">
            <text:p>3857.73</text:p>
          </table:table-cell>
        </table:table-row>
        <table:table-row table:style-name="ro1">
          <table:table-cell office:value-type="float" office:value="3857.73">
            <text:p>3857.73</text:p>
          </table:table-cell>
          <table:table-cell office:value-type="float" office:value="3861.84">
            <text:p>3861.84</text:p>
          </table:table-cell>
        </table:table-row>
        <table:table-row table:style-name="ro1">
          <table:table-cell office:value-type="float" office:value="3861.84">
            <text:p>3861.84</text:p>
          </table:table-cell>
          <table:table-cell office:value-type="float" office:value="3873.64">
            <text:p>3873.64</text:p>
          </table:table-cell>
        </table:table-row>
        <table:table-row table:style-name="ro1">
          <table:table-cell office:value-type="float" office:value="3873.64">
            <text:p>3873.64</text:p>
          </table:table-cell>
          <table:table-cell office:value-type="float" office:value="3864.89">
            <text:p>3864.89</text:p>
          </table:table-cell>
        </table:table-row>
        <table:table-row table:style-name="ro1">
          <table:table-cell office:value-type="float" office:value="3864.89">
            <text:p>3864.89</text:p>
          </table:table-cell>
          <table:table-cell office:value-type="float" office:value="3943.04">
            <text:p>3943.04</text:p>
          </table:table-cell>
        </table:table-row>
        <table:table-row table:style-name="ro1">
          <table:table-cell office:value-type="float" office:value="3943.04">
            <text:p>3943.04</text:p>
          </table:table-cell>
          <table:table-cell office:value-type="float" office:value="3916.82">
            <text:p>3916.82</text:p>
          </table:table-cell>
        </table:table-row>
        <table:table-row table:style-name="ro1">
          <table:table-cell office:value-type="float" office:value="3916.82">
            <text:p>3916.82</text:p>
          </table:table-cell>
          <table:table-cell office:value-type="float" office:value="3871.61">
            <text:p>3871.61</text:p>
          </table:table-cell>
        </table:table-row>
        <table:table-row table:style-name="ro1">
          <table:table-cell office:value-type="float" office:value="3871.61">
            <text:p>3871.61</text:p>
          </table:table-cell>
          <table:table-cell office:value-type="float" office:value="3882.73">
            <text:p>3882.73</text:p>
          </table:table-cell>
        </table:table-row>
        <table:table-row table:style-name="ro1">
          <table:table-cell office:value-type="float" office:value="3882.73">
            <text:p>3882.73</text:p>
          </table:table-cell>
          <table:table-cell office:value-type="float" office:value="3866">
            <text:p>3866</text:p>
          </table:table-cell>
        </table:table-row>
        <table:table-row table:style-name="ro1">
          <table:table-cell office:value-type="float" office:value="3866">
            <text:p>3866</text:p>
          </table:table-cell>
          <table:table-cell office:value-type="float" office:value="3877.12">
            <text:p>3877.12</text:p>
          </table:table-cell>
        </table:table-row>
        <table:table-row table:style-name="ro1">
          <table:table-cell office:value-type="float" office:value="3877.12">
            <text:p>3877.12</text:p>
          </table:table-cell>
          <table:table-cell office:value-type="float" office:value="3923.76">
            <text:p>3923.76</text:p>
          </table:table-cell>
        </table:table-row>
        <table:table-row table:style-name="ro1">
          <table:table-cell office:value-type="float" office:value="3923.76">
            <text:p>3923.76</text:p>
          </table:table-cell>
          <table:table-cell office:value-type="float" office:value="4005.98">
            <text:p>4005.98</text:p>
          </table:table-cell>
        </table:table-row>
        <table:table-row table:style-name="ro1">
          <table:table-cell office:value-type="float" office:value="4005.98">
            <text:p>4005.98</text:p>
          </table:table-cell>
          <table:table-cell office:value-type="float" office:value="3981.14">
            <text:p>3981.14</text:p>
          </table:table-cell>
        </table:table-row>
        <table:table-row table:style-name="ro1">
          <table:table-cell office:value-type="float" office:value="3981.14">
            <text:p>3981.14</text:p>
          </table:table-cell>
          <table:table-cell office:value-type="float" office:value="3987.81">
            <text:p>3987.81</text:p>
          </table:table-cell>
        </table:table-row>
        <table:table-row table:style-name="ro1">
          <table:table-cell office:value-type="float" office:value="3987.81">
            <text:p>3987.81</text:p>
          </table:table-cell>
          <table:table-cell office:value-type="float" office:value="3998.9">
            <text:p>3998.9</text:p>
          </table:table-cell>
        </table:table-row>
        <table:table-row table:style-name="ro1">
          <table:table-cell office:value-type="float" office:value="4103.95">
            <text:p>4103.95</text:p>
          </table:table-cell>
          <table:table-cell office:value-type="float" office:value="4144.56">
            <text:p>4144.56</text:p>
          </table:table-cell>
        </table:table-row>
        <table:table-row table:style-name="ro1">
          <table:table-cell office:value-type="float" office:value="4144.56">
            <text:p>4144.56</text:p>
          </table:table-cell>
          <table:table-cell office:value-type="float" office:value="4857.29">
            <text:p>4857.29</text:p>
          </table:table-cell>
        </table:table-row>
        <table:table-row table:style-name="ro1">
          <table:table-cell office:value-type="float" office:value="4857.29">
            <text:p>4857.29</text:p>
          </table:table-cell>
          <table:table-cell office:value-type="float" office:value="4932.6">
            <text:p>4932.6</text:p>
          </table:table-cell>
        </table:table-row>
        <table:table-row table:style-name="ro1">
          <table:table-cell office:value-type="float" office:value="4932.6">
            <text:p>4932.6</text:p>
          </table:table-cell>
          <table:table-cell office:value-type="float" office:value="4898.66">
            <text:p>4898.66</text:p>
          </table:table-cell>
        </table:table-row>
        <table:table-row table:style-name="ro1">
          <table:table-cell office:value-type="float" office:value="4898.66">
            <text:p>4898.66</text:p>
          </table:table-cell>
          <table:table-cell office:value-type="float" office:value="5004.95">
            <text:p>5004.95</text:p>
          </table:table-cell>
        </table:table-row>
        <table:table-row table:style-name="ro1">
          <table:table-cell office:value-type="float" office:value="5004.95">
            <text:p>5004.95</text:p>
          </table:table-cell>
          <table:table-cell office:value-type="float" office:value="5043.89">
            <text:p>5043.89</text:p>
          </table:table-cell>
        </table:table-row>
        <table:table-row table:style-name="ro1">
          <table:table-cell office:value-type="float" office:value="5043.89">
            <text:p>5043.89</text:p>
          </table:table-cell>
          <table:table-cell office:value-type="float" office:value="5170.27">
            <text:p>5170.27</text:p>
          </table:table-cell>
        </table:table-row>
        <table:table-row table:style-name="ro1">
          <table:table-cell office:value-type="float" office:value="5170.27">
            <text:p>5170.27</text:p>
          </table:table-cell>
          <table:table-cell office:value-type="float" office:value="5236.9">
            <text:p>5236.9</text:p>
          </table:table-cell>
        </table:table-row>
        <table:table-row table:style-name="ro1">
          <table:table-cell office:value-type="float" office:value="5236.9">
            <text:p>5236.9</text:p>
          </table:table-cell>
          <table:table-cell office:value-type="float" office:value="5150">
            <text:p>5150</text:p>
          </table:table-cell>
        </table:table-row>
        <table:table-row table:style-name="ro1">
          <table:table-cell office:value-type="float" office:value="5150">
            <text:p>5150</text:p>
          </table:table-cell>
          <table:table-cell office:value-type="float" office:value="5308.25">
            <text:p>5308.25</text:p>
          </table:table-cell>
        </table:table-row>
        <table:table-row table:style-name="ro1">
          <table:table-cell office:value-type="float" office:value="5308.25">
            <text:p>5308.25</text:p>
          </table:table-cell>
          <table:table-cell office:value-type="float" office:value="5017.37">
            <text:p>5017.37</text:p>
          </table:table-cell>
        </table:table-row>
        <table:table-row table:style-name="ro1">
          <table:table-cell office:value-type="float" office:value="5017.37">
            <text:p>5017.37</text:p>
          </table:table-cell>
          <table:table-cell office:value-type="float" office:value="5048.01">
            <text:p>5048.01</text:p>
          </table:table-cell>
        </table:table-row>
        <table:table-row table:style-name="ro1">
          <table:table-cell office:value-type="float" office:value="5048.01">
            <text:p>5048.01</text:p>
          </table:table-cell>
          <table:table-cell office:value-type="float" office:value="5045.22">
            <text:p>5045.22</text:p>
          </table:table-cell>
        </table:table-row>
        <table:table-row table:style-name="ro1">
          <table:table-cell office:value-type="float" office:value="5045.22">
            <text:p>5045.22</text:p>
          </table:table-cell>
          <table:table-cell office:value-type="float" office:value="5131.3">
            <text:p>5131.3</text:p>
          </table:table-cell>
        </table:table-row>
        <table:table-row table:style-name="ro1">
          <table:table-cell office:value-type="float" office:value="5131.3">
            <text:p>5131.3</text:p>
          </table:table-cell>
          <table:table-cell office:value-type="float" office:value="5024.95">
            <text:p>5024.95</text:p>
          </table:table-cell>
        </table:table-row>
        <table:table-row table:style-name="ro1">
          <table:table-cell office:value-type="float" office:value="5024.95">
            <text:p>5024.95</text:p>
          </table:table-cell>
          <table:table-cell office:value-type="float" office:value="5173.72">
            <text:p>5173.72</text:p>
          </table:table-cell>
        </table:table-row>
        <table:table-row table:style-name="ro1">
          <table:table-cell office:value-type="float" office:value="5173.72">
            <text:p>5173.72</text:p>
          </table:table-cell>
          <table:table-cell office:value-type="float" office:value="5202.82">
            <text:p>5202.82</text:p>
          </table:table-cell>
        </table:table-row>
        <table:table-row table:style-name="ro1">
          <table:table-cell office:value-type="float" office:value="5202.82">
            <text:p>5202.82</text:p>
          </table:table-cell>
          <table:table-cell office:value-type="float" office:value="5258.44">
            <text:p>5258.44</text:p>
          </table:table-cell>
        </table:table-row>
        <table:table-row table:style-name="ro1">
          <table:table-cell office:value-type="float" office:value="5258.44">
            <text:p>5258.44</text:p>
          </table:table-cell>
          <table:table-cell office:value-type="float" office:value="5258.68">
            <text:p>5258.68</text:p>
          </table:table-cell>
        </table:table-row>
        <table:table-row table:style-name="ro1">
          <table:table-cell office:value-type="float" office:value="5258.68">
            <text:p>5258.68</text:p>
          </table:table-cell>
          <table:table-cell office:value-type="float" office:value="5291.73">
            <text:p>5291.73</text:p>
          </table:table-cell>
        </table:table-row>
        <table:table-row table:style-name="ro1">
          <table:table-cell office:value-type="float" office:value="5291.73">
            <text:p>5291.73</text:p>
          </table:table-cell>
          <table:table-cell office:value-type="float" office:value="5256.14">
            <text:p>5256.14</text:p>
          </table:table-cell>
        </table:table-row>
        <table:table-row table:style-name="ro1">
          <table:table-cell office:value-type="float" office:value="5256.14">
            <text:p>5256.14</text:p>
          </table:table-cell>
          <table:table-cell office:value-type="float" office:value="5357.14">
            <text:p>5357.14</text:p>
          </table:table-cell>
        </table:table-row>
        <table:table-row table:style-name="ro1">
          <table:table-cell office:value-type="float" office:value="5357.14">
            <text:p>5357.14</text:p>
          </table:table-cell>
          <table:table-cell office:value-type="float" office:value="5493.31">
            <text:p>5493.31</text:p>
          </table:table-cell>
        </table:table-row>
        <table:table-row table:style-name="ro1">
          <table:table-cell office:value-type="float" office:value="5493.31">
            <text:p>5493.31</text:p>
          </table:table-cell>
          <table:table-cell office:value-type="float" office:value="5415">
            <text:p>5415</text:p>
          </table:table-cell>
        </table:table-row>
        <table:table-row table:style-name="ro1">
          <table:table-cell office:value-type="float" office:value="5415">
            <text:p>5415</text:p>
          </table:table-cell>
          <table:table-cell office:value-type="float" office:value="5219.9">
            <text:p>5219.9</text:p>
          </table:table-cell>
        </table:table-row>
        <table:table-row table:style-name="ro1">
          <table:table-cell office:value-type="float" office:value="5219.9">
            <text:p>5219.9</text:p>
          </table:table-cell>
          <table:table-cell office:value-type="float" office:value="5314.1">
            <text:p>5314.1</text:p>
          </table:table-cell>
        </table:table-row>
        <table:table-row table:style-name="ro1">
          <table:table-cell office:value-type="float" office:value="5314.1">
            <text:p>5314.1</text:p>
          </table:table-cell>
          <table:table-cell office:value-type="float" office:value="5295.69">
            <text:p>5295.69</text:p>
          </table:table-cell>
        </table:table-row>
        <table:table-row table:style-name="ro1">
          <table:table-cell office:value-type="float" office:value="5295.69">
            <text:p>5295.69</text:p>
          </table:table-cell>
          <table:table-cell office:value-type="float" office:value="5307.52">
            <text:p>5307.52</text:p>
          </table:table-cell>
        </table:table-row>
        <table:table-row table:style-name="ro1">
          <table:table-cell office:value-type="float" office:value="5307.52">
            <text:p>5307.52</text:p>
          </table:table-cell>
          <table:table-cell office:value-type="float" office:value="5238.14">
            <text:p>5238.14</text:p>
          </table:table-cell>
        </table:table-row>
        <table:table-row table:style-name="ro1">
          <table:table-cell office:value-type="float" office:value="5238.14">
            <text:p>5238.14</text:p>
          </table:table-cell>
          <table:table-cell office:value-type="float" office:value="5320.81">
            <text:p>5320.81</text:p>
          </table:table-cell>
        </table:table-row>
        <table:table-row table:style-name="ro1">
          <table:table-cell office:value-type="float" office:value="5320.81">
            <text:p>5320.81</text:p>
          </table:table-cell>
          <table:table-cell office:value-type="float" office:value="5383.2">
            <text:p>5383.2</text:p>
          </table:table-cell>
        </table:table-row>
        <table:table-row table:style-name="ro1">
          <table:table-cell office:value-type="float" office:value="5383.2">
            <text:p>5383.2</text:p>
          </table:table-cell>
          <table:table-cell office:value-type="float" office:value="5492.87">
            <text:p>5492.87</text:p>
          </table:table-cell>
        </table:table-row>
        <table:table-row table:style-name="ro1">
          <table:table-cell office:value-type="float" office:value="5492.87">
            <text:p>5492.87</text:p>
          </table:table-cell>
          <table:table-cell office:value-type="float" office:value="5772.69">
            <text:p>5772.69</text:p>
          </table:table-cell>
        </table:table-row>
        <table:table-row table:style-name="ro1">
          <table:table-cell office:value-type="float" office:value="5772.69">
            <text:p>5772.69</text:p>
          </table:table-cell>
          <table:table-cell office:value-type="float" office:value="5829.45">
            <text:p>5829.45</text:p>
          </table:table-cell>
        </table:table-row>
        <table:table-row table:style-name="ro1">
          <table:table-cell office:value-type="float" office:value="5829.45">
            <text:p>5829.45</text:p>
          </table:table-cell>
          <table:table-cell office:value-type="float" office:value="5775.62">
            <text:p>5775.62</text:p>
          </table:table-cell>
        </table:table-row>
        <table:table-row table:style-name="ro1">
          <table:table-cell office:value-type="float" office:value="5775.62">
            <text:p>5775.62</text:p>
          </table:table-cell>
          <table:table-cell office:value-type="float" office:value="5747.79">
            <text:p>5747.79</text:p>
          </table:table-cell>
        </table:table-row>
        <table:table-row table:style-name="ro1">
          <table:table-cell office:value-type="float" office:value="5747.79">
            <text:p>5747.79</text:p>
          </table:table-cell>
          <table:table-cell office:value-type="float" office:value="5962.16">
            <text:p>5962.16</text:p>
          </table:table-cell>
        </table:table-row>
        <table:table-row table:style-name="ro1">
          <table:table-cell office:value-type="float" office:value="5846.34">
            <text:p>5846.34</text:p>
          </table:table-cell>
          <table:table-cell office:value-type="float" office:value="5987.29">
            <text:p>5987.29</text:p>
          </table:table-cell>
        </table:table-row>
        <table:table-row table:style-name="ro1">
          <table:table-cell office:value-type="float" office:value="5987.29">
            <text:p>5987.29</text:p>
          </table:table-cell>
          <table:table-cell office:value-type="float" office:value="6209.18">
            <text:p>6209.18</text:p>
          </table:table-cell>
        </table:table-row>
        <table:table-row table:style-name="ro1">
          <table:table-cell office:value-type="float" office:value="6209.18">
            <text:p>6209.18</text:p>
          </table:table-cell>
          <table:table-cell office:value-type="float" office:value="6373.33">
            <text:p>6373.33</text:p>
          </table:table-cell>
        </table:table-row>
        <table:table-row table:style-name="ro1">
          <table:table-cell office:value-type="float" office:value="6373.33">
            <text:p>6373.33</text:p>
          </table:table-cell>
          <table:table-cell office:value-type="float" office:value="7076.22">
            <text:p>7076.22</text:p>
          </table:table-cell>
        </table:table-row>
        <table:table-row table:style-name="ro1">
          <table:table-cell office:value-type="float" office:value="7076.22">
            <text:p>7076.22</text:p>
          </table:table-cell>
          <table:table-cell office:value-type="float" office:value="6967.31">
            <text:p>6967.31</text:p>
          </table:table-cell>
        </table:table-row>
        <table:table-row table:style-name="ro1">
          <table:table-cell office:value-type="float" office:value="6967.31">
            <text:p>6967.31</text:p>
          </table:table-cell>
          <table:table-cell office:value-type="float" office:value="7790.71">
            <text:p>7790.71</text:p>
          </table:table-cell>
        </table:table-row>
        <table:table-row table:style-name="ro1">
          <table:table-cell office:value-type="float" office:value="7790.71">
            <text:p>7790.71</text:p>
          </table:table-cell>
          <table:table-cell office:value-type="float" office:value="7947.56">
            <text:p>7947.56</text:p>
          </table:table-cell>
        </table:table-row>
        <table:table-row table:style-name="ro1">
          <table:table-cell office:value-type="float" office:value="7947.56">
            <text:p>7947.56</text:p>
          </table:table-cell>
          <table:table-cell office:value-type="float" office:value="8169.87">
            <text:p>8169.87</text:p>
          </table:table-cell>
        </table:table-row>
        <table:table-row table:style-name="ro1">
          <table:table-cell office:value-type="float" office:value="8169.87">
            <text:p>8169.87</text:p>
          </table:table-cell>
          <table:table-cell office:value-type="float" office:value="7866.59">
            <text:p>7866.59</text:p>
          </table:table-cell>
        </table:table-row>
        <table:table-row table:style-name="ro1">
          <table:table-cell office:value-type="float" office:value="7866.59">
            <text:p>7866.59</text:p>
          </table:table-cell>
          <table:table-cell office:value-type="float" office:value="7355.26">
            <text:p>7355.26</text:p>
          </table:table-cell>
        </table:table-row>
        <table:table-row table:style-name="ro1">
          <table:table-cell office:value-type="float" office:value="7355.26">
            <text:p>7355.26</text:p>
          </table:table-cell>
          <table:table-cell office:value-type="float" office:value="7257.45">
            <text:p>7257.45</text:p>
          </table:table-cell>
        </table:table-row>
        <table:table-row table:style-name="ro1">
          <table:table-cell office:value-type="float" office:value="7257.45">
            <text:p>7257.45</text:p>
          </table:table-cell>
          <table:table-cell office:value-type="float" office:value="8148.48">
            <text:p>8148.48</text:p>
          </table:table-cell>
        </table:table-row>
        <table:table-row table:style-name="ro1">
          <table:table-cell office:value-type="float" office:value="8148.48">
            <text:p>8148.48</text:p>
          </table:table-cell>
          <table:table-cell office:value-type="float" office:value="7938.15">
            <text:p>7938.15</text:p>
          </table:table-cell>
        </table:table-row>
        <table:table-row table:style-name="ro1">
          <table:table-cell office:value-type="float" office:value="7938.15">
            <text:p>7938.15</text:p>
          </table:table-cell>
          <table:table-cell office:value-type="float" office:value="7904.87">
            <text:p>7904.87</text:p>
          </table:table-cell>
        </table:table-row>
        <table:table-row table:style-name="ro1">
          <table:table-cell office:value-type="float" office:value="7904.87">
            <text:p>7904.87</text:p>
          </table:table-cell>
          <table:table-cell office:value-type="float" office:value="7628.43">
            <text:p>7628.43</text:p>
          </table:table-cell>
        </table:table-row>
        <table:table-row table:style-name="ro1">
          <table:table-cell office:value-type="float" office:value="7628.43">
            <text:p>7628.43</text:p>
          </table:table-cell>
          <table:table-cell office:value-type="float" office:value="7851.51">
            <text:p>7851.51</text:p>
          </table:table-cell>
        </table:table-row>
        <table:table-row table:style-name="ro1">
          <table:table-cell office:value-type="float" office:value="7851.51">
            <text:p>7851.51</text:p>
          </table:table-cell>
          <table:table-cell office:value-type="float" office:value="7964.87">
            <text:p>7964.87</text:p>
          </table:table-cell>
        </table:table-row>
        <table:table-row table:style-name="ro1">
          <table:table-cell office:value-type="float" office:value="7964.87">
            <text:p>7964.87</text:p>
          </table:table-cell>
          <table:table-cell office:value-type="float" office:value="8025.41">
            <text:p>8025.41</text:p>
          </table:table-cell>
        </table:table-row>
        <table:table-row table:style-name="ro1">
          <table:table-cell office:value-type="float" office:value="8025.41">
            <text:p>8025.41</text:p>
          </table:table-cell>
          <table:table-cell office:value-type="float" office:value="8614.43">
            <text:p>8614.43</text:p>
          </table:table-cell>
        </table:table-row>
        <table:table-row table:style-name="ro1">
          <table:table-cell office:value-type="float" office:value="8614.43">
            <text:p>8614.43</text:p>
          </table:table-cell>
          <table:table-cell office:value-type="float" office:value="8756.32">
            <text:p>8756.32</text:p>
          </table:table-cell>
        </table:table-row>
        <table:table-row table:style-name="ro1">
          <table:table-cell office:value-type="float" office:value="8756.32">
            <text:p>8756.32</text:p>
          </table:table-cell>
          <table:table-cell office:value-type="float" office:value="8715.64">
            <text:p>8715.64</text:p>
          </table:table-cell>
        </table:table-row>
        <table:table-row table:style-name="ro1">
          <table:table-cell office:value-type="float" office:value="8715.64">
            <text:p>8715.64</text:p>
          </table:table-cell>
          <table:table-cell office:value-type="float" office:value="8645.68">
            <text:p>8645.68</text:p>
          </table:table-cell>
        </table:table-row>
        <table:table-row table:style-name="ro1">
          <table:table-cell office:value-type="float" office:value="8645.68">
            <text:p>8645.68</text:p>
          </table:table-cell>
          <table:table-cell office:value-type="float" office:value="8269.54">
            <text:p>8269.54</text:p>
          </table:table-cell>
        </table:table-row>
        <table:table-row table:style-name="ro1">
          <table:table-cell office:value-type="float" office:value="8269.54">
            <text:p>8269.54</text:p>
          </table:table-cell>
          <table:table-cell office:value-type="float" office:value="8555">
            <text:p>8555</text:p>
          </table:table-cell>
        </table:table-row>
        <table:table-row table:style-name="ro1">
          <table:table-cell office:value-type="float" office:value="8555">
            <text:p>8555</text:p>
          </table:table-cell>
          <table:table-cell office:value-type="float" office:value="8544.07">
            <text:p>8544.07</text:p>
          </table:table-cell>
        </table:table-row>
        <table:table-row table:style-name="ro1">
          <table:table-cell office:value-type="float" office:value="8544.07">
            <text:p>8544.07</text:p>
          </table:table-cell>
          <table:table-cell office:value-type="float" office:value="8725.98">
            <text:p>8725.98</text:p>
          </table:table-cell>
        </table:table-row>
        <table:table-row table:style-name="ro1">
          <table:table-cell office:value-type="float" office:value="8725.98">
            <text:p>8725.98</text:p>
          </table:table-cell>
          <table:table-cell office:value-type="float" office:value="8115.82">
            <text:p>8115.82</text:p>
          </table:table-cell>
        </table:table-row>
        <table:table-row table:style-name="ro1">
          <table:table-cell office:value-type="float" office:value="8115.82">
            <text:p>8115.82</text:p>
          </table:table-cell>
          <table:table-cell office:value-type="float" office:value="7687.03">
            <text:p>7687.03</text:p>
          </table:table-cell>
        </table:table-row>
        <table:table-row table:style-name="ro1">
          <table:table-cell office:value-type="float" office:value="7687.03">
            <text:p>7687.03</text:p>
          </table:table-cell>
          <table:table-cell office:value-type="float" office:value="7776.5">
            <text:p>7776.5</text:p>
          </table:table-cell>
        </table:table-row>
        <table:table-row table:style-name="ro1">
          <table:table-cell office:value-type="float" office:value="7776.5">
            <text:p>7776.5</text:p>
          </table:table-cell>
          <table:table-cell office:value-type="float" office:value="7786.7">
            <text:p>7786.7</text:p>
          </table:table-cell>
        </table:table-row>
        <table:table-row table:style-name="ro1">
          <table:table-cell office:value-type="float" office:value="7786.7">
            <text:p>7786.7</text:p>
          </table:table-cell>
          <table:table-cell office:value-type="float" office:value="7980.53">
            <text:p>7980.53</text:p>
          </table:table-cell>
        </table:table-row>
        <table:table-row table:style-name="ro1">
          <table:table-cell office:value-type="float" office:value="7980.53">
            <text:p>7980.53</text:p>
          </table:table-cell>
          <table:table-cell office:value-type="float" office:value="7893.62">
            <text:p>7893.62</text:p>
          </table:table-cell>
        </table:table-row>
        <table:table-row table:style-name="ro1">
          <table:table-cell office:value-type="float" office:value="7893.62">
            <text:p>7893.62</text:p>
          </table:table-cell>
          <table:table-cell office:value-type="float" office:value="7628.13">
            <text:p>7628.13</text:p>
          </table:table-cell>
        </table:table-row>
        <table:table-row table:style-name="ro1">
          <table:table-cell office:value-type="float" office:value="7628.13">
            <text:p>7628.13</text:p>
          </table:table-cell>
          <table:table-cell office:value-type="float" office:value="7982.75">
            <text:p>7982.75</text:p>
          </table:table-cell>
        </table:table-row>
        <table:table-row table:style-name="ro1">
          <table:table-cell office:value-type="float" office:value="7982.75">
            <text:p>7982.75</text:p>
          </table:table-cell>
          <table:table-cell office:value-type="float" office:value="7884.9">
            <text:p>7884.9</text:p>
          </table:table-cell>
        </table:table-row>
        <table:table-row table:style-name="ro1">
          <table:table-cell office:value-type="float" office:value="7884.9">
            <text:p>7884.9</text:p>
          </table:table-cell>
          <table:table-cell office:value-type="float" office:value="8127.64">
            <text:p>8127.64</text:p>
          </table:table-cell>
        </table:table-row>
        <table:table-row table:style-name="ro1">
          <table:table-cell office:value-type="float" office:value="8127.64">
            <text:p>8127.64</text:p>
          </table:table-cell>
          <table:table-cell office:value-type="float" office:value="8218.54">
            <text:p>8218.54</text:p>
          </table:table-cell>
        </table:table-row>
        <table:table-row table:style-name="ro1">
          <table:table-cell office:value-type="float" office:value="8218.54">
            <text:p>8218.54</text:p>
          </table:table-cell>
          <table:table-cell office:value-type="float" office:value="8650">
            <text:p>8650</text:p>
          </table:table-cell>
        </table:table-row>
        <table:table-row table:style-name="ro1">
          <table:table-cell office:value-type="float" office:value="8650">
            <text:p>8650</text:p>
          </table:table-cell>
          <table:table-cell office:value-type="float" office:value="8808.7">
            <text:p>8808.7</text:p>
          </table:table-cell>
        </table:table-row>
        <table:table-row table:style-name="ro1">
          <table:table-cell office:value-type="float" office:value="8808.7">
            <text:p>8808.7</text:p>
          </table:table-cell>
          <table:table-cell office:value-type="float" office:value="8953.33">
            <text:p>8953.33</text:p>
          </table:table-cell>
        </table:table-row>
        <table:table-row table:style-name="ro1">
          <table:table-cell office:value-type="float" office:value="8953.33">
            <text:p>8953.33</text:p>
          </table:table-cell>
          <table:table-cell office:value-type="float" office:value="9313.96">
            <text:p>9313.96</text:p>
          </table:table-cell>
        </table:table-row>
        <table:table-row table:style-name="ro1">
          <table:table-cell office:value-type="float" office:value="9313.96">
            <text:p>9313.96</text:p>
          </table:table-cell>
          <table:table-cell office:value-type="float" office:value="9081.55">
            <text:p>9081.55</text:p>
          </table:table-cell>
        </table:table-row>
        <table:table-row table:style-name="ro1">
          <table:table-cell office:value-type="float" office:value="9081.55">
            <text:p>9081.55</text:p>
          </table:table-cell>
          <table:table-cell office:value-type="float" office:value="9255.49">
            <text:p>9255.49</text:p>
          </table:table-cell>
        </table:table-row>
        <table:table-row table:style-name="ro1">
          <table:table-cell office:value-type="float" office:value="9255.49">
            <text:p>9255.49</text:p>
          </table:table-cell>
          <table:table-cell office:value-type="float" office:value="9517.12">
            <text:p>9517.12</text:p>
          </table:table-cell>
        </table:table-row>
        <table:table-row table:style-name="ro1">
          <table:table-cell office:value-type="float" office:value="9517.12">
            <text:p>9517.12</text:p>
          </table:table-cell>
          <table:table-cell office:value-type="float" office:value="10159.86">
            <text:p>10159.86</text:p>
          </table:table-cell>
        </table:table-row>
        <table:table-row table:style-name="ro1">
          <table:table-cell office:value-type="float" office:value="10159.86">
            <text:p>10159.86</text:p>
          </table:table-cell>
          <table:table-cell office:value-type="float" office:value="10729.5">
            <text:p>10729.5</text:p>
          </table:table-cell>
        </table:table-row>
        <table:table-row table:style-name="ro1">
          <table:table-cell office:value-type="float" office:value="10729.5">
            <text:p>10729.5</text:p>
          </table:table-cell>
          <table:table-cell office:value-type="float" office:value="10906.07">
            <text:p>10906.07</text:p>
          </table:table-cell>
        </table:table-row>
        <table:table-row table:style-name="ro1">
          <table:table-cell office:value-type="float" office:value="10906.07">
            <text:p>10906.07</text:p>
          </table:table-cell>
          <table:table-cell office:value-type="float" office:value="11056.59">
            <text:p>11056.59</text:p>
          </table:table-cell>
        </table:table-row>
        <table:table-row table:style-name="ro1">
          <table:table-cell office:value-type="float" office:value="11056.59">
            <text:p>11056.59</text:p>
          </table:table-cell>
          <table:table-cell office:value-type="float" office:value="11820.86">
            <text:p>11820.86</text:p>
          </table:table-cell>
        </table:table-row>
        <table:table-row table:style-name="ro1">
          <table:table-cell office:value-type="float" office:value="11820.86">
            <text:p>11820.86</text:p>
          </table:table-cell>
          <table:table-cell office:value-type="float" office:value="12666.45">
            <text:p>12666.45</text:p>
          </table:table-cell>
        </table:table-row>
        <table:table-row table:style-name="ro1">
          <table:table-cell office:value-type="float" office:value="13299.99">
            <text:p>13299.99</text:p>
          </table:table-cell>
          <table:table-cell office:value-type="float" office:value="11329.99">
            <text:p>11329.99</text:p>
          </table:table-cell>
        </table:table-row>
        <table:table-row table:style-name="ro1">
          <table:table-cell office:value-type="float" office:value="11329.99">
            <text:p>11329.99</text:p>
          </table:table-cell>
          <table:table-cell office:value-type="float" office:value="12400.63">
            <text:p>12400.63</text:p>
          </table:table-cell>
        </table:table-row>
        <table:table-row table:style-name="ro1">
          <table:table-cell office:value-type="float" office:value="12400.63">
            <text:p>12400.63</text:p>
          </table:table-cell>
          <table:table-cell office:value-type="float" office:value="11903.13">
            <text:p>11903.13</text:p>
          </table:table-cell>
        </table:table-row>
        <table:table-row table:style-name="ro1">
          <table:table-cell office:value-type="float" office:value="11903.13">
            <text:p>11903.13</text:p>
          </table:table-cell>
          <table:table-cell office:value-type="float" office:value="10854.1">
            <text:p>10854.1</text:p>
          </table:table-cell>
        </table:table-row>
        <table:table-row table:style-name="ro1">
          <table:table-cell office:value-type="float" office:value="10854.1">
            <text:p>10854.1</text:p>
          </table:table-cell>
          <table:table-cell office:value-type="float" office:value="10624.93">
            <text:p>10624.93</text:p>
          </table:table-cell>
        </table:table-row>
        <table:table-row table:style-name="ro1">
          <table:table-cell office:value-type="float" office:value="10624.93">
            <text:p>10624.93</text:p>
          </table:table-cell>
          <table:table-cell office:value-type="float" office:value="10842.85">
            <text:p>10842.85</text:p>
          </table:table-cell>
        </table:table-row>
        <table:table-row table:style-name="ro1">
          <table:table-cell office:value-type="float" office:value="10842.85">
            <text:p>10842.85</text:p>
          </table:table-cell>
          <table:table-cell office:value-type="float" office:value="11940">
            <text:p>11940</text:p>
          </table:table-cell>
        </table:table-row>
        <table:table-row table:style-name="ro1">
          <table:table-cell office:value-type="float" office:value="11940">
            <text:p>11940</text:p>
          </table:table-cell>
          <table:table-cell office:value-type="float" office:value="11145.67">
            <text:p>11145.67</text:p>
          </table:table-cell>
        </table:table-row>
        <table:table-row table:style-name="ro1">
          <table:table-cell office:value-type="float" office:value="11145.67">
            <text:p>11145.67</text:p>
          </table:table-cell>
          <table:table-cell office:value-type="float" office:value="10970.73">
            <text:p>10970.73</text:p>
          </table:table-cell>
        </table:table-row>
        <table:table-row table:style-name="ro1">
          <table:table-cell office:value-type="float" office:value="10970.73">
            <text:p>10970.73</text:p>
          </table:table-cell>
          <table:table-cell office:value-type="float" office:value="11256.49">
            <text:p>11256.49</text:p>
          </table:table-cell>
        </table:table-row>
        <table:table-row table:style-name="ro1">
          <table:table-cell office:value-type="float" office:value="11256.49">
            <text:p>11256.49</text:p>
          </table:table-cell>
          <table:table-cell office:value-type="float" office:value="11406.24">
            <text:p>11406.24</text:p>
          </table:table-cell>
        </table:table-row>
        <table:table-row table:style-name="ro1">
          <table:table-cell office:value-type="float" office:value="11406.24">
            <text:p>11406.24</text:p>
          </table:table-cell>
          <table:table-cell office:value-type="float" office:value="12238.6">
            <text:p>12238.6</text:p>
          </table:table-cell>
        </table:table-row>
        <table:table-row table:style-name="ro1">
          <table:table-cell office:value-type="float" office:value="12238.6">
            <text:p>12238.6</text:p>
          </table:table-cell>
          <table:table-cell office:value-type="float" office:value="12543.41">
            <text:p>12543.41</text:p>
          </table:table-cell>
        </table:table-row>
        <table:table-row table:style-name="ro1">
          <table:table-cell office:value-type="float" office:value="12543.41">
            <text:p>12543.41</text:p>
          </table:table-cell>
          <table:table-cell office:value-type="float" office:value="12108.37">
            <text:p>12108.37</text:p>
          </table:table-cell>
        </table:table-row>
        <table:table-row table:style-name="ro1">
          <table:table-cell office:value-type="float" office:value="12108.37">
            <text:p>12108.37</text:p>
          </table:table-cell>
          <table:table-cell office:value-type="float" office:value="11342.89">
            <text:p>11342.89</text:p>
          </table:table-cell>
        </table:table-row>
        <table:table-row table:style-name="ro1">
          <table:table-cell office:value-type="float" office:value="11342.89">
            <text:p>11342.89</text:p>
          </table:table-cell>
          <table:table-cell office:value-type="float" office:value="11757.22">
            <text:p>11757.22</text:p>
          </table:table-cell>
        </table:table-row>
        <table:table-row table:style-name="ro1">
          <table:table-cell office:value-type="float" office:value="11757.22">
            <text:p>11757.22</text:p>
          </table:table-cell>
          <table:table-cell office:value-type="float" office:value="11355.76">
            <text:p>11355.76</text:p>
          </table:table-cell>
        </table:table-row>
        <table:table-row table:style-name="ro1">
          <table:table-cell office:value-type="float" office:value="11355.76">
            <text:p>11355.76</text:p>
          </table:table-cell>
          <table:table-cell office:value-type="float" office:value="10174.18">
            <text:p>10174.18</text:p>
          </table:table-cell>
        </table:table-row>
        <table:table-row table:style-name="ro1">
          <table:table-cell office:value-type="float" office:value="10174.18">
            <text:p>10174.18</text:p>
          </table:table-cell>
          <table:table-cell office:value-type="float" office:value="10838.72">
            <text:p>10838.72</text:p>
          </table:table-cell>
        </table:table-row>
        <table:table-row table:style-name="ro1">
          <table:table-cell office:value-type="float" office:value="10838.72">
            <text:p>10838.72</text:p>
          </table:table-cell>
          <table:table-cell office:value-type="float" office:value="9439.59">
            <text:p>9439.59</text:p>
          </table:table-cell>
        </table:table-row>
        <table:table-row table:style-name="ro1">
          <table:table-cell office:value-type="float" office:value="9439.59">
            <text:p>9439.59</text:p>
          </table:table-cell>
          <table:table-cell office:value-type="float" office:value="9667.92">
            <text:p>9667.92</text:p>
          </table:table-cell>
        </table:table-row>
        <table:table-row table:style-name="ro1">
          <table:table-cell office:value-type="float" office:value="9667.92">
            <text:p>9667.92</text:p>
          </table:table-cell>
          <table:table-cell office:value-type="float" office:value="10627.16">
            <text:p>10627.16</text:p>
          </table:table-cell>
        </table:table-row>
        <table:table-row table:style-name="ro1">
          <table:table-cell office:value-type="float" office:value="10627.16">
            <text:p>10627.16</text:p>
          </table:table-cell>
          <table:table-cell office:value-type="float" office:value="10504.29">
            <text:p>10504.29</text:p>
          </table:table-cell>
        </table:table-row>
        <table:table-row table:style-name="ro1">
          <table:table-cell office:value-type="float" office:value="10504.29">
            <text:p>10504.29</text:p>
          </table:table-cell>
          <table:table-cell office:value-type="float" office:value="10740.23">
            <text:p>10740.23</text:p>
          </table:table-cell>
        </table:table-row>
        <table:table-row table:style-name="ro1">
          <table:table-cell office:value-type="float" office:value="10740.23">
            <text:p>10740.23</text:p>
          </table:table-cell>
          <table:table-cell office:value-type="float" office:value="10589.45">
            <text:p>10589.45</text:p>
          </table:table-cell>
        </table:table-row>
        <table:table-row table:style-name="ro1">
          <table:table-cell office:value-type="float" office:value="10589.45">
            <text:p>10589.45</text:p>
          </table:table-cell>
          <table:table-cell office:value-type="float" office:value="10340.31">
            <text:p>10340.31</text:p>
          </table:table-cell>
        </table:table-row>
        <table:table-row table:style-name="ro1">
          <table:table-cell office:value-type="float" office:value="10340.31">
            <text:p>10340.31</text:p>
          </table:table-cell>
          <table:table-cell office:value-type="float" office:value="9864.91">
            <text:p>9864.91</text:p>
          </table:table-cell>
        </table:table-row>
        <table:table-row table:style-name="ro1">
          <table:table-cell office:value-type="float" office:value="9864.91">
            <text:p>9864.91</text:p>
          </table:table-cell>
          <table:table-cell office:value-type="float" office:value="9763.28">
            <text:p>9763.28</text:p>
          </table:table-cell>
        </table:table-row>
        <table:table-row table:style-name="ro1">
          <table:table-cell office:value-type="float" office:value="9763.28">
            <text:p>9763.28</text:p>
          </table:table-cell>
          <table:table-cell office:value-type="float" office:value="9879.87">
            <text:p>9879.87</text:p>
          </table:table-cell>
        </table:table-row>
        <table:table-row table:style-name="ro1">
          <table:table-cell office:value-type="float" office:value="9879.87">
            <text:p>9879.87</text:p>
          </table:table-cell>
          <table:table-cell office:value-type="float" office:value="9824">
            <text:p>9824</text:p>
          </table:table-cell>
        </table:table-row>
        <table:table-row table:style-name="ro1">
          <table:table-cell office:value-type="float" office:value="9824">
            <text:p>9824</text:p>
          </table:table-cell>
          <table:table-cell office:value-type="float" office:value="9476.52">
            <text:p>9476.52</text:p>
          </table:table-cell>
        </table:table-row>
        <table:table-row table:style-name="ro1">
          <table:table-cell office:value-type="float" office:value="9476.52">
            <text:p>9476.52</text:p>
          </table:table-cell>
          <table:table-cell office:value-type="float" office:value="9541.54">
            <text:p>9541.54</text:p>
          </table:table-cell>
        </table:table-row>
        <table:table-row table:style-name="ro1">
          <table:table-cell office:value-type="float" office:value="9541.54">
            <text:p>9541.54</text:p>
          </table:table-cell>
          <table:table-cell office:value-type="float" office:value="9507.64">
            <text:p>9507.64</text:p>
          </table:table-cell>
        </table:table-row>
        <table:table-row table:style-name="ro1">
          <table:table-cell office:value-type="float" office:value="9507.64">
            <text:p>9507.64</text:p>
          </table:table-cell>
          <table:table-cell office:value-type="float" office:value="9574.21">
            <text:p>9574.21</text:p>
          </table:table-cell>
        </table:table-row>
        <table:table-row table:style-name="ro1">
          <table:table-cell office:value-type="float" office:value="9574.21">
            <text:p>9574.21</text:p>
          </table:table-cell>
          <table:table-cell office:value-type="float" office:value="10080.53">
            <text:p>10080.53</text:p>
          </table:table-cell>
        </table:table-row>
        <table:table-row table:style-name="ro1">
          <table:table-cell office:value-type="float" office:value="10080.53">
            <text:p>10080.53</text:p>
          </table:table-cell>
          <table:table-cell office:value-type="float" office:value="10374.99">
            <text:p>10374.99</text:p>
          </table:table-cell>
        </table:table-row>
        <table:table-row table:style-name="ro1">
          <table:table-cell office:value-type="float" office:value="10374.99">
            <text:p>10374.99</text:p>
          </table:table-cell>
          <table:table-cell office:value-type="float" office:value="10523.75">
            <text:p>10523.75</text:p>
          </table:table-cell>
        </table:table-row>
        <table:table-row table:style-name="ro1">
          <table:table-cell office:value-type="float" office:value="10523.75">
            <text:p>10523.75</text:p>
          </table:table-cell>
          <table:table-cell office:value-type="float" office:value="10816.86">
            <text:p>10816.86</text:p>
          </table:table-cell>
        </table:table-row>
        <table:table-row table:style-name="ro1">
          <table:table-cell office:value-type="float" office:value="10816.86">
            <text:p>10816.86</text:p>
          </table:table-cell>
          <table:table-cell office:value-type="float" office:value="10929.23">
            <text:p>10929.23</text:p>
          </table:table-cell>
        </table:table-row>
        <table:table-row table:style-name="ro1">
          <table:table-cell office:value-type="float" office:value="10929.23">
            <text:p>10929.23</text:p>
          </table:table-cell>
          <table:table-cell office:value-type="float" office:value="11828.8">
            <text:p>11828.8</text:p>
          </table:table-cell>
        </table:table-row>
        <table:table-row table:style-name="ro1">
          <table:table-cell office:value-type="float" office:value="11828.8">
            <text:p>11828.8</text:p>
          </table:table-cell>
          <table:table-cell office:value-type="float" office:value="11481.69">
            <text:p>11481.69</text:p>
          </table:table-cell>
        </table:table-row>
        <table:table-row table:style-name="ro1">
          <table:table-cell office:value-type="float" office:value="11481.69">
            <text:p>11481.69</text:p>
          </table:table-cell>
          <table:table-cell office:value-type="float" office:value="11975.03">
            <text:p>11975.03</text:p>
          </table:table-cell>
        </table:table-row>
        <table:table-row table:style-name="ro1">
          <table:table-cell office:value-type="float" office:value="11975.03">
            <text:p>11975.03</text:p>
          </table:table-cell>
          <table:table-cell office:value-type="float" office:value="11999.77">
            <text:p>11999.77</text:p>
          </table:table-cell>
        </table:table-row>
        <table:table-row table:style-name="ro1">
          <table:table-cell office:value-type="float" office:value="11999.77">
            <text:p>11999.77</text:p>
          </table:table-cell>
          <table:table-cell office:value-type="float" office:value="11879.99">
            <text:p>11879.99</text:p>
          </table:table-cell>
        </table:table-row>
        <table:table-row table:style-name="ro1">
          <table:table-cell office:value-type="float" office:value="11879.99">
            <text:p>11879.99</text:p>
          </table:table-cell>
          <table:table-cell office:value-type="float" office:value="11309.31">
            <text:p>11309.31</text:p>
          </table:table-cell>
        </table:table-row>
        <table:table-row table:style-name="ro1">
          <table:table-cell office:value-type="float" office:value="11309.31">
            <text:p>11309.31</text:p>
          </table:table-cell>
          <table:table-cell office:value-type="float" office:value="11549.97">
            <text:p>11549.97</text:p>
          </table:table-cell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3">09/03/2019</text:date>, <text:time>00:43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3T00:42:26.91</meta:creation-date>
    <dc:date>2019-09-03T00:43:23.50</dc:date>
    <meta:editing-duration>PT56S</meta:editing-duration>
    <meta:editing-cycles>1</meta:editing-cycles>
    <meta:document-statistic meta:table-count="3" meta:cell-count="1428" meta:object-count="0"/>
    <meta:generator>OpenOffice/4.1.4$Win32 OpenOffice.org_project/414m5$Build-9788</meta:generator>
  </office:meta>
</office:document-meta>
</file>